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fo:font-weight="normal" officeooo:rsid="002ef5ae" officeooo:paragraph-rsid="00462cec" style:font-weight-asian="normal" style:font-weight-complex="normal"/>
    </style:style>
    <style:style style:name="P2"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fo:font-weight="normal" officeooo:rsid="002ef5ae" officeooo:paragraph-rsid="004f759b" style:font-weight-asian="normal" style:font-weight-complex="normal"/>
    </style:style>
    <style:style style:name="P3"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fo:font-weight="normal" officeooo:rsid="002ef5ae" officeooo:paragraph-rsid="00624615" style:font-weight-asian="normal" style:font-weight-complex="normal"/>
    </style:style>
    <style:style style:name="P4"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officeooo:paragraph-rsid="007b7ebc"/>
    </style:style>
    <style:style style:name="P5"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style:font-name="Liberation Mono" fo:font-size="11pt" fo:font-style="normal" fo:font-weight="normal" officeooo:rsid="0025510f" officeooo:paragraph-rsid="007cb3a9" style:font-size-asian="11pt" style:font-style-asian="normal" style:font-weight-asian="normal" style:font-size-complex="11pt" style:font-style-complex="normal" style:font-weight-complex="normal"/>
    </style:style>
    <style:style style:name="P6"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style:font-name="Liberation Mono" fo:font-size="11pt" fo:font-style="normal" fo:font-weight="normal" officeooo:rsid="0025510f" officeooo:paragraph-rsid="007e99d0" style:font-size-asian="11pt" style:font-style-asian="normal" style:font-weight-asian="normal" style:font-size-complex="11pt" style:font-style-complex="normal" style:font-weight-complex="normal"/>
    </style:style>
    <style:style style:name="P7"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style:font-name="Liberation Mono" fo:font-size="11pt" fo:font-style="normal" fo:font-weight="normal" officeooo:rsid="0025510f" officeooo:paragraph-rsid="008112cb"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style:font-name="Liberation Mono" fo:font-size="11pt" fo:font-style="normal" fo:font-weight="normal" officeooo:rsid="0025510f" officeooo:paragraph-rsid="008392a3" style:font-size-asian="11pt" style:font-style-asian="normal" style:font-weight-asian="normal" style:font-size-complex="11pt" style:font-style-complex="normal" style:font-weight-complex="normal"/>
    </style:style>
    <style:style style:name="P9"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style:font-name="Liberation Mono" fo:font-size="11pt" fo:font-style="normal" fo:font-weight="normal" officeooo:rsid="0025510f" officeooo:paragraph-rsid="008478fc" style:font-size-asian="11pt" style:font-style-asian="normal" style:font-weight-asian="normal" style:font-size-complex="11pt" style:font-style-complex="normal" style:font-weight-complex="normal"/>
    </style:style>
    <style:style style:name="P10"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ab-stops>
          <style:tab-stop style:position="0.794cm"/>
        </style:tab-stops>
      </style:paragraph-properties>
      <style:text-properties style:font-name="Liberation Mono" fo:font-size="11pt" fo:font-style="normal" fo:font-weight="normal" officeooo:rsid="0025510f" officeooo:paragraph-rsid="008568d8" style:font-size-asian="11pt" style:font-style-asian="normal" style:font-weight-asian="normal" style:font-size-complex="11pt" style:font-style-complex="normal" style:font-weight-complex="normal"/>
    </style:style>
    <style:style style:name="P11" style:family="paragraph" style:parent-style-name="Text_20_body">
      <style:paragraph-properties fo:margin-left="0cm" fo:margin-right="0cm" fo:margin-top="0cm" fo:margin-bottom="0.247cm" loext:contextual-spacing="false" fo:line-height="120%" fo:text-align="start" style:justify-single-word="false" fo:text-indent="1.3cm" style:auto-text-indent="false"/>
      <style:text-properties fo:font-size="11pt" officeooo:paragraph-rsid="007e99d0" style:font-size-asian="11pt" style:font-size-complex="11pt"/>
    </style:style>
    <style:style style:name="P12" style:family="paragraph" style:parent-style-name="Standard">
      <style:paragraph-properties fo:margin-left="0cm" fo:margin-right="0cm" fo:margin-top="0cm" fo:margin-bottom="0.247cm" loext:contextual-spacing="false" fo:line-height="120%" fo:text-align="start" style:justify-single-word="false" fo:text-indent="0cm" style:auto-text-indent="false"/>
      <style:text-properties style:font-name="Liberation Mono" fo:font-size="11pt" fo:font-style="normal" fo:font-weight="normal" officeooo:rsid="004aa02f" officeooo:paragraph-rsid="004aa02f"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margin-top="0cm" fo:margin-bottom="0.247cm" loext:contextual-spacing="false" fo:line-height="120%" fo:text-align="start" style:justify-single-word="false" fo:text-indent="0cm" style:auto-text-indent="false"/>
      <style:text-properties style:font-name="Liberation Mono" fo:font-size="11pt" fo:font-style="normal" fo:font-weight="normal" officeooo:rsid="005407ca" officeooo:paragraph-rsid="005407ca"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margin-top="0cm" fo:margin-bottom="0.247cm" loext:contextual-spacing="false" fo:line-height="120%" fo:text-align="start" style:justify-single-word="false" fo:text-indent="0cm" style:auto-text-indent="false"/>
      <style:text-properties style:font-name="Liberation Mono" fo:font-size="11pt" fo:font-style="normal" fo:font-weight="normal" officeooo:rsid="005407ca" officeooo:paragraph-rsid="00544743"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margin-top="0cm" fo:margin-bottom="0.247cm" loext:contextual-spacing="false" fo:line-height="120%" fo:text-align="start" style:justify-single-word="false" fo:text-indent="0cm" style:auto-text-indent="false"/>
      <style:text-properties style:font-name="Liberation Mono" fo:font-size="11pt" fo:font-style="normal" fo:font-weight="normal" officeooo:rsid="007fc9c2" officeooo:paragraph-rsid="007fc9c2"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margin-left="0cm" fo:margin-right="0cm" fo:margin-top="0cm" fo:margin-bottom="0.247cm" loext:contextual-spacing="false" fo:line-height="120%" fo:text-align="start" style:justify-single-word="false" fo:text-indent="0cm" style:auto-text-indent="false"/>
      <style:text-properties fo:font-weight="normal" officeooo:rsid="007dd7af" officeooo:paragraph-rsid="007dd7af" style:font-weight-asian="normal" style:font-weight-complex="normal"/>
    </style:style>
    <style:style style:name="P17" style:family="paragraph" style:parent-style-name="Preformatted_20_Text">
      <style:paragraph-properties fo:margin-left="0cm" fo:margin-right="0cm" fo:margin-top="0cm" fo:margin-bottom="0.247cm" loext:contextual-spacing="false" fo:line-height="120%" fo:text-align="start" style:justify-single-word="false" fo:text-indent="0cm" style:auto-text-indent="false"/>
      <style:text-properties fo:font-weight="normal" officeooo:rsid="007e99d0" officeooo:paragraph-rsid="007dd7af" style:font-weight-asian="normal" style:font-weight-complex="normal"/>
    </style:style>
    <style:style style:name="P18" style:family="paragraph" style:parent-style-name="Standard">
      <style:paragraph-properties fo:margin-left="0cm" fo:margin-right="0cm" fo:text-indent="0cm" style:auto-text-indent="false"/>
      <style:text-properties officeooo:rsid="007dd7af" officeooo:paragraph-rsid="007dd7af"/>
    </style:style>
    <style:style style:name="P19" style:family="paragraph" style:parent-style-name="Preformatted_20_Text">
      <style:paragraph-properties fo:margin-left="0cm" fo:margin-right="0cm" fo:text-indent="0cm" style:auto-text-indent="false"/>
    </style:style>
    <style:style style:name="P20" style:family="paragraph" style:parent-style-name="Preformatted_20_Text">
      <style:paragraph-properties fo:margin-left="0cm" fo:margin-right="0cm" fo:text-indent="0cm" style:auto-text-indent="false"/>
      <style:text-properties officeooo:rsid="007cb3a9"/>
    </style:style>
    <style:style style:name="P21" style:family="paragraph" style:parent-style-name="Preformatted_20_Text">
      <style:paragraph-properties fo:margin-left="0cm" fo:margin-right="0cm" fo:text-indent="0cm" style:auto-text-indent="false"/>
      <style:text-properties officeooo:rsid="007cb3a9" officeooo:paragraph-rsid="007cb3a9"/>
    </style:style>
    <style:style style:name="P22" style:family="paragraph" style:parent-style-name="Preformatted_20_Text">
      <style:paragraph-properties fo:margin-left="0cm" fo:margin-right="0cm" fo:text-indent="0cm" style:auto-text-indent="false"/>
      <style:text-properties officeooo:rsid="007dd7af" officeooo:paragraph-rsid="007dd7af"/>
    </style:style>
    <style:style style:name="P23" style:family="paragraph" style:parent-style-name="Standard">
      <style:paragraph-properties fo:margin-left="0cm" fo:margin-right="0.134cm" fo:line-height="115%" fo:text-align="center" style:justify-single-word="false" fo:text-indent="0cm" style:auto-text-indent="false"/>
      <style:text-properties fo:font-size="14pt" officeooo:paragraph-rsid="004022d3" style:font-size-asian="14pt" style:font-size-complex="14pt"/>
    </style:style>
    <style:style style:name="P24" style:family="paragraph" style:parent-style-name="Standard">
      <style:paragraph-properties fo:margin-left="0cm" fo:margin-right="0.134cm" fo:line-height="115%" fo:text-align="center" style:justify-single-word="false" fo:text-indent="0cm" style:auto-text-indent="false"/>
      <style:text-properties fo:font-size="14pt" officeooo:paragraph-rsid="0048cdaa" style:font-size-asian="14pt" style:font-size-complex="14pt"/>
    </style:style>
    <style:style style:name="P25" style:family="paragraph" style:parent-style-name="Standard">
      <style:paragraph-properties fo:margin-left="0cm" fo:margin-right="0.134cm" fo:line-height="115%" fo:text-align="center" style:justify-single-word="false" fo:text-indent="0cm" style:auto-text-indent="false"/>
      <style:text-properties fo:font-size="14pt" officeooo:paragraph-rsid="005dfa61" style:font-size-asian="14pt" style:font-size-complex="14pt"/>
    </style:style>
    <style:style style:name="P26" style:family="paragraph" style:parent-style-name="Standard">
      <style:paragraph-properties fo:margin-left="0cm" fo:margin-right="0.134cm" fo:line-height="115%" fo:text-align="center" style:justify-single-word="false" fo:text-indent="0cm" style:auto-text-indent="false"/>
      <style:text-properties fo:font-size="14pt" officeooo:paragraph-rsid="006a69b2" style:font-size-asian="14pt" style:font-size-complex="14pt"/>
    </style:style>
    <style:style style:name="P27" style:family="paragraph" style:parent-style-name="Standard">
      <style:paragraph-properties fo:text-align="center" style:justify-single-word="false"/>
      <style:text-properties fo:font-size="14pt" fo:language="ru" fo:country="RU" officeooo:paragraph-rsid="00761d28" style:font-size-asian="14pt" style:font-size-complex="14pt"/>
    </style:style>
    <style:style style:name="P28" style:family="paragraph" style:parent-style-name="Standard">
      <style:paragraph-properties fo:text-align="center" style:justify-single-word="false"/>
      <style:text-properties fo:font-size="14pt" fo:language="ru" fo:country="RU" officeooo:paragraph-rsid="00796736" style:font-size-asian="14pt" style:font-size-complex="14pt"/>
    </style:style>
    <style:style style:name="P29" style:family="paragraph" style:parent-style-name="Standard">
      <style:paragraph-properties fo:text-align="center" style:justify-single-word="false"/>
      <style:text-properties fo:font-size="14pt" fo:language="ru" fo:country="RU" officeooo:paragraph-rsid="007a2799" style:font-size-asian="14pt" style:font-size-complex="14pt"/>
    </style:style>
    <style:style style:name="P30" style:family="paragraph" style:parent-style-name="Standard">
      <style:paragraph-properties fo:text-align="center" style:justify-single-word="false"/>
      <style:text-properties fo:font-size="14pt" fo:language="ru" fo:country="RU" officeooo:paragraph-rsid="007dd7af" style:font-size-asian="14pt" style:font-size-complex="14pt"/>
    </style:style>
    <style:style style:name="P31" style:family="paragraph" style:parent-style-name="Standard">
      <style:paragraph-properties fo:text-align="center" style:justify-single-word="false"/>
      <style:text-properties fo:font-size="14pt" fo:language="ru" fo:country="RU" officeooo:paragraph-rsid="007e99d0" style:font-size-asian="14pt" style:font-size-complex="14pt"/>
    </style:style>
    <style:style style:name="P32" style:family="paragraph" style:parent-style-name="Standard">
      <style:paragraph-properties fo:text-align="center" style:justify-single-word="false"/>
      <style:text-properties fo:font-size="14pt" fo:language="ru" fo:country="RU" officeooo:paragraph-rsid="008112cb" style:font-size-asian="14pt" style:font-size-complex="14pt"/>
    </style:style>
    <style:style style:name="P33" style:family="paragraph" style:parent-style-name="Standard">
      <style:paragraph-properties fo:text-align="center" style:justify-single-word="false"/>
      <style:text-properties fo:font-size="14pt" fo:language="ru" fo:country="RU" officeooo:paragraph-rsid="008478fc" style:font-size-asian="14pt" style:font-size-complex="14pt"/>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officeooo:paragraph-rsid="008107ca"/>
    </style:style>
    <style:style style:name="P36" style:family="paragraph" style:parent-style-name="Standard">
      <style:text-properties officeooo:rsid="008107ca" officeooo:paragraph-rsid="008107ca"/>
    </style:style>
    <style:style style:name="P37" style:family="paragraph" style:parent-style-name="Standard">
      <style:text-properties officeooo:paragraph-rsid="008478fc"/>
    </style:style>
    <style:style style:name="P38" style:family="paragraph" style:parent-style-name="Standard">
      <style:paragraph-properties fo:text-align="center" style:justify-single-word="false"/>
      <style:text-properties fo:font-size="16pt" fo:font-weight="bold" officeooo:paragraph-rsid="008568d8" style:font-size-asian="16pt" style:font-weight-asian="bold" style:font-size-complex="16pt" style:font-weight-complex="bold"/>
    </style:style>
    <style:style style:name="P39" style:family="paragraph" style:parent-style-name="Standard">
      <style:paragraph-properties fo:margin-left="0cm" fo:margin-right="0cm" fo:text-align="start" style:justify-single-word="false" fo:text-indent="1.401cm" style:auto-text-indent="false"/>
      <style:text-properties style:font-name="Liberation Mono" fo:font-size="11pt" fo:font-style="normal" fo:font-weight="normal" officeooo:rsid="00796736" officeooo:paragraph-rsid="00796736"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0cm" fo:margin-right="0cm" fo:text-align="start" style:justify-single-word="false" fo:text-indent="1.401cm" style:auto-text-indent="false"/>
      <style:text-properties fo:font-size="14pt" officeooo:paragraph-rsid="001e2cd4" style:font-size-asian="14pt" style:font-size-complex="14pt"/>
    </style:style>
    <style:style style:name="P41" style:family="paragraph" style:parent-style-name="Text_20_body">
      <style:paragraph-properties fo:text-align="center" style:justify-single-word="false"/>
      <style:text-properties fo:font-size="14pt" fo:language="ru" fo:country="RU" officeooo:rsid="0044eb42" officeooo:paragraph-rsid="00761d28" style:font-size-asian="14pt" style:font-size-complex="14pt"/>
    </style:style>
    <style:style style:name="P42" style:family="paragraph" style:parent-style-name="Text_20_body">
      <style:paragraph-properties fo:text-align="center" style:justify-single-word="false"/>
      <style:text-properties fo:font-size="14pt" fo:language="ru" fo:country="RU" officeooo:rsid="0044eb42" officeooo:paragraph-rsid="00796736" style:font-size-asian="14pt" style:font-size-complex="14pt"/>
    </style:style>
    <style:style style:name="P43" style:family="paragraph" style:parent-style-name="Text_20_body">
      <style:paragraph-properties fo:text-align="center" style:justify-single-word="false"/>
      <style:text-properties fo:font-size="14pt" fo:language="ru" fo:country="RU" officeooo:rsid="0044eb42" officeooo:paragraph-rsid="007a2799" style:font-size-asian="14pt" style:font-size-complex="14pt"/>
    </style:style>
    <style:style style:name="P44" style:family="paragraph" style:parent-style-name="Text_20_body">
      <style:paragraph-properties fo:text-align="center" style:justify-single-word="false"/>
      <style:text-properties fo:font-size="14pt" fo:language="ru" fo:country="RU" officeooo:rsid="0044eb42" officeooo:paragraph-rsid="007dd7af" style:font-size-asian="14pt" style:font-size-complex="14pt"/>
    </style:style>
    <style:style style:name="P45" style:family="paragraph" style:parent-style-name="Text_20_body">
      <style:paragraph-properties fo:text-align="center" style:justify-single-word="false"/>
      <style:text-properties fo:font-size="14pt" fo:language="ru" fo:country="RU" officeooo:rsid="0044eb42" officeooo:paragraph-rsid="007e99d0" style:font-size-asian="14pt" style:font-size-complex="14pt"/>
    </style:style>
    <style:style style:name="P46" style:family="paragraph" style:parent-style-name="Text_20_body">
      <style:paragraph-properties fo:text-align="center" style:justify-single-word="false"/>
      <style:text-properties fo:font-size="14pt" fo:language="ru" fo:country="RU" officeooo:rsid="0044eb42" officeooo:paragraph-rsid="008112cb" style:font-size-asian="14pt" style:font-size-complex="14pt"/>
    </style:style>
    <style:style style:name="P47" style:family="paragraph" style:parent-style-name="Text_20_body">
      <style:paragraph-properties fo:text-align="center" style:justify-single-word="false"/>
      <style:text-properties fo:font-size="14pt" fo:language="ru" fo:country="RU" officeooo:rsid="0044eb42" officeooo:paragraph-rsid="008478fc" style:font-size-asian="14pt" style:font-size-complex="14pt"/>
    </style:style>
    <style:style style:name="P48" style:family="paragraph" style:parent-style-name="Text_20_body">
      <style:paragraph-properties fo:text-align="center" style:justify-single-word="false"/>
      <style:text-properties fo:font-size="14pt" fo:language="ru" fo:country="RU" officeooo:rsid="0044eb42" officeooo:paragraph-rsid="008568d8" style:font-size-asian="14pt" style:font-size-complex="14pt"/>
    </style:style>
    <style:style style:name="P49" style:family="paragraph" style:parent-style-name="Text_20_body">
      <style:paragraph-properties fo:text-align="center" style:justify-single-word="false"/>
      <style:text-properties fo:font-size="14pt" fo:language="ru" fo:country="RU" officeooo:paragraph-rsid="00761d28" style:font-size-asian="14pt" style:font-size-complex="14pt"/>
    </style:style>
    <style:style style:name="P50" style:family="paragraph" style:parent-style-name="Text_20_body">
      <style:paragraph-properties fo:text-align="center" style:justify-single-word="false"/>
      <style:text-properties fo:font-size="14pt" fo:language="ru" fo:country="RU" officeooo:paragraph-rsid="00796736" style:font-size-asian="14pt" style:font-size-complex="14pt"/>
    </style:style>
    <style:style style:name="P51" style:family="paragraph" style:parent-style-name="Text_20_body">
      <style:paragraph-properties fo:text-align="center" style:justify-single-word="false"/>
      <style:text-properties fo:font-size="14pt" fo:language="ru" fo:country="RU" officeooo:paragraph-rsid="007a2799" style:font-size-asian="14pt" style:font-size-complex="14pt"/>
    </style:style>
    <style:style style:name="P52" style:family="paragraph" style:parent-style-name="Text_20_body">
      <style:paragraph-properties fo:text-align="center" style:justify-single-word="false"/>
      <style:text-properties fo:font-size="14pt" fo:language="ru" fo:country="RU" officeooo:paragraph-rsid="007dd7af" style:font-size-asian="14pt" style:font-size-complex="14pt"/>
    </style:style>
    <style:style style:name="P53" style:family="paragraph" style:parent-style-name="Text_20_body">
      <style:paragraph-properties fo:text-align="center" style:justify-single-word="false"/>
      <style:text-properties fo:font-size="14pt" fo:language="ru" fo:country="RU" officeooo:paragraph-rsid="007e99d0" style:font-size-asian="14pt" style:font-size-complex="14pt"/>
    </style:style>
    <style:style style:name="P54" style:family="paragraph" style:parent-style-name="Text_20_body">
      <style:paragraph-properties fo:text-align="center" style:justify-single-word="false"/>
      <style:text-properties fo:font-size="14pt" fo:language="ru" fo:country="RU" officeooo:paragraph-rsid="008112cb" style:font-size-asian="14pt" style:font-size-complex="14pt"/>
    </style:style>
    <style:style style:name="P55" style:family="paragraph" style:parent-style-name="Text_20_body">
      <style:paragraph-properties fo:text-align="center" style:justify-single-word="false"/>
      <style:text-properties fo:font-size="14pt" fo:language="ru" fo:country="RU" officeooo:paragraph-rsid="008478fc" style:font-size-asian="14pt" style:font-size-complex="14pt"/>
    </style:style>
    <style:style style:name="P56" style:family="paragraph" style:parent-style-name="Text_20_body">
      <style:paragraph-properties fo:text-align="center" style:justify-single-word="false"/>
      <style:text-properties fo:font-size="14pt" fo:language="ru" fo:country="RU" officeooo:paragraph-rsid="008568d8" style:font-size-asian="14pt" style:font-size-complex="14pt"/>
    </style:style>
    <style:style style:name="P57" style:family="paragraph" style:parent-style-name="Text_20_body">
      <style:paragraph-properties fo:text-align="center" style:justify-single-word="false"/>
      <style:text-properties fo:font-size="16pt" fo:font-weight="bold" officeooo:paragraph-rsid="00761d28" style:font-size-asian="16pt" style:font-weight-asian="bold" style:font-size-complex="16pt" style:font-weight-complex="bold"/>
    </style:style>
    <style:style style:name="P58" style:family="paragraph" style:parent-style-name="Text_20_body">
      <style:paragraph-properties fo:text-align="center" style:justify-single-word="false"/>
      <style:text-properties fo:font-size="16pt" fo:font-weight="bold" officeooo:paragraph-rsid="00796736" style:font-size-asian="16pt" style:font-weight-asian="bold" style:font-size-complex="16pt" style:font-weight-complex="bold"/>
    </style:style>
    <style:style style:name="P59" style:family="paragraph" style:parent-style-name="Text_20_body">
      <style:paragraph-properties fo:text-align="center" style:justify-single-word="false"/>
      <style:text-properties fo:font-size="16pt" fo:font-weight="bold" officeooo:paragraph-rsid="007a2799" style:font-size-asian="16pt" style:font-weight-asian="bold" style:font-size-complex="16pt" style:font-weight-complex="bold"/>
    </style:style>
    <style:style style:name="P60" style:family="paragraph" style:parent-style-name="Text_20_body">
      <style:paragraph-properties fo:text-align="center" style:justify-single-word="false"/>
      <style:text-properties fo:font-size="16pt" fo:font-weight="bold" officeooo:paragraph-rsid="007dd7af" style:font-size-asian="16pt" style:font-weight-asian="bold" style:font-size-complex="16pt" style:font-weight-complex="bold"/>
    </style:style>
    <style:style style:name="P61" style:family="paragraph" style:parent-style-name="Text_20_body">
      <style:paragraph-properties fo:text-align="center" style:justify-single-word="false"/>
      <style:text-properties fo:font-size="16pt" fo:font-weight="bold" officeooo:paragraph-rsid="007e99d0" style:font-size-asian="16pt" style:font-weight-asian="bold" style:font-size-complex="16pt" style:font-weight-complex="bold"/>
    </style:style>
    <style:style style:name="P62" style:family="paragraph" style:parent-style-name="Text_20_body">
      <style:paragraph-properties fo:text-align="center" style:justify-single-word="false"/>
      <style:text-properties fo:font-size="16pt" fo:font-weight="bold" officeooo:paragraph-rsid="008112cb" style:font-size-asian="16pt" style:font-weight-asian="bold" style:font-size-complex="16pt" style:font-weight-complex="bold"/>
    </style:style>
    <style:style style:name="P63" style:family="paragraph" style:parent-style-name="Text_20_body">
      <style:paragraph-properties fo:text-align="center" style:justify-single-word="false"/>
      <style:text-properties fo:font-size="16pt" fo:font-weight="bold" officeooo:paragraph-rsid="008478fc" style:font-size-asian="16pt" style:font-weight-asian="bold" style:font-size-complex="16pt" style:font-weight-complex="bold"/>
    </style:style>
    <style:style style:name="P64" style:family="paragraph" style:parent-style-name="Text_20_body">
      <style:text-properties officeooo:paragraph-rsid="0079d5eb"/>
    </style:style>
    <style:style style:name="P65" style:family="paragraph" style:parent-style-name="Text_20_body">
      <style:text-properties officeooo:paragraph-rsid="007dd7af"/>
    </style:style>
    <style:style style:name="P66" style:family="paragraph" style:parent-style-name="Text_20_body">
      <style:paragraph-properties fo:margin-left="0cm" fo:margin-right="0cm" fo:line-height="115%" fo:text-align="center" style:justify-single-word="false" fo:text-indent="1.168cm" style:auto-text-indent="true" style:writing-mode="page"/>
      <style:text-properties fo:font-size="14pt" fo:language="ru" fo:country="RU" officeooo:paragraph-rsid="008568d8" style:font-size-asian="14pt" style:language-asian="zxx" style:country-asian="none" style:font-size-complex="14pt" style:language-complex="zxx" style:country-complex="none"/>
    </style:style>
    <style:style style:name="P67" style:family="paragraph" style:parent-style-name="Text_20_body">
      <style:paragraph-properties fo:margin-left="0cm" fo:margin-right="0cm" fo:text-indent="1.168cm" style:auto-text-indent="true" style:writing-mode="page"/>
      <style:text-properties fo:font-size="14pt" fo:language="ru" fo:country="RU" officeooo:paragraph-rsid="008568d8" style:font-size-asian="14pt" style:language-asian="zxx" style:country-asian="none" style:font-size-complex="14pt" style:language-complex="zxx" style:country-complex="none"/>
    </style:style>
    <style:style style:name="P68" style:family="paragraph" style:parent-style-name="Text_20_body">
      <style:paragraph-properties fo:margin-left="0cm" fo:margin-right="0cm" fo:text-indent="1.168cm" style:auto-text-indent="true" style:writing-mode="page"/>
      <style:text-properties fo:language="ru" fo:country="RU" officeooo:paragraph-rsid="00761d28" style:language-asian="zxx" style:country-asian="none" style:language-complex="zxx" style:country-complex="none"/>
    </style:style>
    <style:style style:name="P69" style:family="paragraph" style:parent-style-name="Text_20_body">
      <style:paragraph-properties fo:margin-left="0cm" fo:margin-right="0cm" fo:text-indent="1.168cm" style:auto-text-indent="true" style:writing-mode="page"/>
      <style:text-properties fo:language="ru" fo:country="RU" officeooo:paragraph-rsid="00796736" style:language-asian="zxx" style:country-asian="none" style:language-complex="zxx" style:country-complex="none"/>
    </style:style>
    <style:style style:name="P70" style:family="paragraph" style:parent-style-name="Text_20_body">
      <style:paragraph-properties fo:margin-left="0cm" fo:margin-right="0cm" fo:text-indent="1.168cm" style:auto-text-indent="true" style:writing-mode="page"/>
      <style:text-properties fo:language="ru" fo:country="RU" officeooo:paragraph-rsid="007a2799" style:language-asian="zxx" style:country-asian="none" style:language-complex="zxx" style:country-complex="none"/>
    </style:style>
    <style:style style:name="P71" style:family="paragraph" style:parent-style-name="Text_20_body">
      <style:paragraph-properties fo:margin-left="0cm" fo:margin-right="0cm" fo:text-indent="1.168cm" style:auto-text-indent="true" style:writing-mode="page"/>
      <style:text-properties fo:language="ru" fo:country="RU" officeooo:paragraph-rsid="007dd7af" style:language-asian="zxx" style:country-asian="none" style:language-complex="zxx" style:country-complex="none"/>
    </style:style>
    <style:style style:name="P72" style:family="paragraph" style:parent-style-name="Text_20_body">
      <style:paragraph-properties fo:margin-left="0cm" fo:margin-right="0cm" fo:text-indent="1.168cm" style:auto-text-indent="true" style:writing-mode="page"/>
      <style:text-properties fo:language="ru" fo:country="RU" officeooo:paragraph-rsid="007e99d0" style:language-asian="zxx" style:country-asian="none" style:language-complex="zxx" style:country-complex="none"/>
    </style:style>
    <style:style style:name="P73" style:family="paragraph" style:parent-style-name="Text_20_body">
      <style:paragraph-properties fo:margin-left="0cm" fo:margin-right="0cm" fo:text-indent="1.168cm" style:auto-text-indent="true" style:writing-mode="page"/>
      <style:text-properties fo:language="ru" fo:country="RU" officeooo:paragraph-rsid="008112cb" style:language-asian="zxx" style:country-asian="none" style:language-complex="zxx" style:country-complex="none"/>
    </style:style>
    <style:style style:name="P74" style:family="paragraph" style:parent-style-name="Text_20_body">
      <style:paragraph-properties fo:margin-left="0cm" fo:margin-right="0cm" fo:text-indent="1.168cm" style:auto-text-indent="true" style:writing-mode="page"/>
      <style:text-properties fo:language="ru" fo:country="RU" officeooo:paragraph-rsid="008478fc" style:language-asian="zxx" style:country-asian="none" style:language-complex="zxx" style:country-complex="none"/>
    </style:style>
    <style:style style:name="P75" style:family="paragraph" style:parent-style-name="Text_20_body">
      <style:paragraph-properties fo:margin-left="0cm" fo:margin-right="0cm" fo:text-indent="1.168cm" style:auto-text-indent="true" style:writing-mode="page"/>
      <style:text-properties fo:language="ru" fo:country="RU" officeooo:paragraph-rsid="008568d8" style:language-asian="zxx" style:country-asian="none" style:language-complex="zxx" style:country-complex="none"/>
    </style:style>
    <style:style style:name="P76" style:family="paragraph" style:parent-style-name="Text_20_body">
      <style:paragraph-properties fo:margin-left="0cm" fo:margin-right="0cm" fo:line-height="115%" fo:text-align="center" style:justify-single-word="false" fo:text-indent="1.168cm" style:auto-text-indent="true" fo:break-before="page" style:writing-mode="page"/>
      <style:text-properties officeooo:paragraph-rsid="0079d5eb"/>
    </style:style>
    <style:style style:name="P77" style:family="paragraph" style:parent-style-name="Text_20_body">
      <style:paragraph-properties fo:margin-left="0cm" fo:margin-right="0cm" fo:text-indent="1.88cm" style:auto-text-indent="true"/>
    </style:style>
    <style:style style:name="P78" style:family="paragraph" style:parent-style-name="Text_20_body">
      <style:paragraph-properties fo:margin-left="0cm" fo:margin-right="0cm" fo:text-indent="1.88cm" style:auto-text-indent="true"/>
      <style:text-properties officeooo:paragraph-rsid="0077691f"/>
    </style:style>
    <style:style style:name="P79" style:family="paragraph" style:parent-style-name="Text_20_body">
      <style:paragraph-properties fo:margin-left="0cm" fo:margin-right="0cm" fo:text-indent="1.88cm" style:auto-text-indent="true"/>
      <style:text-properties fo:font-weight="normal" style:font-weight-asian="normal" style:font-weight-complex="normal"/>
    </style:style>
    <style:style style:name="P80" style:family="paragraph" style:parent-style-name="Text_20_body">
      <style:paragraph-properties fo:text-align="center" style:justify-single-word="false" fo:break-before="page"/>
      <style:text-properties fo:font-size="14pt" fo:language="ru" fo:country="RU" officeooo:rsid="0044eb42" officeooo:paragraph-rsid="00761d28" style:font-size-asian="14pt" style:font-size-complex="14pt"/>
    </style:style>
    <style:style style:name="P81" style:family="paragraph" style:parent-style-name="Preformatted_20_Text">
      <style:text-properties fo:font-size="12pt" style:font-size-asian="12pt" style:font-size-complex="12pt"/>
    </style:style>
    <style:style style:name="P82" style:family="paragraph" style:parent-style-name="Preformatted_20_Text">
      <style:text-properties officeooo:rsid="007a2799" officeooo:paragraph-rsid="007a2799"/>
    </style:style>
    <style:style style:name="P83" style:family="paragraph" style:parent-style-name="Preformatted_20_Text">
      <style:text-properties officeooo:rsid="007e99d0" officeooo:paragraph-rsid="007e99d0"/>
    </style:style>
    <style:style style:name="P84" style:family="paragraph" style:parent-style-name="Preformatted_20_Text">
      <style:text-properties officeooo:rsid="008112cb" officeooo:paragraph-rsid="008112cb"/>
    </style:style>
    <style:style style:name="P85" style:family="paragraph" style:parent-style-name="Preformatted_20_Text">
      <style:text-properties fo:font-size="10pt" officeooo:rsid="008112cb" officeooo:paragraph-rsid="008112cb" style:font-size-asian="8.75pt" style:font-size-complex="10pt"/>
    </style:style>
    <style:style style:name="P86" style:family="paragraph" style:parent-style-name="Preformatted_20_Text">
      <style:text-properties officeooo:paragraph-rsid="008112cb"/>
    </style:style>
    <style:style style:name="P87" style:family="paragraph" style:parent-style-name="Preformatted_20_Text">
      <style:text-properties officeooo:rsid="008283de" officeooo:paragraph-rsid="008283de"/>
    </style:style>
    <style:style style:name="P88" style:family="paragraph" style:parent-style-name="Preformatted_20_Text">
      <style:text-properties officeooo:paragraph-rsid="008283de"/>
    </style:style>
    <style:style style:name="P89" style:family="paragraph" style:parent-style-name="Preformatted_20_Text">
      <style:text-properties officeooo:rsid="008392a3" officeooo:paragraph-rsid="008392a3"/>
    </style:style>
    <style:style style:name="P90" style:family="paragraph" style:parent-style-name="Preformatted_20_Text">
      <style:text-properties officeooo:rsid="008478fc" officeooo:paragraph-rsid="008478fc"/>
    </style:style>
    <style:style style:name="P91" style:family="paragraph" style:parent-style-name="Preformatted_20_Text">
      <style:text-properties officeooo:paragraph-rsid="008478fc"/>
    </style:style>
    <style:style style:name="P92" style:family="paragraph" style:parent-style-name="Preformatted_20_Text">
      <style:text-properties officeooo:rsid="008568d8" officeooo:paragraph-rsid="008568d8"/>
    </style:style>
    <style:style style:name="P93" style:family="paragraph" style:parent-style-name="Preformatted_20_Text">
      <style:text-properties officeooo:paragraph-rsid="008568d8"/>
    </style:style>
    <style:style style:name="P94" style:family="paragraph" style:parent-style-name="Standard" style:list-style-name="L17"/>
    <style:style style:name="P95" style:family="paragraph" style:parent-style-name="Standard" style:list-style-name="L23"/>
    <style:style style:name="P96" style:family="paragraph" style:parent-style-name="Standard" style:list-style-name="L24"/>
    <style:style style:name="P97" style:family="paragraph" style:parent-style-name="Standard">
      <style:text-properties style:font-name="Liberation Mono" fo:font-size="11pt" fo:font-style="normal" fo:font-weight="normal" officeooo:rsid="007fc9c2" officeooo:paragraph-rsid="008107ca" style:font-size-asian="11pt" style:font-style-asian="normal" style:font-weight-asian="normal" style:font-size-complex="11pt" style:font-style-complex="normal" style:font-weight-complex="normal"/>
    </style:style>
    <style:style style:name="P98" style:family="paragraph" style:parent-style-name="Standard" style:list-style-name="L33"/>
    <style:style style:name="P99" style:family="paragraph" style:parent-style-name="Standard">
      <style:paragraph-properties fo:margin-left="0cm" fo:margin-right="0cm" fo:text-indent="0cm" style:auto-text-indent="false"/>
      <style:text-properties officeooo:rsid="007dd7af" officeooo:paragraph-rsid="007dd7af"/>
    </style:style>
    <style:style style:name="P100" style:family="paragraph" style:parent-style-name="Text_20_body" style:master-page-name="Standard">
      <style:paragraph-properties fo:text-align="center" style:justify-single-word="false" style:page-number="auto"/>
      <style:text-properties fo:font-size="14pt" fo:language="ru" fo:country="RU" officeooo:rsid="0044eb42" officeooo:paragraph-rsid="008568d8" style:font-size-asian="14pt" style:font-size-complex="14pt"/>
    </style:style>
    <style:style style:name="P101"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96736" style:font-size-asian="14pt" style:font-size-complex="14pt"/>
    </style:style>
    <style:style style:name="P102"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a2799" style:font-size-asian="14pt" style:font-size-complex="14pt"/>
    </style:style>
    <style:style style:name="P103"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dd7af" style:font-size-asian="14pt" style:font-size-complex="14pt"/>
    </style:style>
    <style:style style:name="P104"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e99d0" style:font-size-asian="14pt" style:font-size-complex="14pt"/>
    </style:style>
    <style:style style:name="P105"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8112cb" style:font-size-asian="14pt" style:font-size-complex="14pt"/>
    </style:style>
    <style:style style:name="P106"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8478fc" style:font-size-asian="14pt" style:font-size-complex="14pt"/>
    </style:style>
    <style:style style:name="P107" style:family="paragraph" style:parent-style-name="Text_20_body">
      <style:paragraph-properties fo:text-align="center" style:justify-single-word="false"/>
      <style:text-properties fo:font-size="14pt" fo:language="ru" fo:country="RU" fo:font-weight="bold" officeooo:rsid="008568d8" officeooo:paragraph-rsid="008568d8" style:font-size-asian="14pt" style:language-asian="zxx" style:country-asian="none" style:font-weight-asian="bold" style:font-size-complex="14pt" style:language-complex="zxx" style:country-complex="none" style:font-weight-complex="bold"/>
    </style:style>
    <style:style style:name="P108" style:family="paragraph" style:parent-style-name="Text_20_body">
      <style:paragraph-properties fo:text-align="center" style:justify-single-word="false"/>
      <style:text-properties fo:font-size="16pt" fo:language="ru" fo:country="RU" fo:font-weight="bold" officeooo:paragraph-rsid="008568d8" style:font-size-asian="16pt" style:language-asian="zxx" style:country-asian="none" style:font-weight-asian="bold" style:font-size-complex="16pt" style:language-complex="zxx" style:country-complex="none" style:font-weight-complex="bold"/>
    </style:style>
    <style:style style:name="P109" style:family="paragraph" style:parent-style-name="Text_20_body" style:list-style-name="L1"/>
    <style:style style:name="P110" style:family="paragraph" style:parent-style-name="Text_20_body" style:list-style-name="L2">
      <style:text-properties officeooo:paragraph-rsid="00761d28"/>
    </style:style>
    <style:style style:name="P111" style:family="paragraph" style:parent-style-name="Text_20_body" style:list-style-name="L3"/>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3">
      <style:text-properties officeooo:paragraph-rsid="0079d5eb"/>
    </style:style>
    <style:style style:name="P115" style:family="paragraph" style:parent-style-name="Text_20_body" style:list-style-name="L14"/>
    <style:style style:name="P116" style:family="paragraph" style:parent-style-name="Text_20_body" style:list-style-name="L15"/>
    <style:style style:name="P117" style:family="paragraph" style:parent-style-name="Text_20_body" style:list-style-name="L16"/>
    <style:style style:name="P118" style:family="paragraph" style:parent-style-name="Text_20_body">
      <style:text-properties style:font-name="Liberation Mono" fo:font-size="10pt" fo:font-style="normal" fo:font-weight="normal" officeooo:rsid="008568d8" style:font-size-asian="10pt" style:font-style-asian="normal" style:font-weight-asian="normal" style:font-size-complex="10pt" style:font-style-complex="normal" style:font-weight-complex="normal"/>
    </style:style>
    <style:style style:name="P119" style:family="paragraph" style:parent-style-name="Text_20_body">
      <style:paragraph-properties fo:margin-left="0cm" fo:margin-right="0cm" fo:line-height="115%" fo:text-align="center" style:justify-single-word="false" fo:text-indent="1.168cm" style:auto-text-indent="true" style:writing-mode="page"/>
      <style:text-properties fo:font-size="14pt" fo:language="ru" fo:country="RU" officeooo:rsid="0047327d" officeooo:paragraph-rsid="008568d8" style:font-size-asian="14pt" style:language-asian="zxx" style:country-asian="none" style:font-size-complex="14pt" style:language-complex="zxx" style:country-complex="none"/>
    </style:style>
    <style:style style:name="P120" style:family="paragraph" style:parent-style-name="Text_20_body">
      <style:paragraph-properties fo:margin-left="0cm" fo:margin-right="0cm" fo:line-height="115%" fo:text-align="center" style:justify-single-word="false" fo:text-indent="1.168cm" style:auto-text-indent="true" style:writing-mode="page"/>
      <style:text-properties fo:font-size="14pt" fo:language="ru" fo:country="RU" officeooo:rsid="0047327d" officeooo:paragraph-rsid="0088152a" style:font-size-asian="14pt" style:language-asian="zxx" style:country-asian="none" style:font-size-complex="14pt" style:language-complex="zxx" style:country-complex="none"/>
    </style:style>
    <style:style style:name="P121" style:family="paragraph" style:parent-style-name="Text_20_body">
      <style:paragraph-properties fo:margin-left="0cm" fo:margin-right="0cm" fo:line-height="115%" fo:text-align="center" style:justify-single-word="false" fo:text-indent="1.168cm" style:auto-text-indent="true" style:writing-mode="page"/>
      <style:text-properties fo:font-size="14pt" fo:language="ru" fo:country="RU" officeooo:rsid="00761d28" officeooo:paragraph-rsid="008568d8" style:font-size-asian="14pt" style:language-asian="zxx" style:country-asian="none" style:font-size-complex="14pt" style:language-complex="zxx" style:country-complex="none"/>
    </style:style>
    <style:style style:name="P122" style:family="paragraph" style:parent-style-name="Text_20_body">
      <style:paragraph-properties fo:margin-left="0cm" fo:margin-right="0cm" fo:text-align="center" style:justify-single-word="false" fo:text-indent="1.168cm" style:auto-text-indent="true" style:writing-mode="page"/>
      <style:text-properties fo:font-size="14pt" fo:language="ru" fo:country="RU" officeooo:rsid="00761d28" officeooo:paragraph-rsid="0088152a" style:font-size-asian="14pt" style:language-asian="zxx" style:country-asian="none" style:font-size-complex="14pt" style:language-complex="zxx" style:country-complex="none"/>
    </style:style>
    <style:style style:name="P123" style:family="paragraph" style:parent-style-name="Text_20_body">
      <style:paragraph-properties fo:margin-left="0cm" fo:margin-right="0cm" fo:line-height="115%" fo:text-align="center" style:justify-single-word="false" fo:text-indent="1.168cm" style:auto-text-indent="true" style:writing-mode="page"/>
      <style:text-properties fo:font-size="14pt" fo:language="ru" fo:country="RU" officeooo:paragraph-rsid="0088152a" style:font-size-asian="14pt" style:language-asian="zxx" style:country-asian="none" style:font-size-complex="14pt" style:language-complex="zxx" style:country-complex="none"/>
    </style:style>
    <style:style style:name="P124" style:family="paragraph" style:parent-style-name="Text_20_body">
      <style:paragraph-properties fo:margin-left="0cm" fo:margin-right="0cm" fo:text-indent="1.168cm" style:auto-text-indent="true" style:writing-mode="page"/>
      <style:text-properties fo:font-size="14pt" fo:language="ru" fo:country="RU" officeooo:paragraph-rsid="0088152a" style:font-size-asian="14pt" style:language-asian="zxx" style:country-asian="none" style:font-size-complex="14pt" style:language-complex="zxx" style:country-complex="none"/>
    </style:style>
    <style:style style:name="P125" style:family="paragraph" style:parent-style-name="Text_20_body">
      <style:paragraph-properties fo:margin-left="0cm" fo:margin-right="0cm" fo:text-indent="1.168cm" style:auto-text-indent="true" style:writing-mode="page"/>
      <style:text-properties fo:language="ru" fo:country="RU" officeooo:paragraph-rsid="0088152a" style:language-asian="zxx" style:country-asian="none" style:language-complex="zxx" style:country-complex="none"/>
    </style:style>
    <style:style style:name="P126" style:family="paragraph" style:parent-style-name="Heading_20_1">
      <style:paragraph-properties fo:text-align="center" style:justify-single-word="false"/>
      <style:text-properties fo:language="ru" fo:country="RU" officeooo:rsid="00521ff8" officeooo:paragraph-rsid="008568d8" style:language-asian="zxx" style:country-asian="none" style:language-complex="zxx" style:country-complex="none"/>
    </style:style>
    <style:style style:name="P127" style:family="paragraph" style:parent-style-name="Heading_20_1">
      <style:paragraph-properties fo:text-align="center" style:justify-single-word="false"/>
      <style:text-properties fo:language="ru" fo:country="RU" officeooo:rsid="00521ff8" officeooo:paragraph-rsid="00761d28" style:language-asian="zxx" style:country-asian="none" style:language-complex="zxx" style:country-complex="none"/>
    </style:style>
    <style:style style:name="P128" style:family="paragraph" style:parent-style-name="Heading_20_1">
      <style:paragraph-properties fo:text-align="center" style:justify-single-word="false"/>
      <style:text-properties fo:language="ru" fo:country="RU" officeooo:rsid="00521ff8" officeooo:paragraph-rsid="00796736" style:language-asian="zxx" style:country-asian="none" style:language-complex="zxx" style:country-complex="none"/>
    </style:style>
    <style:style style:name="P129" style:family="paragraph" style:parent-style-name="Heading_20_1">
      <style:paragraph-properties fo:text-align="center" style:justify-single-word="false"/>
      <style:text-properties fo:language="ru" fo:country="RU" officeooo:rsid="00521ff8" officeooo:paragraph-rsid="007a2799" style:language-asian="zxx" style:country-asian="none" style:language-complex="zxx" style:country-complex="none"/>
    </style:style>
    <style:style style:name="P130" style:family="paragraph" style:parent-style-name="Heading_20_1">
      <style:paragraph-properties fo:text-align="center" style:justify-single-word="false"/>
      <style:text-properties fo:language="ru" fo:country="RU" officeooo:rsid="00521ff8" officeooo:paragraph-rsid="007dd7af" style:language-asian="zxx" style:country-asian="none" style:language-complex="zxx" style:country-complex="none"/>
    </style:style>
    <style:style style:name="P131" style:family="paragraph" style:parent-style-name="Heading_20_1">
      <style:paragraph-properties fo:text-align="center" style:justify-single-word="false"/>
      <style:text-properties fo:language="ru" fo:country="RU" officeooo:rsid="00521ff8" officeooo:paragraph-rsid="007e99d0" style:language-asian="zxx" style:country-asian="none" style:language-complex="zxx" style:country-complex="none"/>
    </style:style>
    <style:style style:name="P132" style:family="paragraph" style:parent-style-name="Heading_20_1">
      <style:paragraph-properties fo:text-align="center" style:justify-single-word="false"/>
      <style:text-properties fo:language="ru" fo:country="RU" officeooo:rsid="00521ff8" officeooo:paragraph-rsid="008112cb" style:language-asian="zxx" style:country-asian="none" style:language-complex="zxx" style:country-complex="none"/>
    </style:style>
    <style:style style:name="P133" style:family="paragraph" style:parent-style-name="Heading_20_1">
      <style:paragraph-properties fo:text-align="center" style:justify-single-word="false"/>
      <style:text-properties fo:language="ru" fo:country="RU" officeooo:rsid="00521ff8" officeooo:paragraph-rsid="008478fc" style:language-asian="zxx" style:country-asian="none" style:language-complex="zxx" style:country-complex="none"/>
    </style:style>
    <style:style style:name="P134" style:family="paragraph" style:parent-style-name="Heading_20_1">
      <style:text-properties fo:language="ru" fo:country="RU" officeooo:paragraph-rsid="00761d28" style:language-asian="zxx" style:country-asian="none" style:language-complex="zxx" style:country-complex="none"/>
    </style:style>
    <style:style style:name="P135" style:family="paragraph" style:parent-style-name="Heading_20_1">
      <style:text-properties fo:language="ru" fo:country="RU" officeooo:paragraph-rsid="00796736" style:language-asian="zxx" style:country-asian="none" style:language-complex="zxx" style:country-complex="none"/>
    </style:style>
    <style:style style:name="P136" style:family="paragraph" style:parent-style-name="Heading_20_1">
      <style:text-properties fo:language="ru" fo:country="RU" officeooo:paragraph-rsid="007a2799" style:language-asian="zxx" style:country-asian="none" style:language-complex="zxx" style:country-complex="none"/>
    </style:style>
    <style:style style:name="P137" style:family="paragraph" style:parent-style-name="Heading_20_1">
      <style:text-properties fo:language="ru" fo:country="RU" officeooo:paragraph-rsid="007dd7af" style:language-asian="zxx" style:country-asian="none" style:language-complex="zxx" style:country-complex="none"/>
    </style:style>
    <style:style style:name="P138" style:family="paragraph" style:parent-style-name="Heading_20_1">
      <style:text-properties fo:language="ru" fo:country="RU" officeooo:paragraph-rsid="007e99d0" style:language-asian="zxx" style:country-asian="none" style:language-complex="zxx" style:country-complex="none"/>
    </style:style>
    <style:style style:name="P139" style:family="paragraph" style:parent-style-name="Heading_20_1">
      <style:text-properties fo:language="ru" fo:country="RU" officeooo:paragraph-rsid="008112cb" style:language-asian="zxx" style:country-asian="none" style:language-complex="zxx" style:country-complex="none"/>
    </style:style>
    <style:style style:name="P140" style:family="paragraph" style:parent-style-name="Heading_20_1">
      <style:text-properties fo:language="ru" fo:country="RU" officeooo:paragraph-rsid="008478fc" style:language-asian="zxx" style:country-asian="none" style:language-complex="zxx" style:country-complex="none"/>
    </style:style>
    <style:style style:name="P141" style:family="paragraph" style:parent-style-name="Heading_20_2">
      <style:text-properties officeooo:paragraph-rsid="007dd7af"/>
    </style:style>
    <style:style style:name="P142" style:family="paragraph" style:parent-style-name="Heading_20_2">
      <style:text-properties officeooo:rsid="007fc9c2" officeooo:paragraph-rsid="007fc9c2"/>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paragraph-rsid="007b7ebc"/>
    </style:style>
    <style:style style:name="P145" style:family="paragraph" style:parent-style-name="Preformatted_20_Text" style:list-style-name="L4"/>
    <style:style style:name="P146" style:family="paragraph" style:parent-style-name="Preformatted_20_Text" style:list-style-name="L5"/>
    <style:style style:name="P147" style:family="paragraph" style:parent-style-name="Preformatted_20_Text" style:list-style-name="L6">
      <style:text-properties officeooo:paragraph-rsid="0088152a"/>
    </style:style>
    <style:style style:name="P148" style:family="paragraph" style:parent-style-name="Preformatted_20_Text" style:list-style-name="L7">
      <style:text-properties fo:font-size="12pt" style:font-size-asian="12pt" style:font-size-complex="12pt"/>
    </style:style>
    <style:style style:name="P149" style:family="paragraph" style:parent-style-name="Preformatted_20_Text" style:list-style-name="L8">
      <style:text-properties fo:font-size="12pt" style:font-size-asian="12pt" style:font-size-complex="12pt"/>
    </style:style>
    <style:style style:name="P150" style:family="paragraph" style:parent-style-name="Preformatted_20_Text" style:list-style-name="L9">
      <style:text-properties fo:font-size="12pt" style:font-size-asian="12pt" style:font-size-complex="12pt"/>
    </style:style>
    <style:style style:name="P151" style:family="paragraph" style:parent-style-name="Preformatted_20_Text" style:list-style-name="L9">
      <style:text-properties fo:font-size="12pt" officeooo:paragraph-rsid="0088152a" style:font-size-asian="12pt" style:font-size-complex="12pt"/>
    </style:style>
    <style:style style:name="P152" style:family="paragraph" style:parent-style-name="Preformatted_20_Text" style:list-style-name="L10">
      <style:text-properties fo:font-size="12pt" style:font-size-asian="12pt" style:font-size-complex="12pt"/>
    </style:style>
    <style:style style:name="P153" style:family="paragraph" style:parent-style-name="Preformatted_20_Text" style:list-style-name="L11">
      <style:text-properties fo:font-size="12pt" style:font-size-asian="12pt" style:font-size-complex="12pt"/>
    </style:style>
    <style:style style:name="P154" style:family="paragraph" style:parent-style-name="Preformatted_20_Text" style:list-style-name="L22">
      <style:text-properties fo:font-size="12pt" style:font-size-asian="12pt" style:font-size-complex="12pt"/>
    </style:style>
    <style:style style:name="P155" style:family="paragraph" style:parent-style-name="Preformatted_20_Text" style:list-style-name="L22">
      <style:text-properties fo:font-size="12pt" officeooo:paragraph-rsid="0088152a" style:font-size-asian="12pt" style:font-size-complex="12pt"/>
    </style:style>
    <style:style style:name="P156" style:family="paragraph" style:parent-style-name="Preformatted_20_Text" style:list-style-name="L25">
      <style:text-properties fo:font-size="12pt" style:font-size-asian="12pt" style:font-size-complex="12pt"/>
    </style:style>
    <style:style style:name="P157" style:family="paragraph" style:parent-style-name="Preformatted_20_Text" style:list-style-name="L26">
      <style:text-properties fo:font-size="12pt" officeooo:paragraph-rsid="007cb3a9" style:font-size-asian="12pt" style:font-size-complex="12pt"/>
    </style:style>
    <style:style style:name="P158" style:family="paragraph" style:parent-style-name="Preformatted_20_Text" style:list-style-name="L27">
      <style:text-properties fo:font-size="12pt" officeooo:rsid="007cb3a9" officeooo:paragraph-rsid="007cb3a9" style:font-size-asian="12pt" style:font-size-complex="12pt"/>
    </style:style>
    <style:style style:name="P159" style:family="paragraph" style:parent-style-name="Preformatted_20_Text" style:list-style-name="L28">
      <style:text-properties fo:font-size="12pt" officeooo:rsid="007cb3a9" officeooo:paragraph-rsid="007cb3a9" style:font-size-asian="12pt" style:font-size-complex="12pt"/>
    </style:style>
    <style:style style:name="P160" style:family="paragraph" style:parent-style-name="Preformatted_20_Text" style:list-style-name="L29">
      <style:text-properties fo:font-size="12pt" officeooo:rsid="007dd7af" officeooo:paragraph-rsid="007dd7af" style:font-size-asian="12pt" style:font-size-complex="12pt"/>
    </style:style>
    <style:style style:name="P161" style:family="paragraph" style:parent-style-name="Preformatted_20_Text" style:list-style-name="L29">
      <style:text-properties fo:font-size="12pt" officeooo:rsid="007dd7af" officeooo:paragraph-rsid="00889dd4" style:font-size-asian="12pt" style:font-size-complex="12pt"/>
    </style:style>
    <style:style style:name="P162" style:family="paragraph" style:parent-style-name="Preformatted_20_Text" style:list-style-name="L30">
      <style:text-properties fo:font-size="12pt" officeooo:rsid="007e99d0" officeooo:paragraph-rsid="007e99d0" style:font-size-asian="12pt" style:font-size-complex="12pt"/>
    </style:style>
    <style:style style:name="P163" style:family="paragraph" style:parent-style-name="Preformatted_20_Text" style:list-style-name="L31">
      <style:text-properties fo:font-size="12pt" officeooo:rsid="008112cb" officeooo:paragraph-rsid="008112cb" style:font-size-asian="12pt" style:font-size-complex="12pt"/>
    </style:style>
    <style:style style:name="P164" style:family="paragraph" style:parent-style-name="Preformatted_20_Text" style:list-style-name="L32">
      <style:text-properties fo:font-size="12pt" officeooo:rsid="008283de" officeooo:paragraph-rsid="008283de" style:font-size-asian="12pt" style:font-size-complex="12pt"/>
    </style:style>
    <style:style style:name="P165" style:family="paragraph" style:parent-style-name="Preformatted_20_Text" style:list-style-name="L32">
      <style:text-properties fo:font-size="12pt" officeooo:rsid="008392a3" officeooo:paragraph-rsid="008283de" style:font-size-asian="12pt" style:font-size-complex="12pt"/>
    </style:style>
    <style:style style:name="P166" style:family="paragraph" style:parent-style-name="Preformatted_20_Text" style:list-style-name="L34">
      <style:text-properties fo:font-size="12pt" officeooo:rsid="008478fc" officeooo:paragraph-rsid="008478fc" style:font-size-asian="12pt" style:font-size-complex="12pt"/>
    </style:style>
    <style:style style:name="P167" style:family="paragraph" style:parent-style-name="Preformatted_20_Text" style:list-style-name="L35">
      <style:text-properties fo:font-size="12pt" officeooo:rsid="008568d8" officeooo:paragraph-rsid="008568d8" style:font-size-asian="12pt" style:font-size-complex="12pt"/>
    </style:style>
    <style:style style:name="P168" style:family="paragraph" style:parent-style-name="Preformatted_20_Text" style:list-style-name="L36">
      <style:text-properties fo:font-size="12pt" officeooo:paragraph-rsid="0088152a" style:font-size-asian="12pt" style:font-size-complex="12pt"/>
    </style:style>
    <style:style style:name="P169" style:family="paragraph" style:parent-style-name="Preformatted_20_Text">
      <style:text-properties officeooo:rsid="007a2799" officeooo:paragraph-rsid="007a2799"/>
    </style:style>
    <style:style style:name="P170" style:family="paragraph" style:parent-style-name="Preformatted_20_Text">
      <style:text-properties officeooo:rsid="007a2799" officeooo:paragraph-rsid="0088152a"/>
    </style:style>
    <style:style style:name="P171" style:family="paragraph" style:parent-style-name="Preformatted_20_Text" style:list-style-name="L20"/>
    <style:style style:name="P172" style:family="paragraph" style:parent-style-name="Preformatted_20_Text" style:list-style-name="L21">
      <style:text-properties officeooo:paragraph-rsid="007a2799"/>
    </style:style>
    <style:style style:name="P173" style:family="paragraph" style:parent-style-name="Preformatted_20_Text">
      <style:text-properties officeooo:rsid="008112cb" officeooo:paragraph-rsid="008112cb"/>
    </style:style>
    <style:style style:name="P174" style:family="paragraph" style:parent-style-name="Preformatted_20_Text">
      <style:text-properties officeooo:rsid="008283de" officeooo:paragraph-rsid="008283de"/>
    </style:style>
    <style:style style:name="P175" style:family="paragraph" style:parent-style-name="Preformatted_20_Text">
      <style:text-properties officeooo:rsid="008478fc" officeooo:paragraph-rsid="008478fc"/>
    </style:style>
    <style:style style:name="P176" style:family="paragraph" style:parent-style-name="Preformatted_20_Text">
      <style:text-properties officeooo:paragraph-rsid="0088152a"/>
    </style:style>
    <style:style style:name="P177" style:family="paragraph" style:parent-style-name="Preformatted_20_Text">
      <style:text-properties fo:font-size="10pt" officeooo:paragraph-rsid="0088152a" style:font-size-asian="8.75pt" style:font-size-complex="10pt"/>
    </style:style>
    <style:style style:name="P178" style:family="paragraph" style:parent-style-name="Preformatted_20_Text">
      <style:text-properties fo:font-size="10pt" officeooo:rsid="008112cb" officeooo:paragraph-rsid="008112cb" style:font-size-asian="8.75pt" style:font-size-complex="10pt"/>
    </style:style>
    <style:style style:name="P179" style:family="paragraph" style:parent-style-name="Preformatted_20_Text">
      <style:text-properties officeooo:rsid="007e99d0" officeooo:paragraph-rsid="007e99d0"/>
    </style:style>
    <style:style style:name="P180" style:family="paragraph" style:parent-style-name="Preformatted_20_Text">
      <style:text-properties officeooo:rsid="008392a3" officeooo:paragraph-rsid="008392a3"/>
    </style:style>
    <style:style style:name="P181" style:family="paragraph" style:parent-style-name="Preformatted_20_Text">
      <style:text-properties officeooo:rsid="008568d8" officeooo:paragraph-rsid="008568d8"/>
    </style:style>
    <style:style style:name="P182" style:family="paragraph" style:parent-style-name="Preformatted_20_Text" style:list-style-name="L27">
      <style:paragraph-properties fo:margin-left="0cm" fo:margin-right="0cm" fo:text-indent="0cm" style:auto-text-indent="false"/>
      <style:text-properties fo:font-size="12pt" officeooo:rsid="007cb3a9" officeooo:paragraph-rsid="007cb3a9" style:font-size-asian="12pt" style:font-size-complex="12pt"/>
    </style:style>
    <style:style style:name="P183" style:family="paragraph" style:parent-style-name="Preformatted_20_Text">
      <style:paragraph-properties fo:margin-left="0cm" fo:margin-right="0cm" fo:text-indent="0cm" style:auto-text-indent="false"/>
      <style:text-properties officeooo:rsid="007cb3a9" officeooo:paragraph-rsid="007cb3a9"/>
    </style:style>
    <style:style style:name="P184" style:family="paragraph" style:parent-style-name="Preformatted_20_Text">
      <style:paragraph-properties fo:margin-left="0cm" fo:margin-right="0cm" fo:text-indent="0cm" style:auto-text-indent="false"/>
      <style:text-properties officeooo:rsid="007dd7af" officeooo:paragraph-rsid="007dd7af"/>
    </style:style>
    <style:style style:name="P185" style:family="paragraph" style:parent-style-name="Preformatted_20_Text" style:list-style-name="L29">
      <style:paragraph-properties fo:margin-left="0cm" fo:margin-right="0cm" fo:margin-top="0cm" fo:margin-bottom="0.247cm" loext:contextual-spacing="false" fo:line-height="120%" fo:text-align="start" style:justify-single-word="false" fo:text-indent="0cm" style:auto-text-indent="false"/>
      <style:text-properties style:font-name="Liberation Mono" fo:font-size="12pt" fo:font-style="normal" fo:font-weight="normal" officeooo:rsid="007dd7af" officeooo:paragraph-rsid="007dd7af" style:font-size-asian="12pt" style:font-style-asian="normal" style:font-weight-asian="normal" style:font-size-complex="12pt" style:font-style-complex="normal" style:font-weight-complex="normal"/>
    </style:style>
    <style:style style:name="P186" style:family="paragraph" style:parent-style-name="Preformatted_20_Text">
      <style:paragraph-properties fo:margin-left="0cm" fo:margin-right="0cm" fo:margin-top="0cm" fo:margin-bottom="0.247cm" loext:contextual-spacing="false" fo:line-height="120%" fo:text-align="start" style:justify-single-word="false" fo:text-indent="0cm" style:auto-text-indent="false"/>
      <style:text-properties fo:font-weight="normal" officeooo:rsid="007dd7af" officeooo:paragraph-rsid="007dd7af"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ffcd9" style:font-weight-asian="bold" style:font-weight-complex="bold"/>
    </style:style>
    <style:style style:name="T4" style:family="text">
      <style:text-properties fo:font-weight="bold" officeooo:rsid="0079d5eb"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1e876b"/>
    </style:style>
    <style:style style:name="T9" style:family="text">
      <style:text-properties style:font-name="Liberation Mono" fo:font-size="11pt" fo:font-style="normal" fo:font-weight="normal" officeooo:rsid="0025510f" style:font-size-asian="11pt" style:font-style-asian="normal" style:font-weight-asian="normal" style:font-size-complex="11pt" style:font-style-complex="normal" style:font-weight-complex="normal"/>
    </style:style>
    <style:style style:name="T10" style:family="text">
      <style:text-properties style:font-name="Liberation Mono" fo:font-size="11pt" fo:font-style="normal" fo:font-weight="normal" officeooo:rsid="007a2799" style:font-size-asian="11pt" style:font-style-asian="normal" style:font-weight-asian="normal" style:font-size-complex="11pt" style:font-style-complex="normal" style:font-weight-complex="normal"/>
    </style:style>
    <style:style style:name="T11" style:family="text">
      <style:text-properties style:font-name="Liberation Mono" fo:font-size="11pt" fo:font-style="normal" fo:font-weight="normal" officeooo:rsid="002ef5ae"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officeooo:rsid="0030ecca"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officeooo:rsid="004469e0" style:font-size-asian="9.60000038146973pt" style:font-style-asian="normal" style:font-weight-asian="normal" style:font-size-complex="11pt" style:font-style-complex="normal" style:font-weight-complex="normal"/>
    </style:style>
    <style:style style:name="T14" style:family="text">
      <style:text-properties style:font-name="Liberation Mono" fo:font-size="11pt" fo:font-style="normal" style:font-size-asian="11pt" style:font-style-asian="normal" style:font-size-complex="11pt" style:font-style-complex="normal"/>
    </style:style>
    <style:style style:name="T15" style:family="text">
      <style:text-properties style:font-name="Liberation Mono" fo:font-size="11pt" fo:font-style="normal" officeooo:rsid="0030ecca" style:font-size-asian="11pt" style:font-style-asian="normal" style:font-size-complex="11pt" style:font-style-complex="normal"/>
    </style:style>
    <style:style style:name="T16" style:family="text">
      <style:text-properties style:font-name="Liberation Mono" fo:font-size="12pt" fo:font-style="normal" officeooo:rsid="001e876b" style:font-size-asian="10.5pt" style:font-style-asian="normal" style:font-size-complex="12pt" style:font-style-complex="normal"/>
    </style:style>
    <style:style style:name="T17" style:family="text">
      <style:text-properties style:font-name="Liberation Mono" fo:font-size="12pt" fo:font-style="normal" fo:font-weight="normal" officeooo:rsid="001e876b" style:font-size-asian="10.5pt" style:font-style-asian="normal" style:font-weight-asian="normal" style:font-size-complex="12pt" style:font-style-complex="normal" style:font-weight-complex="normal"/>
    </style:style>
    <style:style style:name="T18" style:family="text">
      <style:text-properties style:font-name="Liberation Mono" fo:font-size="10pt" fo:font-style="normal" officeooo:rsid="001e876b" style:font-size-asian="10pt" style:font-style-asian="normal" style:font-size-complex="10pt" style:font-style-complex="normal"/>
    </style:style>
    <style:style style:name="T19" style:family="text">
      <style:text-properties style:font-name="Liberation Mono" fo:font-size="10pt" fo:font-style="normal" officeooo:rsid="0030ecca" style:font-size-asian="10pt" style:font-style-asian="normal" style:font-size-complex="10pt" style:font-style-complex="normal"/>
    </style:style>
    <style:style style:name="T20" style:family="text">
      <style:text-properties style:font-name="Liberation Mono" fo:font-size="10pt" fo:font-style="normal" officeooo:rsid="003f82ab" style:font-size-asian="10pt" style:font-style-asian="normal" style:font-size-complex="10pt" style:font-style-complex="normal"/>
    </style:style>
    <style:style style:name="T21" style:family="text">
      <style:text-properties style:font-name="Liberation Mono" fo:font-size="10pt" fo:font-style="normal" officeooo:rsid="003f8879" style:font-size-asian="10pt" style:font-style-asian="normal" style:font-size-complex="10pt" style:font-style-complex="normal"/>
    </style:style>
    <style:style style:name="T22" style:family="text">
      <style:text-properties style:font-name="Liberation Mono" fo:font-size="10pt" fo:font-style="normal" officeooo:rsid="004676d8" style:font-size-asian="10pt" style:font-style-asian="normal" style:font-size-complex="10pt" style:font-style-complex="normal"/>
    </style:style>
    <style:style style:name="T23" style:family="text">
      <style:text-properties style:font-name="Liberation Mono" fo:font-size="10pt" fo:font-style="normal" officeooo:rsid="0050272a" style:font-size-asian="10pt" style:font-style-asian="normal" style:font-size-complex="10pt" style:font-style-complex="normal"/>
    </style:style>
    <style:style style:name="T24" style:family="text">
      <style:text-properties style:font-name="Liberation Mono" fo:font-size="10pt" fo:font-style="normal" officeooo:rsid="005167aa" style:font-size-asian="10pt" style:font-style-asian="normal" style:font-size-complex="10pt" style:font-style-complex="normal"/>
    </style:style>
    <style:style style:name="T25" style:family="text">
      <style:text-properties style:font-name="Liberation Mono" fo:font-size="10pt" fo:font-style="normal" officeooo:rsid="005ac328" style:font-size-asian="10pt" style:font-style-asian="normal" style:font-size-complex="10pt" style:font-style-complex="normal"/>
    </style:style>
    <style:style style:name="T26" style:family="text">
      <style:text-properties style:font-name="Liberation Mono" fo:font-size="10pt" fo:font-style="normal" officeooo:rsid="005ca317" style:font-size-asian="10pt" style:font-style-asian="normal" style:font-size-complex="10pt" style:font-style-complex="normal"/>
    </style:style>
    <style:style style:name="T27" style:family="text">
      <style:text-properties style:font-name="Liberation Mono" fo:font-size="10pt" fo:font-style="normal" officeooo:rsid="0063580b" style:font-size-asian="10pt" style:font-style-asian="normal" style:font-size-complex="10pt" style:font-style-complex="normal"/>
    </style:style>
    <style:style style:name="T28" style:family="text">
      <style:text-properties style:font-name="Liberation Mono" fo:font-size="10pt" fo:font-style="normal" officeooo:rsid="00684c98" style:font-size-asian="10pt" style:font-style-asian="normal" style:font-size-complex="10pt" style:font-style-complex="normal"/>
    </style:style>
    <style:style style:name="T29" style:family="text">
      <style:text-properties style:font-name="Liberation Mono" fo:font-size="10pt" fo:font-style="normal" officeooo:rsid="007a2799" style:font-size-asian="10pt" style:font-style-asian="normal" style:font-size-complex="10pt" style:font-style-complex="normal"/>
    </style:style>
    <style:style style:name="T30" style:family="text">
      <style:text-properties style:font-name="Liberation Mono" fo:font-size="10pt" fo:font-style="normal" officeooo:rsid="007cb3a9" style:font-size-asian="10pt" style:font-style-asian="normal" style:font-size-complex="10pt" style:font-style-complex="normal"/>
    </style:style>
    <style:style style:name="T31" style:family="text">
      <style:text-properties style:font-name="Liberation Mono" fo:font-size="10pt" fo:font-style="normal" officeooo:rsid="007e99d0" style:font-size-asian="10pt" style:font-style-asian="normal" style:font-size-complex="10pt" style:font-style-complex="normal"/>
    </style:style>
    <style:style style:name="T32" style:family="text">
      <style:text-properties style:font-name="Liberation Mono" fo:font-size="10pt" fo:font-style="normal" officeooo:rsid="008112cb" style:font-size-asian="10pt" style:font-style-asian="normal" style:font-size-complex="10pt" style:font-style-complex="normal"/>
    </style:style>
    <style:style style:name="T33" style:family="text">
      <style:text-properties style:font-name="Liberation Mono" fo:font-size="10pt" fo:font-style="normal" officeooo:rsid="008392a3" style:font-size-asian="10pt" style:font-style-asian="normal" style:font-size-complex="10pt" style:font-style-complex="normal"/>
    </style:style>
    <style:style style:name="T34" style:family="text">
      <style:text-properties style:font-name="Liberation Mono" fo:font-size="10pt" fo:font-style="normal" officeooo:rsid="008478fc" style:font-size-asian="10pt" style:font-style-asian="normal" style:font-size-complex="10pt" style:font-style-complex="normal"/>
    </style:style>
    <style:style style:name="T35" style:family="text">
      <style:text-properties style:font-name="Liberation Mono" fo:font-size="10pt" fo:font-style="normal" officeooo:rsid="00892bb2" style:font-size-asian="10pt" style:font-style-asian="normal" style:font-size-complex="10pt" style:font-style-complex="normal"/>
    </style:style>
    <style:style style:name="T36" style:family="text">
      <style:text-properties style:font-name="Liberation Mono" fo:font-size="10pt" fo:font-style="normal" fo:font-weight="normal" officeooo:rsid="001e876b" style:font-size-asian="10pt" style:font-style-asian="normal" style:font-weight-asian="normal" style:font-size-complex="10pt" style:font-style-complex="normal" style:font-weight-complex="normal"/>
    </style:style>
    <style:style style:name="T37" style:family="text">
      <style:text-properties style:font-name="Liberation Mono" fo:font-size="10pt" fo:font-style="normal" fo:font-weight="normal" officeooo:rsid="0063580b" style:font-size-asian="10pt" style:font-style-asian="normal" style:font-weight-asian="normal" style:font-size-complex="10pt" style:font-style-complex="normal" style:font-weight-complex="normal"/>
    </style:style>
    <style:style style:name="T38" style:family="text">
      <style:text-properties style:font-name="Liberation Mono" fo:font-size="10pt" fo:font-style="normal" fo:font-weight="normal" officeooo:rsid="00684c98"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fo:font-weight="normal" officeooo:rsid="0072e2a7"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30ecca"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normal" officeooo:rsid="003f8879" style:font-size-asian="10pt" style:font-style-asian="normal" style:font-weight-asian="normal" style:font-size-complex="10pt" style:font-style-complex="normal" style:font-weight-complex="normal"/>
    </style:style>
    <style:style style:name="T42" style:family="text">
      <style:text-properties style:font-name="Liberation Mono" fo:font-size="10pt" fo:font-style="normal" fo:font-weight="normal" officeooo:rsid="008568d8" style:font-size-asian="10pt" style:font-style-asian="normal" style:font-weight-asian="normal" style:font-size-complex="10pt" style:font-style-complex="normal" style:font-weight-complex="normal"/>
    </style:style>
    <style:style style:name="T43" style:family="text">
      <style:text-properties style:font-name="Liberation Mono" fo:font-style="normal" fo:font-weight="normal" officeooo:rsid="007a2799" style:font-style-asian="normal" style:font-weight-asian="normal" style:font-style-complex="normal" style:font-weight-complex="normal"/>
    </style:style>
    <style:style style:name="T44" style:family="text">
      <style:text-properties style:font-name="Liberation Mono" fo:font-style="normal" fo:font-weight="normal" officeooo:rsid="0025510f" style:font-style-asian="normal" style:font-weight-asian="normal" style:font-style-complex="normal" style:font-weight-complex="normal"/>
    </style:style>
    <style:style style:name="T45" style:family="text">
      <style:text-properties style:font-name="Liberation Mono" fo:font-style="normal" fo:font-weight="normal" officeooo:rsid="007e99d0" style:font-style-asian="normal" style:font-weight-asian="normal" style:font-style-complex="normal" style:font-weight-complex="normal"/>
    </style:style>
    <style:style style:name="T46" style:family="text">
      <style:text-properties style:font-name="Liberation Mono" fo:font-style="normal" fo:font-weight="normal" officeooo:rsid="00889dd4" style:font-style-asian="normal" style:font-weight-asian="normal" style:font-style-complex="normal" style:font-weight-complex="normal"/>
    </style:style>
    <style:style style:name="T47" style:family="text">
      <style:text-properties fo:font-size="12pt" fo:font-style="normal" officeooo:rsid="00191cd4" style:font-size-asian="12pt" style:font-style-asian="normal" style:font-size-complex="12pt" style:font-style-complex="normal"/>
    </style:style>
    <style:style style:name="T48" style:family="text">
      <style:text-properties fo:font-size="12pt" fo:font-style="normal" style:text-underline-style="none" officeooo:rsid="0077691f" style:font-size-asian="12pt" style:font-style-asian="normal" style:font-size-complex="12pt" style:font-style-complex="normal"/>
    </style:style>
    <style:style style:name="T49" style:family="text">
      <style:text-properties fo:font-size="12pt" fo:font-style="normal" style:text-underline-style="none" officeooo:rsid="00171ca9" style:font-size-asian="12pt" style:font-style-asian="normal" style:font-size-complex="12pt" style:font-style-complex="normal"/>
    </style:style>
    <style:style style:name="T50" style:family="text">
      <style:text-properties fo:font-size="12pt" style:font-size-asian="12pt" style:font-size-complex="12pt"/>
    </style:style>
    <style:style style:name="T51" style:family="text">
      <style:text-properties fo:font-size="12pt" officeooo:rsid="007a2799" style:font-size-asian="12pt" style:font-size-complex="12pt"/>
    </style:style>
    <style:style style:name="T52" style:family="text">
      <style:text-properties fo:font-weight="normal" style:font-weight-asian="normal" style:font-weight-complex="normal"/>
    </style:style>
    <style:style style:name="T53" style:family="text">
      <style:text-properties fo:font-weight="normal" officeooo:rsid="0077691f" style:font-weight-asian="normal" style:font-weight-complex="normal"/>
    </style:style>
    <style:style style:name="T54" style:family="text">
      <style:text-properties fo:font-size="11pt" fo:font-style="normal" fo:font-weight="normal" officeooo:rsid="004469e0" style:font-size-asian="9.60000038146973pt" style:font-style-asian="normal" style:font-weight-asian="normal" style:font-size-complex="11pt" style:font-style-complex="normal" style:font-weight-complex="normal"/>
    </style:style>
    <style:style style:name="T55" style:family="text">
      <style:text-properties fo:font-size="11pt" fo:font-style="normal" style:font-size-asian="11pt" style:font-style-asian="normal" style:font-size-complex="11pt" style:font-style-complex="normal"/>
    </style:style>
    <style:style style:name="T56" style:family="text">
      <style:text-properties fo:font-size="11pt" fo:font-style="normal" officeooo:rsid="0079d5eb" style:font-size-asian="11pt" style:font-style-asian="normal" style:font-size-complex="11pt" style:font-style-complex="normal"/>
    </style:style>
    <style:style style:name="T57" style:family="text">
      <style:text-properties officeooo:rsid="00761d28"/>
    </style:style>
    <style:style style:name="T58" style:family="text">
      <style:text-properties officeooo:rsid="0047327d"/>
    </style:style>
    <style:style style:name="T59" style:family="text">
      <style:text-properties officeooo:rsid="0045828e"/>
    </style:style>
    <style:style style:name="T60" style:family="text">
      <style:text-properties fo:font-size="14pt" officeooo:rsid="0047327d" style:font-size-asian="14pt" style:font-size-complex="14pt"/>
    </style:style>
    <style:style style:name="T61" style:family="text">
      <style:text-properties fo:font-size="14pt" officeooo:rsid="0088152a" style:font-size-asian="14pt" style:font-size-complex="14pt"/>
    </style:style>
    <style:style style:name="T62" style:family="text">
      <style:text-properties officeooo:rsid="00796736"/>
    </style:style>
    <style:style style:name="T63" style:family="text">
      <style:text-properties officeooo:rsid="0079d5eb"/>
    </style:style>
    <style:style style:name="T64" style:family="text">
      <style:text-properties officeooo:rsid="007a2799"/>
    </style:style>
    <style:style style:name="T65" style:family="text">
      <style:text-properties officeooo:rsid="007b7ebc"/>
    </style:style>
    <style:style style:name="T66" style:family="text">
      <style:text-properties style:font-name="Liberation Serif"/>
    </style:style>
    <style:style style:name="T67" style:family="text">
      <style:text-properties style:font-name="Liberation Serif" fo:font-style="italic" style:font-style-asian="italic" style:font-style-complex="italic"/>
    </style:style>
    <style:style style:name="T68" style:family="text">
      <style:text-properties officeooo:rsid="007cb3a9"/>
    </style:style>
    <style:style style:name="T69" style:family="text">
      <style:text-properties officeooo:rsid="007dd7af"/>
    </style:style>
    <style:style style:name="T70" style:family="text">
      <style:text-properties officeooo:rsid="007e99d0"/>
    </style:style>
    <style:style style:name="T71" style:family="text">
      <style:text-properties officeooo:rsid="007fc9c2"/>
    </style:style>
    <style:style style:name="T72" style:family="text">
      <style:text-properties fo:language="en" fo:country="US"/>
    </style:style>
    <style:style style:name="T73" style:family="text">
      <style:text-properties officeooo:rsid="008107ca"/>
    </style:style>
    <style:style style:name="T74" style:family="text">
      <style:text-properties officeooo:rsid="008112cb"/>
    </style:style>
    <style:style style:name="T75" style:family="text">
      <style:text-properties officeooo:rsid="008478fc"/>
    </style:style>
    <style:style style:name="T76" style:family="text">
      <style:text-properties officeooo:rsid="008568d8"/>
    </style:style>
    <style:style style:name="T77" style:family="text">
      <style:text-properties officeooo:rsid="0088152a"/>
    </style:style>
    <style:style style:name="T78" style:family="text">
      <style:text-properties officeooo:rsid="00889d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Московский Авиационный Институт</text:p>
      <text:p text:style-name="P48">(Национальный Исследовательский Университет)</text:p>
      <text:p text:style-name="P56"><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6">Кафедра 806 «Вычислительная математика и программирование»</text:p>
      <text:p text:style-name="P38"/>
      <text:h text:style-name="P126" text:outline-level="1"><text:bookmark-start text:name="__RefHeading___Toc210_8590123172"/>Лабораторн<text:span text:style-name="T76">ые</text:span> работ<text:span text:style-name="T76">ы</text:span><text:bookmark-end text:name="__RefHeading___Toc210_8590123172"/></text:h>
      <text:p text:style-name="P107">по курсу</text:p>
      <text:p text:style-name="P108">Объектно-ориентированное программирование</text:p>
      <text:p text:style-name="P75"/>
      <text:p text:style-name="P75"/>
      <text:p text:style-name="P75"/>
      <text:p text:style-name="P75"/>
      <text:p text:style-name="P75"/>
      <text:p text:style-name="P75"/>
      <text:p text:style-name="P75"><text:tab/><text:tab/><text:tab/><text:tab/><text:tab/><text:tab/><text:tab/><text:span text:style-name="T60">Студент:<text:tab/><text:tab/></text:span><text:span text:style-name="T61">Дубинин А. О.</text:span></text:p>
      <text:p text:style-name="P67"><text:tab/><text:tab/><text:tab/><text:tab/><text:tab/><text:tab/><text:tab/><text:span text:style-name="T58">Год приёма:<text:tab/>2018</text:span></text:p>
      <text:p text:style-name="P67"><text:tab/><text:tab/><text:tab/><text:tab/><text:tab/><text:tab/><text:tab/><text:span text:style-name="T58">Группа: <text:tab/><text:tab/>М8О-206Б</text:span></text:p>
      <text:p text:style-name="P67"><text:tab/><text:tab/><text:tab/><text:tab/><text:tab/><text:tab/><text:tab/><text:span text:style-name="T58">Преподаватель: <text:tab/>Поповкин А. В.</text:span></text:p>
      <text:p text:style-name="P119"><text:tab/><text:tab/><text:tab/><text:tab/> Вариант: <text:tab/><text:tab/>№<text:span text:style-name="T77">36</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1">Москва, 201<text:span text:style-name="T77">8</text:span></text:p>
      <text:p text:style-name="P80">Московский Авиационный Институт</text:p>
      <text:p text:style-name="P41">(Национальный Исследовательский Университет)</text:p>
      <text:p text:style-name="P49"><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49">Кафедра 806 «Вычислительная математика и программирование»</text:p>
      <text:p text:style-name="P27"/>
      <text:p text:style-name="P57">Объектно-ориентированное программирование</text:p>
      <text:h text:style-name="P127" text:outline-level="1"><text:bookmark-start text:name="__RefHeading___Toc210_859012317"/>Лабораторная работа №1<text:bookmark-end text:name="__RefHeading___Toc210_859012317"/></text:h>
      <text:h text:style-name="P134" text:outline-level="1"/>
      <text:p text:style-name="P68"/>
      <text:p text:style-name="P68"/>
      <text:p text:style-name="P68"/>
      <text:p text:style-name="P68"/>
      <text:p text:style-name="P68"/>
      <text:p text:style-name="P68"/>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p text:style-name="P76">Ц<text:span text:style-name="T57">ель работы</text:span> </text:p>
      <text:p text:style-name="P77">Целью лабораторной работы является:<text:tab/> </text:p>
      <text:list xml:id="list331425456" text:style-name="L1">
        <text:list-item>
          <text:p text:style-name="P109">Программирование классов на языке С++<text:tab/> </text:p>
        </text:list-item>
        <text:list-item>
          <text:p text:style-name="P109">Управление памятью в языке С++<text:tab/> </text:p>
        </text:list-item>
        <text:list-item>
          <text:p text:style-name="P109">Изучение базовых понятий ООП.</text:p>
        </text:list-item>
        <text:list-item>
          <text:p text:style-name="P109">Знакомство с классами в C++. </text:p>
        </text:list-item>
        <text:list-item>
          <text:p text:style-name="P109">Знакомство с перегрузкой операторов.<text:tab/> </text:p>
        </text:list-item>
        <text:list-item>
          <text:p text:style-name="P109">Знакомство с дружественными функциями.<text:tab/> </text:p>
        </text:list-item>
        <text:list-item>
          <text:p text:style-name="P109">Знакомство с операциями ввода-вывода из стандартных библиотек.<text:tab/></text:p>
        </text:list-item>
      </text:list>
      <text:p text:style-name="P77"/>
      <text:h text:style-name="Heading_20_2" text:outline-level="2">З<text:span text:style-name="T57">адание</text:span></text:h>
      <text:p text:style-name="P77">Необходимо спроектировать и запрограммировать на языке C++ классы фигур, согласно вариантов задания.<text:tab/> </text:p>
      <text:p text:style-name="P77">Классы должны удовлетворять следующим правилам:<text:tab/> </text:p>
      <text:list xml:id="list3347260417" text:style-name="L2">
        <text:list-item>
          <text:p text:style-name="P110">Должны иметь общий родительский класс Figure.</text:p>
        </text:list-item>
        <text:list-item>
          <text:p text:style-name="P110">Должны иметь общий виртуальный метод Print, печатающий параметры фигуры и ее тип в стандартный поток <text:s/>вывода cout. </text:p>
        </text:list-item>
      </text:list>
      <text:list xml:id="list726891040" text:style-name="L3">
        <text:list-item>
          <text:p text:style-name="P111">Должный иметь общий виртуальный метод расчета площади фигуры – Square. </text:p>
        </text:list-item>
        <text:list-item>
          <text:p text:style-name="P111">Должны иметь конструктор, считывающий значения основных параметров фигуры из стандартного<text:tab/> потока cin. <text:s/></text:p>
        </text:list-item>
        <text:list-item>
          <text:p text:style-name="P111">Должны быть расположенны в раздельных файлах: отдельно заголовки (.h), отдельно описание методов (.cpp). </text:p>
        </text:list-item>
      </text:list>
      <text:p text:style-name="P77">Программа должна позволять вводить фигуру каждого типа с клавиатуры, выводить параметры фигур на<text:tab/> экран<text:tab/>и их площадь.</text:p>
      <text:p text:style-name="P77"/>
      <text:h text:style-name="Heading_20_2" text:outline-level="2">Теория</text:h>
      <text:p text:style-name="P77">Классы и объекты в С++ являются основными концепциями объектно-ориентированного программирования.</text:p>
      <text:p text:style-name="P78"><text:span text:style-name="Strong_20_Emphasis"><text:span text:style-name="T7">Классы в С++ </text:span></text:span><text:span text:style-name="T52">— это абстракция описывающая методы, свойства, </text:span><text:span text:style-name="T53">присущие сразу группе</text:span><text:span text:style-name="T52"> объектов. </text:span></text:p>
      <text:p text:style-name="P78"><text:span text:style-name="Strong_20_Emphasis"><text:span text:style-name="T7">Объекты </text:span></text:span><text:span text:style-name="T52">— конкретное представление абстракции, имеющее свои свойства. Созданные объекты на основе одного класса называются экземплярами этого класса. Эти объекты могут иметь различное поведение, свойства, но все равно будут являться объектами одного класса. В ООП существует три основных принципа построения классов:</text:span></text:p>
      <text:p text:style-name="P77"><text:span text:style-name="Strong_20_Emphasis"><text:span text:style-name="T7">Инкапсуляция</text:span></text:span><text:span text:style-name="Strong_20_Emphasis"><text:span text:style-name="T52"> </text:span></text:span><text:span text:style-name="T52">— это свойство, позволяющее объединить в классе и данные, и методы, работающие с ними и скрыть детали реализации от пользователя. </text:span></text:p>
      <text:p text:style-name="Text_20_body"><text:span text:style-name="Strong_20_Emphasis"><text:span text:style-name="T7">Наследование</text:span></text:span><text:span text:style-name="Strong_20_Emphasis"><text:span text:style-name="T52"> </text:span></text:span><text:span text:style-name="T52">— это свойство, позволяющее создать новый класс-потомок на основе уже существующего, при этом все характеристики класса родителя присваиваются классу-потомку. </text:span></text:p>
      <text:p text:style-name="P77"><text:span text:style-name="Strong_20_Emphasis"><text:span text:style-name="T7">Полиморфизм</text:span></text:span><text:span text:style-name="Strong_20_Emphasis"><text:span text:style-name="T52"> </text:span></text:span><text:span text:style-name="T52">— свойство классов, позволяющее использовать объекты классов с одинаковым интерфейсом без информации о типе и внутренней структуре объекта. </text:span></text:p>
      <text:p text:style-name="P79"><text:span text:style-name="T6">Перегрузка</text:span> — это возможность поддерживать несколько функций с одним названием, но разными сигнатурами вызова. </text:p>
      <text:p text:style-name="P77"><text:span text:style-name="Strong_20_Emphasis"><text:span text:style-name="T7">Дружественная функция</text:span></text:span><text:span text:style-name="T52"> — это функция, которая не является членом класса, но имеет доступ к членам класса, объявленным в поля</text:span>х <text:span text:style-name="Source_20_Text">private </text:span>или <text:span text:style-name="Source_20_Text">protected</text:span></text:p>
      <text:h text:style-name="Heading_20_2" text:outline-level="2">Листинг:</text:h>
      <text:list xml:id="list880929397" text:style-name="L4">
        <text:list-item>
          <text:p text:style-name="P145"><text:span text:style-name="Source_20_Text"><text:span text:style-name="T48">F</text:span></text:span><text:span text:style-name="Source_20_Text"><text:span text:style-name="T49">igure.h</text:span></text:span></text:p>
          <text:p text:style-name="P145"><text:span text:style-name="Source_20_Text"/></text:p>
        </text:list-item>
      </text:list>
      <text:p text:style-name="Preformatted_20_Text"><text:soft-page-break/><text:span text:style-name="Source_20_Text">#ifndef FIGURE_H</text:span></text:p>
      <text:p text:style-name="Preformatted_20_Text"><text:span text:style-name="Source_20_Text">#define<text:tab/>FIGURE_H</text:span></text:p>
      <text:p text:style-name="Preformatted_20_Text"><text:span text:style-name="Source_20_Text"/></text:p>
      <text:p text:style-name="Preformatted_20_Text"><text:span text:style-name="Source_20_Text">class Figure {</text:span></text:p>
      <text:p text:style-name="Preformatted_20_Text"><text:span text:style-name="Source_20_Text">public:</text:span></text:p>
      <text:p text:style-name="Preformatted_20_Text"><text:span text:style-name="Source_20_Text"><text:s text:c="4"/>virtual double Square() = 0;</text:span></text:p>
      <text:p text:style-name="Preformatted_20_Text"><text:span text:style-name="Source_20_Text"><text:s text:c="4"/>virtual void <text:s text:c="2"/>Print() = 0;</text:span></text:p>
      <text:p text:style-name="Preformatted_20_Text"><text:span text:style-name="Source_20_Text"><text:s text:c="4"/>virtual ~Figure() {};</text:span></text:p>
      <text:p text:style-name="Preformatted_20_Text"><text:span text:style-name="Source_20_Text">};</text:span></text:p>
      <text:p text:style-name="Preformatted_20_Text"><text:span text:style-name="Source_20_Text"/></text:p>
      <text:p text:style-name="Preformatted_20_Text"><text:span text:style-name="Source_20_Text">#endif<text:tab/>/* FIGURE_H */</text:span></text:p>
      <text:p text:style-name="Preformatted_20_Text"/>
      <text:list xml:id="list3097738850" text:style-name="L5">
        <text:list-item>
          <text:p text:style-name="P146"><text:span text:style-name="Source_20_Text"><text:span text:style-name="T47">Pentagon.h</text:span></text:span></text:p>
        </text:list-item>
      </text:list>
      <text:p text:style-name="Preformatted_20_Text"><text:span text:style-name="Source_20_Text"/></text:p>
      <text:p text:style-name="Preformatted_20_Text"><text:span text:style-name="Source_20_Text">#ifndef LAB_1_PENTAGON_H</text:span></text:p>
      <text:p text:style-name="Preformatted_20_Text"><text:span text:style-name="Source_20_Text">#define LAB_1_PENTAGON_H</text:span></text:p>
      <text:p text:style-name="Preformatted_20_Text"><text:span text:style-name="Source_20_Text">#include &lt;cstdlib&gt;</text:span></text:p>
      <text:p text:style-name="Preformatted_20_Text"><text:span text:style-name="Source_20_Text">#include &lt;iostream&gt;</text:span></text:p>
      <text:p text:style-name="Preformatted_20_Text"><text:span text:style-name="Source_20_Text">#include "Figure.h"</text:span></text:p>
      <text:p text:style-name="Preformatted_20_Text"><text:span text:style-name="Source_20_Text"/></text:p>
      <text:p text:style-name="Preformatted_20_Text"><text:span text:style-name="Source_20_Text">class Pentagon : public Figure {</text:span></text:p>
      <text:p text:style-name="Preformatted_20_Text"><text:span text:style-name="Source_20_Text">public:</text:span></text:p>
      <text:p text:style-name="Preformatted_20_Text"><text:span text:style-name="Source_20_Text"/></text:p>
      <text:p text:style-name="Preformatted_20_Text"><text:span text:style-name="Source_20_Text"><text:s text:c="4"/>Pentagon ();</text:span></text:p>
      <text:p text:style-name="Preformatted_20_Text"><text:span text:style-name="Source_20_Text"><text:s text:c="4"/>Pentagon (std::istream &amp;is);</text:span></text:p>
      <text:p text:style-name="Preformatted_20_Text"><text:span text:style-name="Source_20_Text"><text:s text:c="4"/>Pentagon (size_t side, size_t height);</text:span></text:p>
      <text:p text:style-name="Preformatted_20_Text"><text:span text:style-name="Source_20_Text"><text:s text:c="4"/>Pentagon (const Pentagon&amp; orig);</text:span></text:p>
      <text:p text:style-name="Preformatted_20_Text"><text:span text:style-name="Source_20_Text"><text:s text:c="4"/>double Square() override;</text:span></text:p>
      <text:p text:style-name="Preformatted_20_Text"><text:span text:style-name="Source_20_Text"><text:s text:c="4"/>void <text:s text:c="2"/>Print() override;</text:span></text:p>
      <text:p text:style-name="Preformatted_20_Text"><text:span text:style-name="Source_20_Text"><text:s text:c="4"/>virtual ~Pentagon();</text:span></text:p>
      <text:p text:style-name="Preformatted_20_Text"><text:span text:style-name="Source_20_Text"/></text:p>
      <text:p text:style-name="Preformatted_20_Text"><text:span text:style-name="Source_20_Text">private:</text:span></text:p>
      <text:p text:style-name="Preformatted_20_Text"><text:span text:style-name="Source_20_Text"><text:s text:c="4"/>size_t side;</text:span></text:p>
      <text:p text:style-name="Preformatted_20_Text"><text:span text:style-name="Source_20_Text"><text:s text:c="4"/>size_t apothem;</text:span></text:p>
      <text:p text:style-name="Preformatted_20_Text"><text:span text:style-name="Source_20_Text"/></text:p>
      <text:p text:style-name="Preformatted_20_Text"><text:span text:style-name="Source_20_Text">};</text:span></text:p>
      <text:p text:style-name="Preformatted_20_Text"><text:span text:style-name="Source_20_Text"/></text:p>
      <text:p text:style-name="Preformatted_20_Text"><text:span text:style-name="Source_20_Text"/></text:p>
      <text:p text:style-name="Preformatted_20_Text"><text:span text:style-name="Source_20_Text">#endif //LAB_1_PENTAGON_H</text:span></text:p>
      <text:p text:style-name="Preformatted_20_Text"/>
      <text:list xml:id="list1108079970" text:style-name="L6">
        <text:list-item>
          <text:p text:style-name="P147"><text:span text:style-name="Source_20_Text"><text:span text:style-name="T47">Pentagon</text:span></text:span><text:span text:style-name="Source_20_Text"><text:span text:style-name="T50">.cpp</text:span></text:span></text:p>
        </text:list-item>
      </text:list>
      <text:p text:style-name="Preformatted_20_Text"/>
      <text:p text:style-name="Preformatted_20_Text">#include "Pentagon.h"</text:p>
      <text:p text:style-name="Preformatted_20_Text">#include &lt;iostream&gt;</text:p>
      <text:p text:style-name="Preformatted_20_Text">//apothem</text:p>
      <text:p text:style-name="Preformatted_20_Text"/>
      <text:p text:style-name="Preformatted_20_Text">Pentagon::Pentagon() : Pentagon(0,0) {</text:p>
      <text:p text:style-name="Preformatted_20_Text"/>
      <text:p text:style-name="Preformatted_20_Text">}</text:p>
      <text:p text:style-name="Preformatted_20_Text"/>
      <text:p text:style-name="Preformatted_20_Text">Pentagon::Pentagon(std::istream &amp;is) {</text:p>
      <text:p text:style-name="Preformatted_20_Text"><text:s text:c="4"/>std::cout &lt;&lt; "Enter side and apothem:"&lt;&lt;std::endl;</text:p>
      <text:p text:style-name="Preformatted_20_Text"><text:s text:c="4"/>is &gt;&gt; side &gt;&gt; apothem;</text:p>
      <text:p text:style-name="Preformatted_20_Text">}</text:p>
      <text:p text:style-name="Preformatted_20_Text"/>
      <text:p text:style-name="Preformatted_20_Text">Pentagon::Pentagon(const Pentagon &amp;orig) {</text:p>
      <text:p text:style-name="Preformatted_20_Text"><text:s text:c="4"/>side = orig.side;</text:p>
      <text:p text:style-name="Preformatted_20_Text"><text:s text:c="4"/>apothem = orig.apothem;</text:p>
      <text:p text:style-name="Preformatted_20_Text">}</text:p>
      <text:p text:style-name="Preformatted_20_Text"/>
      <text:p text:style-name="Preformatted_20_Text">Pentagon::Pentagon(size_t side, size_t apothem): side(side), apothem(apothem) {</text:p>
      <text:p text:style-name="Preformatted_20_Text"><text:s text:c="4"/>std::cout &lt;&lt; "Rhombus created: " &lt;&lt; side &lt;&lt; ", " &lt;&lt; apothem &lt;&lt; std::endl;</text:p>
      <text:p text:style-name="Preformatted_20_Text">}</text:p>
      <text:p text:style-name="Preformatted_20_Text"><text:soft-page-break/></text:p>
      <text:p text:style-name="Preformatted_20_Text">void Pentagon::Print() {</text:p>
      <text:p text:style-name="Preformatted_20_Text"><text:s text:c="4"/>std::cout &lt;&lt; "Pentagon:" &lt;&lt;std::endl;</text:p>
      <text:p text:style-name="Preformatted_20_Text"><text:s text:c="4"/>std::cout &lt;&lt;"side = " &lt;&lt; side &lt;&lt; ", apothem = " &lt;&lt; apothem &lt;&lt; std::endl;</text:p>
      <text:p text:style-name="Preformatted_20_Text">}</text:p>
      <text:p text:style-name="Preformatted_20_Text"/>
      <text:p text:style-name="Preformatted_20_Text">double Pentagon::Square() {</text:p>
      <text:p text:style-name="Preformatted_20_Text"><text:s text:c="4"/>return (side * apothem / 2) * 5 ;</text:p>
      <text:p text:style-name="Preformatted_20_Text">}</text:p>
      <text:p text:style-name="Preformatted_20_Text"/>
      <text:p text:style-name="Preformatted_20_Text">Pentagon::~Pentagon() {</text:p>
      <text:p text:style-name="Preformatted_20_Text"><text:s text:c="4"/>std::cout &lt;&lt; "Pentagon delete" &lt;&lt; std::endl;</text:p>
      <text:p text:style-name="Preformatted_20_Text">}</text:p>
      <text:p text:style-name="P81"/>
      <text:list xml:id="list1146541871" text:style-name="L7">
        <text:list-item>
          <text:p text:style-name="P148">Rhombus.h</text:p>
        </text:list-item>
      </text:list>
      <text:p text:style-name="Preformatted_20_Text"/>
      <text:p text:style-name="Preformatted_20_Text">#ifndef LAB_1_RHOMBUS_H</text:p>
      <text:p text:style-name="Preformatted_20_Text">#define LAB_1_RHOMBUS_H</text:p>
      <text:p text:style-name="Preformatted_20_Text">#include &lt;cstdlib&gt;</text:p>
      <text:p text:style-name="Preformatted_20_Text">#include &lt;iostream&gt;</text:p>
      <text:p text:style-name="Preformatted_20_Text">#include "Figure.h"</text:p>
      <text:p text:style-name="Preformatted_20_Text"/>
      <text:p text:style-name="Preformatted_20_Text">class Rhombus : public Figure {</text:p>
      <text:p text:style-name="Preformatted_20_Text">public:</text:p>
      <text:p text:style-name="Preformatted_20_Text"/>
      <text:p text:style-name="Preformatted_20_Text"><text:s text:c="4"/>Rhombus ();</text:p>
      <text:p text:style-name="Preformatted_20_Text"><text:s text:c="4"/>Rhombus (std::istream &amp;is);</text:p>
      <text:p text:style-name="Preformatted_20_Text"><text:s text:c="4"/>Rhombus (size_t side, size_t height);</text:p>
      <text:p text:style-name="Preformatted_20_Text"><text:s text:c="4"/>Rhombus (const Rhombus&amp; orig);</text:p>
      <text:p text:style-name="Preformatted_20_Text"><text:s text:c="4"/>double Square() override;</text:p>
      <text:p text:style-name="Preformatted_20_Text"><text:s text:c="4"/>void <text:s text:c="2"/>Print() override;</text:p>
      <text:p text:style-name="Preformatted_20_Text"><text:s text:c="4"/>virtual ~Rhombus();</text:p>
      <text:p text:style-name="Preformatted_20_Text"/>
      <text:p text:style-name="Preformatted_20_Text">private:</text:p>
      <text:p text:style-name="Preformatted_20_Text"><text:s text:c="4"/>size_t side;</text:p>
      <text:p text:style-name="Preformatted_20_Text"><text:s text:c="4"/>size_t height;</text:p>
      <text:p text:style-name="Preformatted_20_Text"/>
      <text:p text:style-name="Preformatted_20_Text">};</text:p>
      <text:p text:style-name="Preformatted_20_Text"/>
      <text:p text:style-name="Preformatted_20_Text"/>
      <text:p text:style-name="Preformatted_20_Text">#endif //LAB_1_RHOMBUS_H</text:p>
      <text:p text:style-name="P81"/>
      <text:list xml:id="list3924153435" text:style-name="L8">
        <text:list-item>
          <text:p text:style-name="P149">Rhombus.cpp</text:p>
        </text:list-item>
      </text:list>
      <text:p text:style-name="Preformatted_20_Text"/>
      <text:p text:style-name="Preformatted_20_Text"/>
      <text:p text:style-name="Preformatted_20_Text">#include "Rhombus.h"</text:p>
      <text:p text:style-name="Preformatted_20_Text">#include &lt;iostream&gt;</text:p>
      <text:p text:style-name="Preformatted_20_Text"/>
      <text:p text:style-name="Preformatted_20_Text">Rhombus::Rhombus() : Rhombus(0,0) {</text:p>
      <text:p text:style-name="Preformatted_20_Text"/>
      <text:p text:style-name="Preformatted_20_Text">}</text:p>
      <text:p text:style-name="Preformatted_20_Text"/>
      <text:p text:style-name="Preformatted_20_Text">Rhombus::Rhombus(std::istream &amp;is) {</text:p>
      <text:p text:style-name="Preformatted_20_Text"><text:s text:c="4"/>std::cout &lt;&lt; "Enter side and height:"&lt;&lt;std::endl;</text:p>
      <text:p text:style-name="Preformatted_20_Text"><text:s text:c="4"/>is &gt;&gt; side &gt;&gt; height;</text:p>
      <text:p text:style-name="Preformatted_20_Text">}</text:p>
      <text:p text:style-name="Preformatted_20_Text"/>
      <text:p text:style-name="Preformatted_20_Text">Rhombus::Rhombus(const Rhombus &amp;orig) {</text:p>
      <text:p text:style-name="Preformatted_20_Text"><text:s text:c="4"/>side = orig.side;</text:p>
      <text:p text:style-name="Preformatted_20_Text"><text:s text:c="4"/>height = orig.height;</text:p>
      <text:p text:style-name="Preformatted_20_Text">}</text:p>
      <text:p text:style-name="Preformatted_20_Text"/>
      <text:p text:style-name="Preformatted_20_Text">Rhombus::Rhombus(size_t side, size_t height): side(side), height(height) {</text:p>
      <text:p text:style-name="Preformatted_20_Text"><text:soft-page-break/><text:s text:c="4"/>std::cout &lt;&lt; "Rhombus created: " &lt;&lt; side &lt;&lt; ", " &lt;&lt; height &lt;&lt; std::endl;</text:p>
      <text:p text:style-name="Preformatted_20_Text">}</text:p>
      <text:p text:style-name="Preformatted_20_Text"/>
      <text:p text:style-name="Preformatted_20_Text">void Rhombus::Print() {</text:p>
      <text:p text:style-name="Preformatted_20_Text"><text:s text:c="4"/>std::cout &lt;&lt; "Rhombus:" &lt;&lt;std::endl;</text:p>
      <text:p text:style-name="Preformatted_20_Text"><text:s text:c="4"/>std::cout &lt;&lt;"side = " &lt;&lt; side &lt;&lt; ", height = " &lt;&lt; height &lt;&lt; std::endl;</text:p>
      <text:p text:style-name="Preformatted_20_Text">}</text:p>
      <text:p text:style-name="Preformatted_20_Text"/>
      <text:p text:style-name="Preformatted_20_Text">double Rhombus::Square() {</text:p>
      <text:p text:style-name="Preformatted_20_Text"><text:s text:c="4"/>return side * height;</text:p>
      <text:p text:style-name="Preformatted_20_Text">}</text:p>
      <text:p text:style-name="Preformatted_20_Text"/>
      <text:p text:style-name="Preformatted_20_Text">Rhombus::~Rhombus() {</text:p>
      <text:p text:style-name="Preformatted_20_Text"><text:s text:c="4"/>std::cout &lt;&lt; "Rhombus delete" &lt;&lt; std::endl;</text:p>
      <text:p text:style-name="Preformatted_20_Text">}</text:p>
      <text:p text:style-name="P81"/>
      <text:list xml:id="list2453940544" text:style-name="L9">
        <text:list-item>
          <text:p text:style-name="P150">Trapeze.h</text:p>
        </text:list-item>
      </text:list>
      <text:p text:style-name="Preformatted_20_Text"/>
      <text:p text:style-name="Preformatted_20_Text">#ifndef LAB_1_TRAPEZE_H</text:p>
      <text:p text:style-name="Preformatted_20_Text">#define LAB_1_TRAPEZE_H</text:p>
      <text:p text:style-name="Preformatted_20_Text">#include &lt;cstdlib&gt;</text:p>
      <text:p text:style-name="Preformatted_20_Text">#include &lt;iostream&gt;</text:p>
      <text:p text:style-name="Preformatted_20_Text">#include "Figure.h"</text:p>
      <text:p text:style-name="Preformatted_20_Text"/>
      <text:p text:style-name="Preformatted_20_Text">class Trapeze : public Figure {</text:p>
      <text:p text:style-name="Preformatted_20_Text">public:</text:p>
      <text:p text:style-name="Preformatted_20_Text"/>
      <text:p text:style-name="Preformatted_20_Text"><text:s text:c="4"/>Trapeze ();</text:p>
      <text:p text:style-name="Preformatted_20_Text"><text:s text:c="4"/>Trapeze (std::istream &amp;is);</text:p>
      <text:p text:style-name="Preformatted_20_Text"><text:s text:c="4"/>Trapeze (size_t base_a, size_t base_b, size_t height);</text:p>
      <text:p text:style-name="Preformatted_20_Text"><text:s text:c="4"/>Trapeze (const Trapeze&amp; orig);</text:p>
      <text:p text:style-name="Preformatted_20_Text"><text:s text:c="4"/>double Square() override;</text:p>
      <text:p text:style-name="Preformatted_20_Text"><text:s text:c="4"/>void <text:s text:c="2"/>Print() override;</text:p>
      <text:p text:style-name="Preformatted_20_Text"><text:s text:c="4"/>virtual ~Trapeze();</text:p>
      <text:p text:style-name="Preformatted_20_Text"/>
      <text:p text:style-name="Preformatted_20_Text">private:</text:p>
      <text:p text:style-name="Preformatted_20_Text"><text:s text:c="4"/>size_t base_a;</text:p>
      <text:p text:style-name="Preformatted_20_Text"><text:s text:c="4"/>size_t base_b;</text:p>
      <text:p text:style-name="Preformatted_20_Text"><text:s text:c="4"/>size_t height;</text:p>
      <text:p text:style-name="Preformatted_20_Text"/>
      <text:p text:style-name="Preformatted_20_Text"/>
      <text:p text:style-name="Preformatted_20_Text">};</text:p>
      <text:p text:style-name="Preformatted_20_Text"/>
      <text:p text:style-name="Preformatted_20_Text"/>
      <text:p text:style-name="Preformatted_20_Text">#endif //LAB_1_TRAPEZE_H</text:p>
      <text:list xml:id="list4208892886" text:style-name="L10">
        <text:list-header>
          <text:p text:style-name="P152"/>
        </text:list-header>
        <text:list-item>
          <text:p text:style-name="P152">Trapeze.cpp</text:p>
        </text:list-item>
      </text:list>
      <text:p text:style-name="Preformatted_20_Text"/>
      <text:p text:style-name="Preformatted_20_Text"/>
      <text:p text:style-name="Preformatted_20_Text">#include "Trapeze.h"</text:p>
      <text:p text:style-name="Preformatted_20_Text">#include &lt;iostream&gt;</text:p>
      <text:p text:style-name="Preformatted_20_Text"/>
      <text:p text:style-name="Preformatted_20_Text">Trapeze::Trapeze() : Trapeze(0,0,0) {</text:p>
      <text:p text:style-name="Preformatted_20_Text"/>
      <text:p text:style-name="Preformatted_20_Text">}</text:p>
      <text:p text:style-name="Preformatted_20_Text"/>
      <text:p text:style-name="Preformatted_20_Text">Trapeze::Trapeze(std::istream &amp;is) {</text:p>
      <text:p text:style-name="Preformatted_20_Text"><text:s text:c="4"/>std::cout &lt;&lt; "Enter first base, second base and height:"&lt;&lt;std::endl;</text:p>
      <text:p text:style-name="Preformatted_20_Text"><text:s text:c="4"/>is &gt;&gt; base_a &gt;&gt; base_b &gt;&gt; height;</text:p>
      <text:p text:style-name="Preformatted_20_Text">}</text:p>
      <text:p text:style-name="Preformatted_20_Text"/>
      <text:p text:style-name="Preformatted_20_Text">Trapeze::Trapeze(const Trapeze &amp;orig) {</text:p>
      <text:p text:style-name="Preformatted_20_Text"><text:s text:c="4"/>base_a = orig.base_a;</text:p>
      <text:p text:style-name="Preformatted_20_Text"><text:soft-page-break/><text:s text:c="4"/>base_b = orig.base_b;</text:p>
      <text:p text:style-name="Preformatted_20_Text"><text:s text:c="4"/>height = orig.height;</text:p>
      <text:p text:style-name="Preformatted_20_Text">}</text:p>
      <text:p text:style-name="Preformatted_20_Text"/>
      <text:p text:style-name="Preformatted_20_Text">Trapeze::Trapeze(size_t base_a, size_t base_b, size_t height): base_a(base_a), base_b(base_b), height(height) {</text:p>
      <text:p text:style-name="Preformatted_20_Text"><text:s text:c="4"/>std::cout &lt;&lt; "Trapeze created: " &lt;&lt; base_a &lt;&lt; ", " &lt;&lt; base_b &lt;&lt; ", " &lt;&lt; height &lt;&lt; std::endl;</text:p>
      <text:p text:style-name="Preformatted_20_Text">}</text:p>
      <text:p text:style-name="Preformatted_20_Text"/>
      <text:p text:style-name="Preformatted_20_Text">void Trapeze::Print() {</text:p>
      <text:p text:style-name="Preformatted_20_Text"><text:s text:c="4"/>std::cout &lt;&lt; "Trapeze:" &lt;&lt;std::endl;</text:p>
      <text:p text:style-name="Preformatted_20_Text"><text:s text:c="4"/>std::cout &lt;&lt;"first base = " &lt;&lt; base_a &lt;&lt; ", second base = " &lt;&lt; base_b &lt;&lt; ", height = " &lt;&lt; height &lt;&lt; std::endl;</text:p>
      <text:p text:style-name="Preformatted_20_Text">}</text:p>
      <text:p text:style-name="Preformatted_20_Text"/>
      <text:p text:style-name="Preformatted_20_Text">double Trapeze::Square() {</text:p>
      <text:p text:style-name="Preformatted_20_Text"><text:s text:c="4"/>return ((base_a + base_b) / 2) * height;</text:p>
      <text:p text:style-name="Preformatted_20_Text">}</text:p>
      <text:p text:style-name="Preformatted_20_Text"/>
      <text:p text:style-name="Preformatted_20_Text">Trapeze::~Trapeze() {</text:p>
      <text:p text:style-name="Preformatted_20_Text"><text:s text:c="4"/>std::cout &lt;&lt; "Trapeze delete" &lt;&lt; std::endl;</text:p>
      <text:p text:style-name="Preformatted_20_Text">}</text:p>
      <text:p text:style-name="Preformatted_20_Text"/>
      <text:list xml:id="list896246833" text:style-name="L11">
        <text:list-item>
          <text:p text:style-name="P153">main.cpp</text:p>
        </text:list-item>
      </text:list>
      <text:p text:style-name="Preformatted_20_Text"/>
      <text:p text:style-name="Preformatted_20_Text">#include &lt;cstdlib&gt;</text:p>
      <text:p text:style-name="Preformatted_20_Text">#include &lt;iostream&gt;</text:p>
      <text:p text:style-name="Preformatted_20_Text">#include "Trapeze.h"</text:p>
      <text:p text:style-name="Preformatted_20_Text">#include "Rhombus.h"</text:p>
      <text:p text:style-name="Preformatted_20_Text">#include "Pentagon.h"</text:p>
      <text:p text:style-name="Preformatted_20_Text"/>
      <text:p text:style-name="Preformatted_20_Text">int main(int argc, char** argv) {</text:p>
      <text:p text:style-name="Preformatted_20_Text"><text:s text:c="4"/>char option = '0';</text:p>
      <text:p text:style-name="Preformatted_20_Text"><text:s text:c="4"/>Figure *ptr;</text:p>
      <text:p text:style-name="Preformatted_20_Text"/>
      <text:p text:style-name="Preformatted_20_Text"><text:s text:c="4"/>while(true) {</text:p>
      <text:p text:style-name="Preformatted_20_Text"><text:s text:c="8"/>std::cout &lt;&lt; std::endl &lt;&lt; "Menu: " &lt;&lt; std::endl;</text:p>
      <text:p text:style-name="Preformatted_20_Text"><text:s text:c="8"/>std::cout &lt;&lt; "1) Trapeze" &lt;&lt; std::endl;</text:p>
      <text:p text:style-name="Preformatted_20_Text"><text:s text:c="8"/>std::cout &lt;&lt; "2) Rhombus" &lt;&lt; std::endl;</text:p>
      <text:p text:style-name="Preformatted_20_Text"><text:s text:c="8"/>std::cout &lt;&lt; "3) Pentagon" &lt;&lt; std::endl;</text:p>
      <text:p text:style-name="Preformatted_20_Text"><text:s text:c="8"/>std::cout &lt;&lt; "4) Exit" &lt;&lt; std::endl;</text:p>
      <text:p text:style-name="Preformatted_20_Text"><text:s text:c="8"/>std::cout &lt;&lt; "Enter the option:" &lt;&lt; std::endl;</text:p>
      <text:p text:style-name="Preformatted_20_Text"><text:s text:c="8"/>std::cin &gt;&gt; option;</text:p>
      <text:p text:style-name="Preformatted_20_Text"><text:s text:c="8"/>if(option == '4') {</text:p>
      <text:p text:style-name="Preformatted_20_Text"><text:s text:c="12"/>break;</text:p>
      <text:p text:style-name="Preformatted_20_Text"><text:s text:c="8"/>}</text:p>
      <text:p text:style-name="Preformatted_20_Text"><text:s text:c="8"/>switch (option) {</text:p>
      <text:p text:style-name="Preformatted_20_Text"><text:s text:c="12"/>case '1':{</text:p>
      <text:p text:style-name="Preformatted_20_Text"><text:s text:c="16"/>ptr = new Trapeze(std::cin);</text:p>
      <text:p text:style-name="Preformatted_20_Text"><text:s text:c="16"/>break;</text:p>
      <text:p text:style-name="Preformatted_20_Text"><text:s text:c="12"/>}</text:p>
      <text:p text:style-name="Preformatted_20_Text"><text:s text:c="12"/>case '2':{</text:p>
      <text:p text:style-name="Preformatted_20_Text"><text:s text:c="16"/>ptr = new Rhombus(std::cin);</text:p>
      <text:p text:style-name="Preformatted_20_Text"><text:s text:c="16"/>break;</text:p>
      <text:p text:style-name="Preformatted_20_Text"><text:s text:c="12"/>}</text:p>
      <text:p text:style-name="Preformatted_20_Text"><text:s text:c="12"/>case '3':{</text:p>
      <text:p text:style-name="Preformatted_20_Text"><text:s text:c="16"/>ptr = new Pentagon(std::cin);</text:p>
      <text:p text:style-name="Preformatted_20_Text"><text:s text:c="16"/>break;</text:p>
      <text:p text:style-name="Preformatted_20_Text"><text:s text:c="12"/>}</text:p>
      <text:p text:style-name="Preformatted_20_Text"><text:s text:c="12"/>default:{</text:p>
      <text:p text:style-name="Preformatted_20_Text"><text:s text:c="16"/>std::cout &lt;&lt; "Unknown option" &lt;&lt; std::endl;;</text:p>
      <text:p text:style-name="Preformatted_20_Text"><text:s text:c="16"/>break;</text:p>
      <text:p text:style-name="Preformatted_20_Text"><text:soft-page-break/><text:s text:c="12"/>}</text:p>
      <text:p text:style-name="Preformatted_20_Text"/>
      <text:p text:style-name="Preformatted_20_Text"><text:s text:c="8"/>}</text:p>
      <text:p text:style-name="Preformatted_20_Text"/>
      <text:p text:style-name="Preformatted_20_Text"><text:s text:c="8"/>ptr-&gt;Print();</text:p>
      <text:p text:style-name="Preformatted_20_Text"><text:s text:c="8"/>std::cout &lt;&lt; "Square:" &lt;&lt; std::endl &lt;&lt; ptr-&gt;Square() &lt;&lt; std::endl;</text:p>
      <text:p text:style-name="Preformatted_20_Text"><text:s text:c="8"/>delete ptr;</text:p>
      <text:p text:style-name="Preformatted_20_Text"><text:s text:c="4"/>}</text:p>
      <text:p text:style-name="Preformatted_20_Text"/>
      <text:p text:style-name="Preformatted_20_Text"/>
      <text:p text:style-name="Preformatted_20_Text"/>
      <text:p text:style-name="Preformatted_20_Text"><text:s text:c="4"/>return 0;</text:p>
      <text:p text:style-name="Preformatted_20_Text">}</text:p>
      <text:p text:style-name="Preformatted_20_Text"/>
      <text:p text:style-name="Standard">Выводы: <text:span text:style-name="T8">в данной лабораторной работе я получил навыки программирования классов на языке С++, познакомился с перегрузкой операторов и дружественными функциями. </text:span></text:p>
      <text:p text:style-name="Standard"/>
      <text:p text:style-name="P39"><text:span text:style-name="T64">Ссылка на код: https://github.com/ArtDu/oop/tree/master/lab_1</text:span></text:p>
      <text:p text:style-name="P40"/>
      <text:p text:style-name="P101">Московский Авиационный Институт</text:p>
      <text:p text:style-name="P42">(Национальный Исследовательский Университет)</text:p>
      <text:p text:style-name="P50"><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0">Кафедра 806 «Вычислительная математика и программирование»</text:p>
      <text:p text:style-name="P28"/>
      <text:p text:style-name="P58">Объектно-ориентированное программирование</text:p>
      <text:h text:style-name="P128" text:outline-level="1"><text:bookmark-start text:name="__RefHeading___Toc210_8590123171"/>Лабораторная работа №<text:span text:style-name="T62">2</text:span><text:bookmark-end text:name="__RefHeading___Toc210_8590123171"/></text:h>
      <text:h text:style-name="P135" text:outline-level="1"/>
      <text:p text:style-name="P69"/>
      <text:p text:style-name="P69"/>
      <text:p text:style-name="P69"/>
      <text:p text:style-name="P69"/>
      <text:p text:style-name="P69"/>
      <text:p text:style-name="P69"/>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P143" text:outline-level="2">Цель работы</text:h>
      <text:p text:style-name="Text_20_body">Целью лабораторной работы является: <text:s/></text:p>
      <text:list xml:id="list3488576957" text:style-name="L12">
        <text:list-item>
          <text:p text:style-name="P112">Закрепление навыков работы с классами. <text:s/></text:p>
        </text:list-item>
        <text:list-item>
          <text:p text:style-name="P112">Создание простых динамических структур данных. <text:s/></text:p>
        </text:list-item>
        <text:list-item>
          <text:p text:style-name="P112">Работа с объектами, передаваемыми «по значению». <text:s/></text:p>
        </text:list-item>
      </text:list>
      <text:p text:style-name="Text_20_body"/>
      <text:h text:style-name="Heading_20_2" text:outline-level="2">Задание <text:s/></text:h>
      <text:p text:style-name="P64">Необходимо спроектировать и запрограммировать на языке C++ класс-контейнер первого уровня, содержащий одну фигуру (колонка фигура 1), согласно вариантов задания (реализованную в ЛР1). <text:s/></text:p>
      <text:p text:style-name="P64">Классы должны удовлетворять следующим правилам: </text:p>
      <text:list xml:id="list142333277" text:style-name="L13">
        <text:list-item>
          <text:p text:style-name="P113">Требования к классу фигуры аналогичны требованиям из лабораторной работы 1. <text:s/></text:p>
        </text:list-item>
        <text:list-item>
          <text:p text:style-name="P114">Классы фигур должны иметь переопределенный оператор вывода в поток std::ostream (&lt;&lt;). <text:s/>Оператор должен распечатывать параметры фигуры (тип фигуры, длины сторон, радиус и т.д). <text:s/></text:p>
        </text:list-item>
        <text:list-item>
          <text:p text:style-name="P114">Классы фигур должны иметь переопределенный оператор ввода фигуры из потока std::istream (&gt;&gt;). <text:s/>Оператор должен вводить основные параметры фигуры (длины сторон, радиус и т.д). <text:s/></text:p>
        </text:list-item>
      </text:list>
      <text:list xml:id="list2859577434" text:style-name="L14">
        <text:list-item>
          <text:p text:style-name="P115">Классы фигур должны иметь операторы копирования (=). <text:s/></text:p>
        </text:list-item>
        <text:list-item>
          <text:p text:style-name="P115">Классы фигур должны иметь операторы сравнения с такими же фигурами (==).</text:p>
        </text:list-item>
        <text:list-item>
          <text:p text:style-name="P115">Класс-контейнер должен соджержать объекты фигур “по значению” (не по ссылке). <text:s/></text:p>
        </text:list-item>
        <text:list-item>
          <text:p text:style-name="P115">Класс-контейнер должен иметь метод по добавлению фигуры в контейнер <text:s/></text:p>
        </text:list-item>
        <text:list-item>
          <text:p text:style-name="P115">Класс-контейнер должен иметь методы по получению фигуры из контейнера (опеределяется структурой контейнера). </text:p>
        </text:list-item>
        <text:list-item>
          <text:p text:style-name="P115">Класс-контейнер должен иметь метод по удалению фигуры из контейнера (опеределяется структурой контейнера). <text:s/></text:p>
        </text:list-item>
        <text:list-item>
          <text:p text:style-name="P115">Класс-контейнер должен иметь перегруженный оператор по выводу контейнера в поток std::ostream (&lt;&lt;). <text:s/></text:p>
        </text:list-item>
        <text:list-item>
          <text:p text:style-name="P115">Класс-контейнер должен иметь деструктор, удаляющий все элементы контейнера. <text:s/></text:p>
        </text:list-item>
        <text:list-item>
          <text:p text:style-name="P115">Классы должны быть расположенны в раздельных файлах: отдельно заголовки (.h), отдельно описание методов (.cpp). <text:s text:c="3"/></text:p>
        </text:list-item>
      </text:list>
      <text:p text:style-name="Text_20_body"/>
      <text:p text:style-name="Text_20_body">Нельзя использовать: </text:p>
      <text:list xml:id="list2847810299" text:style-name="L15">
        <text:list-item>
          <text:p text:style-name="P116">Стандартные контейнеры std. <text:s/></text:p>
        </text:list-item>
        <text:list-item>
          <text:p text:style-name="P116">Шаблоны (template). <text:s/></text:p>
        </text:list-item>
        <text:list-item>
          <text:p text:style-name="P116">Различные варианты умных указателей (shared_ptr, weak_ptr). <text:s/></text:p>
        </text:list-item>
      </text:list>
      <text:p text:style-name="Text_20_body"/>
      <text:p text:style-name="Text_20_body">Программа должна позволять: <text:s/></text:p>
      <text:list xml:id="list3406953370" text:style-name="L16">
        <text:list-item>
          <text:p text:style-name="P117">Вводить произвольное количество фигур и добавлять их в контейнер. <text:s/></text:p>
        </text:list-item>
        <text:list-item>
          <text:p text:style-name="P117">Распечатывать содержимое контейнера. <text:s/></text:p>
        </text:list-item>
        <text:list-item>
          <text:p text:style-name="P117">Удалять фигуры <text:s/>из контейнера. </text:p>
        </text:list-item>
      </text:list>
      <text:p text:style-name="Text_20_body"/>
      <text:h text:style-name="Heading_20_2" text:outline-level="2">Теория</text:h>
      <text:p text:style-name="Standard"><text:span text:style-name="T1">Динамические структуры данных</text:span> – это структуры данных, <text:bookmark text:name="keyword8"/>память под которые выделяется и освобождается по мере необходимости.</text:p>
      <text:p text:style-name="Standard"><text:bookmark text:name="keyword9"/><text:bookmark text:name="id_5"/>Динамические структуры данных в процессе существования в памяти могут изменять не только число составляющих их элементов, но и характер связей между элементами. При этом не учитывается изменение содержимого самих элементов данных. Такая особенность <text:soft-page-break/>динамических структур, как непостоянство их размера и характера отношений между элементами, приводит к тому, что на этапе создания машинного кода <text:bookmark text:name="keyword10"/>программа-<text:bookmark text:name="keyword11"/>компилятор не может выделить для всей структуры в целом участок памяти фиксированного размера, а также не может сопоставить с отдельными компонентами структуры конкретные адреса. Для решения проблемы адресации <text:bookmark text:name="keyword12"/>динамических структур данных используется метод, называемый <text:span text:style-name="T5">динамическим распределением памяти</text:span>, то есть <text:bookmark text:name="keyword13"/>память под отдельные элементы выделяется в момент, когда они "начинают существовать" в процессе выполнения программы, а не во <text:bookmark text:name="keyword14"/>время компиляции. <text:bookmark text:name="keyword15"/>Компилятор в этом случае выделяет фиксированный объем памяти для хранения адреса динамически размещаемого элемента, а не самого элемента.</text:p>
      <text:p text:style-name="Standard"><text:bookmark text:name="keyword16"/><text:bookmark text:name="id_6"/>Динамическая структура данных характеризуется тем что:</text:p>
      <text:list xml:id="list3064374278" text:style-name="L17">
        <text:list-item>
          <text:p text:style-name="P94"><text:bookmark text:name="id_7"/>она не имеет имени; <text:span text:style-name="T63">(чаще всего к ней обращаются через указатель на адрес)</text:span></text:p>
        </text:list-item>
        <text:list-item>
          <text:p text:style-name="P94">ей выделяется память в процессе выполнения программы; </text:p>
        </text:list-item>
        <text:list-item>
          <text:p text:style-name="P94">количество элементов структуры может не фиксироваться; </text:p>
        </text:list-item>
        <text:list-item>
          <text:p text:style-name="P94">размерность структуры может меняться в процессе выполнения программы; </text:p>
        </text:list-item>
        <text:list-item>
          <text:p text:style-name="P94">в процессе выполнения программы может меняться характер взаимосвязи между элементами структуры. </text:p>
        </text:list-item>
      </text:list>
      <text:p text:style-name="Text_20_body"><text:span text:style-name="T63">При </text:span><text:span text:style-name="T4">п</text:span><text:span text:style-name="T2">ередач</text:span><text:span text:style-name="T4">е</text:span><text:span text:style-name="T2"> по значению </text:span><text:span text:style-name="T63">с</text:span>одержимое аргумента <text:s/>копирует<text:span text:style-name="T63">ся</text:span> в формальный параметр подпрограммы. Изменения, сделанные в параметре, не влияют на значение переменной, используемой при вызове.</text:p>
      <text:h text:style-name="Heading_20_2" text:outline-level="2"><text:span text:style-name="T56">Л</text:span><text:span text:style-name="T55">истинг</text:span></text:h>
      <text:list xml:id="list125745666306309" text:continue-list="list2453940544" text:style-name="L9">
        <text:list-item>
          <text:p text:style-name="P151">Trapeze.h</text:p>
        </text:list-item>
      </text:list>
      <text:p text:style-name="P176"/>
      <text:p text:style-name="P176">#ifndef LAB_1_TRAPEZE_H</text:p>
      <text:p text:style-name="P176">#define LAB_1_TRAPEZE_H</text:p>
      <text:p text:style-name="P176">#include &lt;cstdlib&gt;</text:p>
      <text:p text:style-name="P176">#include &lt;iostream&gt;</text:p>
      <text:p text:style-name="P176">#include "Figure.h"</text:p>
      <text:p text:style-name="P176"/>
      <text:p text:style-name="P176">class Trapeze : public Figure {</text:p>
      <text:p text:style-name="P176">public:</text:p>
      <text:p text:style-name="P176"/>
      <text:p text:style-name="P176"><text:s text:c="4"/>Trapeze ();</text:p>
      <text:p text:style-name="P176"><text:s text:c="4"/>Trapeze (std::istream &amp;is);</text:p>
      <text:p text:style-name="P176"><text:s text:c="4"/>Trapeze (size_t base_a, size_t base_b, size_t height);</text:p>
      <text:p text:style-name="P176"><text:s text:c="4"/>Trapeze (const Trapeze&amp; orig);</text:p>
      <text:p text:style-name="P176"><text:s text:c="4"/>double Square() override;</text:p>
      <text:p text:style-name="P176"><text:s text:c="4"/>void <text:s text:c="2"/>Print() override;</text:p>
      <text:p text:style-name="P176"><text:s text:c="4"/>virtual ~Trapeze();</text:p>
      <text:p text:style-name="P176"/>
      <text:p text:style-name="P176">private:</text:p>
      <text:p text:style-name="P176"><text:s text:c="4"/>size_t base_a;</text:p>
      <text:p text:style-name="P176"><text:s text:c="4"/>size_t base_b;</text:p>
      <text:p text:style-name="P176"><text:s text:c="4"/>size_t height;</text:p>
      <text:p text:style-name="P176"/>
      <text:p text:style-name="P176"/>
      <text:p text:style-name="P176">};</text:p>
      <text:p text:style-name="P176"/>
      <text:p text:style-name="P176"/>
      <text:p text:style-name="P176">#endif //LAB_1_TRAPEZE_H</text:p>
      <text:list xml:id="list2131925149" text:style-name="L36">
        <text:list-header>
          <text:p text:style-name="P168"/>
        </text:list-header>
        <text:list-item>
          <text:p text:style-name="P168">Trapeze.cpp</text:p>
        </text:list-item>
      </text:list>
      <text:p text:style-name="P176"/>
      <text:p text:style-name="P176"/>
      <text:p text:style-name="P176">#include "Trapeze.h"</text:p>
      <text:p text:style-name="P176">#include &lt;iostream&gt;</text:p>
      <text:p text:style-name="P176"/>
      <text:p text:style-name="P176"><text:soft-page-break/>Trapeze::Trapeze() : Trapeze(0,0,0) {</text:p>
      <text:p text:style-name="P176"/>
      <text:p text:style-name="P176">}</text:p>
      <text:p text:style-name="P176"/>
      <text:p text:style-name="P176">Trapeze::Trapeze(std::istream &amp;is) {</text:p>
      <text:p text:style-name="P176"><text:s text:c="4"/>std::cout &lt;&lt; "Enter first base, second base and height:"&lt;&lt;std::endl;</text:p>
      <text:p text:style-name="P176"><text:s text:c="4"/>is &gt;&gt; base_a &gt;&gt; base_b &gt;&gt; height;</text:p>
      <text:p text:style-name="P176">}</text:p>
      <text:p text:style-name="P176"/>
      <text:p text:style-name="P176">Trapeze::Trapeze(const Trapeze &amp;orig) {</text:p>
      <text:p text:style-name="P176"><text:s text:c="4"/>base_a = orig.base_a;</text:p>
      <text:p text:style-name="P176"><text:s text:c="4"/>base_b = orig.base_b;</text:p>
      <text:p text:style-name="P176"><text:s text:c="4"/>height = orig.height;</text:p>
      <text:p text:style-name="P176">}</text:p>
      <text:p text:style-name="P176"/>
      <text:p text:style-name="P176">Trapeze::Trapeze(size_t base_a, size_t base_b, size_t height): base_a(base_a), base_b(base_b), height(height) {</text:p>
      <text:p text:style-name="P176"><text:s text:c="4"/>std::cout &lt;&lt; "Trapeze created: " &lt;&lt; base_a &lt;&lt; ", " &lt;&lt; base_b &lt;&lt; ", " &lt;&lt; height &lt;&lt; std::endl;</text:p>
      <text:p text:style-name="P176">}</text:p>
      <text:p text:style-name="P176"/>
      <text:p text:style-name="P176">void Trapeze::Print() {</text:p>
      <text:p text:style-name="P176"><text:s text:c="4"/>std::cout &lt;&lt; "Trapeze:" &lt;&lt;std::endl;</text:p>
      <text:p text:style-name="P176"><text:s text:c="4"/>std::cout &lt;&lt;"first base = " &lt;&lt; base_a &lt;&lt; ", second base = " &lt;&lt; base_b &lt;&lt; ", height = " &lt;&lt; height &lt;&lt; std::endl;</text:p>
      <text:p text:style-name="P176">}</text:p>
      <text:p text:style-name="P176"/>
      <text:p text:style-name="P176">double Trapeze::Square() {</text:p>
      <text:p text:style-name="P176"><text:s text:c="4"/>return ((base_a + base_b) / 2) * height;</text:p>
      <text:p text:style-name="P176">}</text:p>
      <text:p text:style-name="P176"/>
      <text:p text:style-name="P176">Trapeze::~Trapeze() {</text:p>
      <text:p text:style-name="P176"><text:s text:c="4"/>std::cout &lt;&lt; "Trapeze delete" &lt;&lt; std::endl;</text:p>
      <text:p text:style-name="P176">}</text:p>
      <text:p text:style-name="P170"/>
      <text:p text:style-name="P82"/>
      <text:list xml:id="list3964634471" text:style-name="L20">
        <text:list-item>
          <text:p text:style-name="P171"><text:span text:style-name="T51">TStack</text:span><text:span text:style-name="T50">.h</text:span></text:p>
        </text:list-item>
      </text:list>
      <text:p text:style-name="P82">#ifndef LAB_2_TSTACK_H</text:p>
      <text:p text:style-name="P82">#define LAB_2_TSTACK_H</text:p>
      <text:p text:style-name="P82"/>
      <text:p text:style-name="P82"/>
      <text:p text:style-name="P82">#include "TStackItem.h"</text:p>
      <text:p text:style-name="P82"/>
      <text:p text:style-name="P82">class TStack {</text:p>
      <text:p text:style-name="P82">public:</text:p>
      <text:p text:style-name="P82"><text:s text:c="4"/>TStack();</text:p>
      <text:p text:style-name="P82"><text:s text:c="4"/>//copy constructor</text:p>
      <text:p text:style-name="P82"><text:s text:c="4"/>TStack(const TStack&amp; orig);</text:p>
      <text:p text:style-name="P82"/>
      <text:p text:style-name="P82"><text:s text:c="4"/>//for rvalue</text:p>
      <text:p text:style-name="P82"><text:s text:c="4"/>void push(Trapeze &amp;&amp;trap);</text:p>
      <text:p text:style-name="P82"><text:s text:c="4"/>//for lvalue</text:p>
      <text:p text:style-name="P82"><text:s text:c="4"/>void push(Trapeze &amp;trap);</text:p>
      <text:p text:style-name="P82"><text:s text:c="4"/>size_t getSize();</text:p>
      <text:p text:style-name="P82"><text:s text:c="4"/>bool empty();</text:p>
      <text:p text:style-name="P82"><text:s text:c="4"/>Trapeze pop();</text:p>
      <text:p text:style-name="P82"/>
      <text:p text:style-name="P82"><text:s text:c="4"/>friend std::ostream&amp; operator&lt;&lt;(std::ostream &amp;os, const TStack&amp; stack);</text:p>
      <text:p text:style-name="P82"/>
      <text:p text:style-name="P82"><text:s text:c="4"/>~TStack();</text:p>
      <text:p text:style-name="P82"/>
      <text:p text:style-name="P82">private:</text:p>
      <text:p text:style-name="P82"><text:s text:c="4"/>TStackItem* top;</text:p>
      <text:p text:style-name="P82"><text:soft-page-break/><text:s text:c="4"/>size_t size;</text:p>
      <text:p text:style-name="P82">};</text:p>
      <text:p text:style-name="P82"/>
      <text:p text:style-name="P82"/>
      <text:p text:style-name="P82">#endif //LAB_2_TSTACK_H</text:p>
      <text:p text:style-name="P82"/>
      <text:list xml:id="list2025093050" text:style-name="L21">
        <text:list-item>
          <text:p text:style-name="P172"><text:span text:style-name="T51">TStack</text:span>.cpp</text:p>
        </text:list-item>
      </text:list>
      <text:p text:style-name="P82">#include "TStack.h"</text:p>
      <text:p text:style-name="P82"/>
      <text:p text:style-name="P82"/>
      <text:p text:style-name="P82">TStack::TStack() : top(nullptr), size(0) {</text:p>
      <text:p text:style-name="P82">}</text:p>
      <text:p text:style-name="P82"/>
      <text:p text:style-name="P82">TStack::TStack(const TStack &amp;orig) {</text:p>
      <text:p text:style-name="P82"><text:s text:c="4"/>TStackItem *item = orig.top;</text:p>
      <text:p text:style-name="P82"><text:s text:c="4"/>size = orig.size;</text:p>
      <text:p text:style-name="P82"><text:s text:c="4"/>while(item != nullptr) {</text:p>
      <text:p text:style-name="P82"><text:s text:c="8"/>item = item-&gt;GetPrev();</text:p>
      <text:p text:style-name="P82"><text:s text:c="8"/>this-&gt;push(item-&gt;GetTrapeze());</text:p>
      <text:p text:style-name="P82"><text:s text:c="4"/>}</text:p>
      <text:p text:style-name="P82"/>
      <text:p text:style-name="P82">}</text:p>
      <text:p text:style-name="P82"/>
      <text:p text:style-name="P82">size_t TStack::getSize() {</text:p>
      <text:p text:style-name="P82"><text:s text:c="4"/>return this-&gt;size;</text:p>
      <text:p text:style-name="P82">}</text:p>
      <text:p text:style-name="P82"/>
      <text:p text:style-name="P82">void TStack::push(Trapeze &amp;&amp;trap) {</text:p>
      <text:p text:style-name="P82"><text:s text:c="4"/>TStackItem* newItem = new TStackItem(trap);</text:p>
      <text:p text:style-name="P82"><text:s text:c="4"/>newItem-&gt;SetPrev(top);</text:p>
      <text:p text:style-name="P82"><text:s text:c="4"/>top = newItem;</text:p>
      <text:p text:style-name="P82"><text:s text:c="4"/>size++;</text:p>
      <text:p text:style-name="P82">}</text:p>
      <text:p text:style-name="P82"/>
      <text:p text:style-name="P82">void TStack::push(Trapeze &amp;trap) {</text:p>
      <text:p text:style-name="P82"><text:s text:c="4"/>TStackItem* newItem = new TStackItem(trap);</text:p>
      <text:p text:style-name="P82"><text:s text:c="4"/>newItem-&gt;SetPrev(top);</text:p>
      <text:p text:style-name="P82"><text:s text:c="4"/>top = newItem;</text:p>
      <text:p text:style-name="P82"><text:s text:c="4"/>size++;</text:p>
      <text:p text:style-name="P82">}</text:p>
      <text:p text:style-name="P82"/>
      <text:p text:style-name="P82">bool TStack::empty() {</text:p>
      <text:p text:style-name="P82"><text:s text:c="4"/>return top==nullptr;</text:p>
      <text:p text:style-name="P82">}</text:p>
      <text:p text:style-name="P82"/>
      <text:p text:style-name="P82">Trapeze TStack::pop() {</text:p>
      <text:p text:style-name="P82"><text:s text:c="4"/>Trapeze result;</text:p>
      <text:p text:style-name="P82"><text:s text:c="4"/>if (top != nullptr) {</text:p>
      <text:p text:style-name="P82"><text:s text:c="8"/>TStackItem *old_top = top;</text:p>
      <text:p text:style-name="P82"><text:s text:c="8"/>top = top-&gt;GetPrev();</text:p>
      <text:p text:style-name="P82"><text:s text:c="8"/>result = old_top-&gt;GetTrapeze();</text:p>
      <text:p text:style-name="P82"><text:s text:c="8"/>old_top-&gt;SetPrev(nullptr);</text:p>
      <text:p text:style-name="P82"><text:s text:c="8"/>delete old_top;</text:p>
      <text:p text:style-name="P82"><text:s text:c="8"/>size--;</text:p>
      <text:p text:style-name="P82"><text:s text:c="4"/>}</text:p>
      <text:p text:style-name="P82"><text:s text:c="4"/>else {</text:p>
      <text:p text:style-name="P82"><text:s text:c="8"/>std::cout &lt;&lt; "Stack isn't have elements" &lt;&lt; std::endl;</text:p>
      <text:p text:style-name="P82"><text:s text:c="4"/>}</text:p>
      <text:p text:style-name="P82"/>
      <text:p text:style-name="P82"><text:s text:c="4"/>return result;</text:p>
      <text:p text:style-name="P82">}</text:p>
      <text:p text:style-name="P82"/>
      <text:p text:style-name="P82">TStack::~TStack() {</text:p>
      <text:p text:style-name="P82"><text:soft-page-break/><text:s text:c="4"/>while(!this-&gt;empty()) {</text:p>
      <text:p text:style-name="P82"><text:s text:c="8"/>this-&gt;pop();</text:p>
      <text:p text:style-name="P82"><text:s text:c="4"/>}</text:p>
      <text:p text:style-name="P82">}</text:p>
      <text:p text:style-name="P82"/>
      <text:p text:style-name="P82">std::ostream&amp; operator&lt;&lt;(std::ostream &amp;os, const TStack&amp; stack) {</text:p>
      <text:p text:style-name="P82"><text:s text:c="4"/>TStackItem *item = stack.top;</text:p>
      <text:p text:style-name="P82"><text:s text:c="4"/>os &lt;&lt; "Stack: " &lt;&lt; std::endl;</text:p>
      <text:p text:style-name="P82"/>
      <text:p text:style-name="P82"><text:s text:c="4"/>while(item != nullptr) {</text:p>
      <text:p text:style-name="P82"><text:s text:c="8"/>os &lt;&lt; *item;</text:p>
      <text:p text:style-name="P82"><text:s text:c="8"/>item = item-&gt;GetPrev();</text:p>
      <text:p text:style-name="P82"/>
      <text:p text:style-name="P82"><text:s text:c="4"/>}</text:p>
      <text:p text:style-name="P82"><text:s text:c="4"/>return os;</text:p>
      <text:p text:style-name="P82">}</text:p>
      <text:list xml:id="list1796837558" text:style-name="L22">
        <text:list-item>
          <text:p text:style-name="P155">TstackItem.<text:span text:style-name="T77">h</text:span></text:p>
        </text:list-item>
      </text:list>
      <text:p text:style-name="P177">#ifndef LAB_2_TSTACKITEM_H</text:p>
      <text:p text:style-name="P177">#define LAB_2_TSTACKITEM_H</text:p>
      <text:p text:style-name="P177"/>
      <text:p text:style-name="P177">#include "Trapeze.h"</text:p>
      <text:p text:style-name="P177"/>
      <text:p text:style-name="P177"/>
      <text:p text:style-name="P177">class TStackItem {</text:p>
      <text:p text:style-name="P177">public:</text:p>
      <text:p text:style-name="P177"><text:s text:c="4"/>//type conversion</text:p>
      <text:p text:style-name="P177"><text:s text:c="4"/>TStackItem(const Trapeze&amp; trap);</text:p>
      <text:p text:style-name="P177"><text:s text:c="4"/>//copy construct</text:p>
      <text:p text:style-name="P177"><text:s text:c="4"/>TStackItem(const TStackItem&amp; orig);</text:p>
      <text:p text:style-name="P177"/>
      <text:p text:style-name="P177"><text:s text:c="4"/>friend std::ostream&amp; operator&lt;&lt;(std::ostream&amp; os, const TStackItem&amp; item);</text:p>
      <text:p text:style-name="P177"/>
      <text:p text:style-name="P177"><text:s text:c="4"/>void SetPrev(TStackItem* prev);</text:p>
      <text:p text:style-name="P177"><text:s text:c="4"/>TStackItem* GetPrev();</text:p>
      <text:p text:style-name="P177"><text:s text:c="4"/>Trapeze GetTrapeze() const;</text:p>
      <text:p text:style-name="P177"/>
      <text:p text:style-name="P177"><text:s text:c="4"/>virtual ~TStackItem();</text:p>
      <text:p text:style-name="P177">private:</text:p>
      <text:p text:style-name="P177"/>
      <text:p text:style-name="P177"><text:s text:c="4"/>Trapeze trapeze;</text:p>
      <text:p text:style-name="P177"><text:s text:c="4"/>TStackItem* prev;</text:p>
      <text:p text:style-name="P177">};</text:p>
      <text:p text:style-name="P177"/>
      <text:p text:style-name="P177"/>
      <text:p text:style-name="P177">#endif //LAB_2_TSTACKITEM_H</text:p>
      <text:list xml:id="list125745761899220" text:continue-numbering="true" text:style-name="L22">
        <text:list-item>
          <text:p text:style-name="P155"><text:span text:style-name="T78">TStackItem</text:span>.cpp</text:p>
        </text:list-item>
      </text:list>
      <text:p text:style-name="P177"/>
      <text:p text:style-name="P177">#include "TStackItem.h"</text:p>
      <text:p text:style-name="P177"/>
      <text:p text:style-name="P177"/>
      <text:p text:style-name="P177">TStackItem::TStackItem(const Trapeze&amp; trap) {</text:p>
      <text:p text:style-name="P177"><text:s text:c="4"/>trapeze = trap;</text:p>
      <text:p text:style-name="P177"><text:s text:c="4"/>prev = nullptr;</text:p>
      <text:p text:style-name="P177"><text:s text:c="4"/>//std::cout &lt;&lt; "Stack item: created" &lt;&lt; std::endl;</text:p>
      <text:p text:style-name="P177">}</text:p>
      <text:p text:style-name="P177"/>
      <text:p text:style-name="P177">TStackItem::TStackItem(const TStackItem &amp;orig) {</text:p>
      <text:p text:style-name="P177"><text:s text:c="4"/>trapeze = orig.trapeze;</text:p>
      <text:p text:style-name="P177"><text:s text:c="4"/>prev = orig.prev;</text:p>
      <text:p text:style-name="P177"><text:s text:c="4"/>//std::cout &lt;&lt; "Stack item: copied" &lt;&lt; std::endl;</text:p>
      <text:p text:style-name="P177">}</text:p>
      <text:p text:style-name="P177"/>
      <text:p text:style-name="P177">void TStackItem::SetPrev(TStackItem *prev) {</text:p>
      <text:p text:style-name="P177"><text:soft-page-break/><text:s text:c="4"/>if(this != nullptr)</text:p>
      <text:p text:style-name="P177"><text:s text:c="8"/>this-&gt;prev = prev;</text:p>
      <text:p text:style-name="P177">}</text:p>
      <text:p text:style-name="P177"/>
      <text:p text:style-name="P177">TStackItem* TStackItem::GetPrev() {</text:p>
      <text:p text:style-name="P177"><text:s text:c="4"/>return this-&gt;prev;</text:p>
      <text:p text:style-name="P177">}</text:p>
      <text:p text:style-name="P177"/>
      <text:p text:style-name="P177">Trapeze TStackItem::GetTrapeze() const {</text:p>
      <text:p text:style-name="P177"><text:s text:c="4"/>return this-&gt;trapeze;</text:p>
      <text:p text:style-name="P177">}</text:p>
      <text:p text:style-name="P177"/>
      <text:p text:style-name="P177">TStackItem::~TStackItem() {</text:p>
      <text:p text:style-name="P177"><text:s text:c="4"/>//std::cout &lt;&lt; "Stack item: deleted" &lt;&lt; std::endl;</text:p>
      <text:p text:style-name="P177"><text:s text:c="4"/>delete prev;</text:p>
      <text:p text:style-name="P177">}</text:p>
      <text:p text:style-name="P177"/>
      <text:p text:style-name="P177">std::ostream&amp; operator&lt;&lt;(std::ostream&amp; os, const TStackItem&amp; item) {</text:p>
      <text:p text:style-name="P177"><text:s text:c="4"/>std::cout &lt;&lt; item.trapeze;</text:p>
      <text:p text:style-name="P177"><text:s text:c="4"/>return os;</text:p>
      <text:p text:style-name="P177">}</text:p>
      <text:list xml:id="list125745145715106" text:continue-numbering="true" text:style-name="L22">
        <text:list-item>
          <text:p text:style-name="P154">main.cpp</text:p>
        </text:list-item>
      </text:list>
      <text:p text:style-name="P82">#include &lt;cstdlib&gt;</text:p>
      <text:p text:style-name="P82">#include &lt;iostream&gt;</text:p>
      <text:p text:style-name="P82">#include "TStack.h"</text:p>
      <text:p text:style-name="P82"/>
      <text:p text:style-name="P82"/>
      <text:p text:style-name="P82">int main(int argc, char** argv) {</text:p>
      <text:p text:style-name="P82"/>
      <text:p text:style-name="P82"/>
      <text:p text:style-name="P82"><text:s text:c="4"/>TStack stack;</text:p>
      <text:p text:style-name="P82"><text:s text:c="4"/>unsigned int action;</text:p>
      <text:p text:style-name="P82"/>
      <text:p text:style-name="P82"><text:s text:c="4"/>while (true) {</text:p>
      <text:p text:style-name="P82"><text:s text:c="8"/>std::cout &lt;&lt; "Menu:" &lt;&lt; std::endl;</text:p>
      <text:p text:style-name="P82"><text:s text:c="8"/>std::cout &lt;&lt; "1) Push figure" &lt;&lt; std::endl;</text:p>
      <text:p text:style-name="P82"><text:s text:c="8"/>std::cout &lt;&lt; "2) Pop figure" &lt;&lt; std::endl;</text:p>
      <text:p text:style-name="P82"><text:s text:c="8"/>std::cout &lt;&lt; "3) Print" &lt;&lt; std::endl;</text:p>
      <text:p text:style-name="P82"><text:s text:c="8"/>std::cout &lt;&lt; "4) Print size" &lt;&lt; std::endl;</text:p>
      <text:p text:style-name="P82"><text:s text:c="8"/>std::cout &lt;&lt; "0) Quit" &lt;&lt; std::endl;</text:p>
      <text:p text:style-name="P82"><text:s text:c="8"/>std::cin &gt;&gt; action;</text:p>
      <text:p text:style-name="P82"/>
      <text:p text:style-name="P82"><text:s text:c="8"/>if (action == 0) {</text:p>
      <text:p text:style-name="P82"><text:s text:c="12"/>break;</text:p>
      <text:p text:style-name="P82"><text:s text:c="8"/>}</text:p>
      <text:p text:style-name="P82"/>
      <text:p text:style-name="P82"><text:s text:c="8"/>switch (action) {</text:p>
      <text:p text:style-name="P82"><text:s text:c="12"/>case 1: {</text:p>
      <text:p text:style-name="P82"><text:s text:c="16"/>Trapeze t;</text:p>
      <text:p text:style-name="P82"><text:s text:c="16"/>std::cin &gt;&gt; t;</text:p>
      <text:p text:style-name="P82"><text:s text:c="16"/>stack.push(t);</text:p>
      <text:p text:style-name="P82"><text:s text:c="16"/>break;</text:p>
      <text:p text:style-name="P82"><text:s text:c="12"/>}</text:p>
      <text:p text:style-name="P82"><text:s text:c="12"/>case 2: {</text:p>
      <text:p text:style-name="P82"><text:s text:c="16"/>stack.pop();</text:p>
      <text:p text:style-name="P82"><text:s text:c="16"/>break;</text:p>
      <text:p text:style-name="P82"><text:s text:c="12"/>}</text:p>
      <text:p text:style-name="P82"/>
      <text:p text:style-name="P82"><text:s text:c="12"/>case 3: {</text:p>
      <text:p text:style-name="P82"><text:s text:c="16"/>std::cout&lt;&lt;stack;</text:p>
      <text:p text:style-name="P82"><text:s text:c="16"/>break;</text:p>
      <text:p text:style-name="P82"><text:s text:c="12"/>}</text:p>
      <text:p text:style-name="P82"/>
      <text:p text:style-name="P82"><text:soft-page-break/><text:s text:c="12"/>case 4: {</text:p>
      <text:p text:style-name="P82"><text:s text:c="16"/>size_t size = stack.getSize();</text:p>
      <text:p text:style-name="P82"><text:s text:c="16"/>std::cout &lt;&lt; "size: " &lt;&lt; size &lt;&lt; std::endl;</text:p>
      <text:p text:style-name="P82"><text:s text:c="16"/>break;</text:p>
      <text:p text:style-name="P82"><text:s text:c="12"/>}</text:p>
      <text:p text:style-name="P82"><text:s text:c="12"/>default:</text:p>
      <text:p text:style-name="P82"><text:s text:c="16"/>std::cout &lt;&lt; "Invalid action" &lt;&lt; std::endl;</text:p>
      <text:p text:style-name="P82"><text:s text:c="16"/>break;</text:p>
      <text:p text:style-name="P82"><text:s text:c="8"/>}</text:p>
      <text:p text:style-name="P82"><text:s text:c="4"/>}</text:p>
      <text:p text:style-name="P82"/>
      <text:p text:style-name="P82"/>
      <text:p text:style-name="P82"><text:s text:c="4"/>return 0;</text:p>
      <text:p text:style-name="P82">}</text:p>
      <text:p text:style-name="P82"/>
      <text:p text:style-name="Text_20_body"><text:span text:style-name="T14">Выводы</text:span><text:span text:style-name="T15">:</text:span><text:span text:style-name="T16"> </text:span><text:span text:style-name="T18">в данной лабораторной работе я </text:span><text:span text:style-name="T19">закрепил</text:span><text:span text:style-name="T18"> навыки п</text:span><text:span text:style-name="T29">рог</text:span><text:span text:style-name="T18">раммирования классов на языке С++,</text:span><text:span text:style-name="T29"> изучил и применил</text:span><text:span text:style-name="T19"> динамически</text:span><text:span text:style-name="T29">е</text:span><text:span text:style-name="T19"> структур</text:span><text:span text:style-name="T29">ы</text:span><text:span text:style-name="T19">.</text:span></text:p>
      <text:p text:style-name="P4"><text:span text:style-name="T10">Ссылка на код: https://github.com/ArtDu/oop/tree/master/lab_2</text:span></text:p>
      <text:p text:style-name="P102">Московский Авиационный Институт</text:p>
      <text:p text:style-name="P43">(Национальный Исследовательский Университет)</text:p>
      <text:p text:style-name="P51"><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1">Кафедра 806 «Вычислительная математика и программирование»</text:p>
      <text:p text:style-name="P29"/>
      <text:p text:style-name="P59">Объектно-ориентированное программирование</text:p>
      <text:h text:style-name="P129" text:outline-level="1"><text:bookmark-start text:name="__RefHeading___Toc210_85901231711"/>Лабораторная работа №<text:span text:style-name="T64">3</text:span><text:bookmark-end text:name="__RefHeading___Toc210_85901231711"/></text:h>
      <text:h text:style-name="P136" text:outline-level="1"/>
      <text:p text:style-name="P70"/>
      <text:p text:style-name="P70"/>
      <text:p text:style-name="P70"/>
      <text:p text:style-name="P70"/>
      <text:p text:style-name="P70"/>
      <text:p text:style-name="P70"/>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P144" text:outline-level="2">Ц<text:span text:style-name="T65">ель работы</text:span> <text:s/></text:h>
      <text:p text:style-name="Standard">Целью лабораторной работы является: <text:s/></text:p>
      <text:list xml:id="list2634578549" text:style-name="L23">
        <text:list-item>
          <text:p text:style-name="P95">Закрепление навыков работы с классами. <text:s/></text:p>
        </text:list-item>
        <text:list-item>
          <text:p text:style-name="P95">Знакомство с умными указателями. </text:p>
        </text:list-item>
      </text:list>
      <text:p text:style-name="Standard">Задание <text:s text:c="3"/></text:p>
      <text:p text:style-name="Standard">Необходимо спроектировать и запрограммировать на языке C++ класс-контейнер первого уровня, содержащий все три фигуры класса фигуры, согласно вариантов задания (реализованную в ЛР1). <text:s/></text:p>
      <text:p text:style-name="Standard">Классы должны удовлетворять следующим правилам: <text:s/></text:p>
      <text:list xml:id="list2679381543" text:style-name="L24">
        <text:list-item>
          <text:p text:style-name="P96">Требования к классу фигуры аналогичны требованиям из лабораторной работы 1. <text:s/></text:p>
        </text:list-item>
        <text:list-item>
          <text:p text:style-name="P96">Класс-контейнер должен соджержать объекты используя std:shared_ptr&lt;...&gt;. <text:s/></text:p>
        </text:list-item>
        <text:list-item>
          <text:p text:style-name="P96">Класс-контейнер должен иметь метод по добавлению фигуры в контейнер <text:s/></text:p>
        </text:list-item>
        <text:list-item>
          <text:p text:style-name="P96">Класс-контейнер должен иметь методы по получению фигуры из контейнера (опеределяется структурой контейнера). <text:s/></text:p>
        </text:list-item>
        <text:list-item>
          <text:p text:style-name="P96">Класс-контейнер должен иметь метод по удалению <text:s/>фигуры из контейнера (опеределяется структурой контейнера). <text:s/></text:p>
        </text:list-item>
        <text:list-item>
          <text:p text:style-name="P96">Класс-контейнер должен иметь перегруженный оператор по выводу контейнера в поток std::ostream (&lt;&lt;). <text:s/></text:p>
        </text:list-item>
        <text:list-item>
          <text:p text:style-name="P96">Класс-контейнер должен иметь деструктор, удаляющий все элементы контейнера. <text:s/></text:p>
        </text:list-item>
        <text:list-item>
          <text:p text:style-name="P96">Классы должны быть расположенны в раздельных файлах: отдельно заголовки (.h), отдельно описание методов (.cpp). <text:s/></text:p>
        </text:list-item>
        <text:list-item>
          <text:p text:style-name="P96">Программа должна позволять: <text:s/></text:p>
        </text:list-item>
        <text:list-item>
          <text:p text:style-name="P96">Вводить произвольное количество фигур и добавлять их в контейнер. <text:s/></text:p>
        </text:list-item>
        <text:list-item>
          <text:p text:style-name="P96">Распечатывать содержимое контейнера. <text:s/></text:p>
        </text:list-item>
        <text:list-item>
          <text:p text:style-name="P96">Удалять фигуры из контейнера. </text:p>
        </text:list-item>
      </text:list>
      <text:h text:style-name="Heading_20_2" text:outline-level="2">Теория</text:h>
      <text:p text:style-name="Standard"><text:span text:style-name="Strong_20_Emphasis">Smart pointer</text:span> — это объект, работать с которым можно как с обычным указателем, но при этом, в отличии от последнего, он предоставляет дополнительный функционал (например, автоматическое освобождение закрепленной за указателем области памяти).</text:p>
      <text:p text:style-name="Standard">Умные указатели призваны для борьбы с утечками памяти, которые сложно избежать в больших проектах. Они особенно удобны в местах, где возникают исключения, так как при последних происходит процесс раскрутки стека и уничтожаются локальные объекты. В случае обычного указателя — уничтожится переменная-указатель, при этом ресурс останется не освобожденным. В случае умного указателя — вызовется деструктор, который и освободит выделенный ресурс.</text:p>
      <text:p text:style-name="Standard"><text:span text:style-name="T66">В новом стандарте появились следующие умные указатели: </text:span><text:span text:style-name="Teletype"><text:span text:style-name="T67">unique_ptr</text:span></text:span><text:span text:style-name="T66">, </text:span><text:span text:style-name="Teletype"><text:span text:style-name="T67">shared_ptr</text:span></text:span> и <text:span text:style-name="Teletype"><text:span text:style-name="T67">weak_ptr</text:span></text:span>. Все они объявлены в заголовочном файле <text:span text:style-name="Teletype">&lt;memory&gt;</text:span>.</text:p>
      <text:p text:style-name="P34">unique_ptr</text:p>
      <text:p text:style-name="Standard">Этот указатель пришел на смену старому и проблематичному <text:span text:style-name="Teletype">auto_ptr</text:span>. Основная проблема последнего заключается в правах владения. Объект этого класса теряет права владения ресурсом при копировании (присваивании, использовании в конструкторе копий, передаче в функцию по значению).</text:p>
      <text:p text:style-name="P34">shared_ptr</text:p>
      <text:p text:style-name="Standard">Это самый популярный и самый широкоиспользуемый умный указатель. Он начал своё развитие как часть библиотеки boost. Данный указатель был столь успешным, что его включили в C++ Technical Report 1 и он был доступен в пространстве имен <text:span text:style-name="Teletype">tr1</text:span> — <text:span text:style-name="Teletype">std::tr1::shared_ptr&lt;&gt;</text:span>.</text:p>
      <text:p text:style-name="Standard">В отличии от рассмотренных выше указателей, <text:span text:style-name="Teletype">shared_ptr</text:span> реализует подсчет ссылок на ресурс. Ресурс освободится тогда, когда счетчик ссылок на него будет равен 0. Как <text:soft-page-break/>видно, система реализует одно из основных правил сборщика мусора.</text:p>
      <text:p text:style-name="P34">weak_ptr</text:p>
      <text:p text:style-name="Standard">Этот указатель также, как и <text:span text:style-name="Teletype">shared_ptr</text:span> начал свое рождение в проекте boost, затем был включен в C++ Technical Report 1 и, наконец, пришел в новый стандарт. Данный класс позволяет <text:span text:style-name="T65">избежать</text:span> циклическ<text:span text:style-name="T65">ой</text:span> зависимост<text:span text:style-name="T65">и</text:span>, которая может образоваться при использовании <text:span text:style-name="Teletype">shared_ptr</text:span>. </text:p>
      <text:h text:style-name="Heading_20_2" text:outline-level="2">Листинг</text:h>
      <text:list xml:id="list1301240217" text:style-name="L25">
        <text:list-item>
          <text:p text:style-name="P156">TStack.h</text:p>
        </text:list-item>
      </text:list>
      <text:p text:style-name="P21">#ifndef LAB_2_TSTACK_H</text:p>
      <text:p text:style-name="P21">#define LAB_2_TSTACK_H</text:p>
      <text:p text:style-name="P21"/>
      <text:p text:style-name="P21"/>
      <text:p text:style-name="P21">#include "TStackItem.h"</text:p>
      <text:p text:style-name="P21"/>
      <text:p text:style-name="P21">class TStack {</text:p>
      <text:p text:style-name="P21">public:</text:p>
      <text:p text:style-name="P21"><text:s text:c="4"/>TStack();</text:p>
      <text:p text:style-name="P21"><text:s text:c="4"/>//copy constructor</text:p>
      <text:p text:style-name="P21"><text:s text:c="4"/>TStack(const TStack&amp; orig);</text:p>
      <text:p text:style-name="P21"/>
      <text:p text:style-name="P21"><text:s text:c="4"/>//for rvalue</text:p>
      <text:p text:style-name="P21"><text:s text:c="4"/>void push(std::shared_ptr&lt;Figure&gt; &amp;&amp;trap);</text:p>
      <text:p text:style-name="P21"><text:s text:c="4"/>//for lvalue</text:p>
      <text:p text:style-name="P21"><text:s text:c="4"/>void push(std::shared_ptr&lt;Figure&gt; &amp;trap);</text:p>
      <text:p text:style-name="P21"><text:s text:c="4"/>size_t getSize();</text:p>
      <text:p text:style-name="P21"><text:s text:c="4"/>bool empty();</text:p>
      <text:p text:style-name="P21"><text:s text:c="4"/>std::shared_ptr&lt;Figure&gt; pop();</text:p>
      <text:p text:style-name="P21"/>
      <text:p text:style-name="P21"><text:s text:c="4"/>friend std::ostream&amp; operator&lt;&lt;(std::ostream &amp;os, const TStack&amp; stack);</text:p>
      <text:p text:style-name="P21"/>
      <text:p text:style-name="P21"><text:s text:c="4"/>~TStack();</text:p>
      <text:p text:style-name="P21"/>
      <text:p text:style-name="P21">private:</text:p>
      <text:p text:style-name="P21"><text:s text:c="4"/>std::shared_ptr&lt;TStackItem&gt; top;</text:p>
      <text:p text:style-name="P21"><text:s text:c="4"/>size_t size;</text:p>
      <text:p text:style-name="P21">};</text:p>
      <text:p text:style-name="P21"/>
      <text:p text:style-name="P21"/>
      <text:p text:style-name="P21">#endif //LAB_2_TSTACK_H</text:p>
      <text:p text:style-name="P21"/>
      <text:list xml:id="list284250454" text:style-name="L26">
        <text:list-item>
          <text:p text:style-name="P157">TStack.cpp</text:p>
        </text:list-item>
      </text:list>
      <text:p text:style-name="P21">#include "TStack.h"</text:p>
      <text:p text:style-name="P21"/>
      <text:p text:style-name="P21"/>
      <text:p text:style-name="P21">TStack::TStack() : top(nullptr), size(0) {</text:p>
      <text:p text:style-name="P21">}</text:p>
      <text:p text:style-name="P21"/>
      <text:p text:style-name="P21">TStack::TStack(const TStack&amp; orig) {</text:p>
      <text:p text:style-name="P21"><text:s text:c="4"/>std::shared_ptr&lt;TStackItem&gt; item = orig.top;</text:p>
      <text:p text:style-name="P21"><text:s text:c="4"/>size = orig.size;</text:p>
      <text:p text:style-name="P21"><text:s text:c="4"/>while(item != nullptr) {</text:p>
      <text:p text:style-name="P21"><text:s text:c="8"/>item = item-&gt;GetPrev();</text:p>
      <text:p text:style-name="P21"><text:s text:c="8"/>this-&gt;push(item-&gt;GetFigure());</text:p>
      <text:p text:style-name="P21"><text:s text:c="4"/>}</text:p>
      <text:p text:style-name="P21"/>
      <text:p text:style-name="P21">}</text:p>
      <text:p text:style-name="P21"/>
      <text:p text:style-name="P21">size_t TStack::getSize() {</text:p>
      <text:p text:style-name="P21"><text:s text:c="4"/>return this-&gt;size;</text:p>
      <text:p text:style-name="P21">}</text:p>
      <text:p text:style-name="P21"><text:soft-page-break/></text:p>
      <text:p text:style-name="P21">void TStack::push(std::shared_ptr&lt;Figure&gt; &amp;&amp;trap) {</text:p>
      <text:p text:style-name="P21"><text:s text:c="4"/>std::shared_ptr&lt;TStackItem&gt; newItem(new TStackItem(trap));</text:p>
      <text:p text:style-name="P21"><text:s text:c="4"/>newItem-&gt;SetPrev(top);</text:p>
      <text:p text:style-name="P21"><text:s text:c="4"/>top = newItem;</text:p>
      <text:p text:style-name="P21"><text:s text:c="4"/>size++;</text:p>
      <text:p text:style-name="P21">}</text:p>
      <text:p text:style-name="P21"/>
      <text:p text:style-name="P21">void TStack::push(std::shared_ptr&lt;Figure&gt; &amp;trap) {</text:p>
      <text:p text:style-name="P21"><text:s text:c="4"/>std::shared_ptr&lt;TStackItem&gt; newItem(new TStackItem(trap));</text:p>
      <text:p text:style-name="P21"><text:s text:c="4"/>newItem-&gt;SetPrev(top);</text:p>
      <text:p text:style-name="P21"><text:s text:c="4"/>top = newItem;</text:p>
      <text:p text:style-name="P21"><text:s text:c="4"/>size++;</text:p>
      <text:p text:style-name="P21">}</text:p>
      <text:p text:style-name="P21"/>
      <text:p text:style-name="P21">bool TStack::empty() {</text:p>
      <text:p text:style-name="P21"><text:s text:c="4"/>return top==nullptr;</text:p>
      <text:p text:style-name="P21">}</text:p>
      <text:p text:style-name="P21"/>
      <text:p text:style-name="P21">std::shared_ptr&lt;Figure&gt; TStack::pop() {</text:p>
      <text:p text:style-name="P21"><text:s text:c="4"/>std::shared_ptr&lt;Figure&gt; result;</text:p>
      <text:p text:style-name="P21"><text:s text:c="4"/>if (top != nullptr) {</text:p>
      <text:p text:style-name="P21"><text:s text:c="8"/>std::shared_ptr&lt;TStackItem&gt;old_top = top;</text:p>
      <text:p text:style-name="P21"><text:s text:c="8"/>top = top-&gt;GetPrev();</text:p>
      <text:p text:style-name="P21"><text:s text:c="8"/>result = old_top-&gt;GetFigure();</text:p>
      <text:p text:style-name="P21"><text:s text:c="8"/>old_top-&gt;SetPrev(nullptr);</text:p>
      <text:p text:style-name="P21"><text:s text:c="8"/>size--;</text:p>
      <text:p text:style-name="P21"><text:s text:c="4"/>}</text:p>
      <text:p text:style-name="P21"><text:s text:c="4"/>else {</text:p>
      <text:p text:style-name="P21"><text:s text:c="8"/>std::cout &lt;&lt; "Stack isn't have elements" &lt;&lt; std::endl;</text:p>
      <text:p text:style-name="P21"><text:s text:c="4"/>}</text:p>
      <text:p text:style-name="P21"/>
      <text:p text:style-name="P21"><text:s text:c="4"/>return result;</text:p>
      <text:p text:style-name="P21">}</text:p>
      <text:p text:style-name="P21"/>
      <text:p text:style-name="P21">TStack::~TStack() {</text:p>
      <text:p text:style-name="P21"><text:s text:c="4"/>while(!this-&gt;empty()) {</text:p>
      <text:p text:style-name="P21"><text:s text:c="8"/>this-&gt;pop();</text:p>
      <text:p text:style-name="P21"><text:s text:c="4"/>}</text:p>
      <text:p text:style-name="P21">}</text:p>
      <text:p text:style-name="P21"/>
      <text:p text:style-name="P21">std::ostream&amp; operator&lt;&lt;(std::ostream &amp;os, const TStack&amp; stack) {</text:p>
      <text:p text:style-name="P21"><text:s text:c="4"/>std::shared_ptr&lt;TStackItem&gt;item = stack.top;</text:p>
      <text:p text:style-name="P21"><text:s text:c="4"/>os &lt;&lt; "Stack: " &lt;&lt; std::endl&lt;&lt; std::endl;</text:p>
      <text:p text:style-name="P21"/>
      <text:p text:style-name="P21"><text:s text:c="4"/>while(item != nullptr) {</text:p>
      <text:p text:style-name="P21"><text:s text:c="8"/>os &lt;&lt; *item;</text:p>
      <text:p text:style-name="P21"><text:s text:c="8"/>item = item-&gt;GetPrev();</text:p>
      <text:p text:style-name="P21"/>
      <text:p text:style-name="P21"><text:s text:c="4"/>}</text:p>
      <text:p text:style-name="P21"><text:s text:c="4"/>return os;</text:p>
      <text:p text:style-name="P21">}</text:p>
      <text:p text:style-name="P21"/>
      <text:list xml:id="list2082912933" text:style-name="L27">
        <text:list-item>
          <text:p text:style-name="P158">TStackItem.h</text:p>
        </text:list-item>
      </text:list>
      <text:p text:style-name="P21">#ifndef LAB_2_TSTACKITEM_H</text:p>
      <text:p text:style-name="P21">#define LAB_2_TSTACKITEM_H</text:p>
      <text:p text:style-name="P21"/>
      <text:p text:style-name="P21">#include "Trapeze.h"</text:p>
      <text:p text:style-name="P21">#include "Pentagon.h"</text:p>
      <text:p text:style-name="P21">#include "Rhombus.h"</text:p>
      <text:p text:style-name="P21"/>
      <text:p text:style-name="P21"/>
      <text:p text:style-name="P21">class TStackItem {</text:p>
      <text:p text:style-name="P21"><text:soft-page-break/>public:</text:p>
      <text:p text:style-name="P21"><text:s text:c="4"/>//type conversion</text:p>
      <text:p text:style-name="P21"><text:s text:c="4"/>TStackItem(const std::shared_ptr&lt;Figure&gt; &amp;trap);</text:p>
      <text:p text:style-name="P21"><text:s text:c="4"/>//copy construct</text:p>
      <text:p text:style-name="P21"><text:s text:c="4"/>TStackItem(const TStackItem&amp; orig);</text:p>
      <text:p text:style-name="P21"/>
      <text:p text:style-name="P21"><text:s text:c="4"/>friend std::ostream&amp; operator&lt;&lt;(std::ostream&amp; os, const TStackItem&amp; item);</text:p>
      <text:p text:style-name="P21"/>
      <text:p text:style-name="P21"><text:s text:c="4"/>void SetPrev(std::shared_ptr&lt;TStackItem&gt; prev);</text:p>
      <text:p text:style-name="P21"><text:s text:c="4"/>std::shared_ptr&lt;TStackItem&gt; GetPrev();</text:p>
      <text:p text:style-name="P21"><text:s text:c="4"/>std::shared_ptr&lt;Figure&gt; GetFigure() const;</text:p>
      <text:p text:style-name="P21"/>
      <text:p text:style-name="P21"><text:s text:c="4"/>virtual ~TStackItem();</text:p>
      <text:p text:style-name="P21">private:</text:p>
      <text:p text:style-name="P21"/>
      <text:p text:style-name="P21"><text:s text:c="4"/>std::shared_ptr&lt;Figure&gt; figure;</text:p>
      <text:p text:style-name="P21"><text:s text:c="4"/>std::shared_ptr&lt;TStackItem&gt; prev;</text:p>
      <text:p text:style-name="P21">};</text:p>
      <text:p text:style-name="P21"/>
      <text:p text:style-name="P21"/>
      <text:p text:style-name="P21">#endif //LAB_2_TSTACKITEM_H</text:p>
      <text:p text:style-name="P20"/>
      <text:list xml:id="list125746249096268" text:continue-numbering="true" text:style-name="L27">
        <text:list-item>
          <text:p text:style-name="P182">TStackItem.cpp</text:p>
        </text:list-item>
      </text:list>
      <text:p text:style-name="P21"/>
      <text:p text:style-name="P21">#include "TStackItem.h"</text:p>
      <text:p text:style-name="P21"/>
      <text:p text:style-name="P21"/>
      <text:p text:style-name="P21">TStackItem::TStackItem(const std::shared_ptr&lt;Figure&gt; &amp;trap) {</text:p>
      <text:p text:style-name="P21"><text:s text:c="4"/>figure = trap;</text:p>
      <text:p text:style-name="P21"><text:s text:c="4"/>prev = nullptr;</text:p>
      <text:p text:style-name="P21"><text:s text:c="4"/>//std::cout &lt;&lt; "Stack item: created" &lt;&lt; std::endl;</text:p>
      <text:p text:style-name="P21">}</text:p>
      <text:p text:style-name="P21"/>
      <text:p text:style-name="P21">TStackItem::TStackItem(const TStackItem&amp; orig) {</text:p>
      <text:p text:style-name="P21"><text:s text:c="4"/>figure = orig.figure;</text:p>
      <text:p text:style-name="P21"><text:s text:c="4"/>prev = orig.prev;</text:p>
      <text:p text:style-name="P21"><text:s text:c="4"/>//std::cout &lt;&lt; "Stack item: copied" &lt;&lt; std::endl;</text:p>
      <text:p text:style-name="P21">}</text:p>
      <text:p text:style-name="P21"/>
      <text:p text:style-name="P21">void TStackItem::SetPrev(std::shared_ptr&lt;TStackItem&gt; prev) {</text:p>
      <text:p text:style-name="P21"><text:s text:c="4"/>if(this != nullptr)</text:p>
      <text:p text:style-name="P21"><text:s text:c="8"/>this-&gt;prev = prev;</text:p>
      <text:p text:style-name="P21">}</text:p>
      <text:p text:style-name="P21"/>
      <text:p text:style-name="P21">std::shared_ptr&lt;TStackItem&gt; TStackItem::GetPrev() {</text:p>
      <text:p text:style-name="P21"><text:s text:c="4"/>return this-&gt;prev;</text:p>
      <text:p text:style-name="P21">}</text:p>
      <text:p text:style-name="P21"/>
      <text:p text:style-name="P21">std::shared_ptr&lt;Figure&gt; TStackItem::GetFigure() const{</text:p>
      <text:p text:style-name="P21"><text:s text:c="4"/>return this-&gt;figure;</text:p>
      <text:p text:style-name="P21">}</text:p>
      <text:p text:style-name="P21"/>
      <text:p text:style-name="P21">TStackItem::~TStackItem() {</text:p>
      <text:p text:style-name="P21"><text:s text:c="4"/>//std::cout &lt;&lt; "Stack item: deleted" &lt;&lt; std::endl;</text:p>
      <text:p text:style-name="P21"/>
      <text:p text:style-name="P21">}</text:p>
      <text:p text:style-name="P21"/>
      <text:p text:style-name="P21">std::ostream&amp; operator&lt;&lt;(std::ostream&amp; os, const TStackItem&amp; item) {</text:p>
      <text:p text:style-name="P21"><text:s text:c="4"/>std::cout &lt;&lt; *item.figure;</text:p>
      <text:p text:style-name="P21"><text:s text:c="4"/>return os;</text:p>
      <text:p text:style-name="P21">}</text:p>
      <text:p text:style-name="P21"/>
      <text:list xml:id="list4150327120" text:style-name="L28">
        <text:list-item>
          <text:p text:style-name="P159">main.c</text:p>
        </text:list-item>
      </text:list>
      <text:p text:style-name="P21"><text:soft-page-break/>#include &lt;cstdlib&gt;</text:p>
      <text:p text:style-name="P21">#include &lt;iostream&gt;</text:p>
      <text:p text:style-name="P21">#include "TStack.h"</text:p>
      <text:p text:style-name="P21"/>
      <text:p text:style-name="P21"/>
      <text:p text:style-name="P21">int main(int argc, char** argv) {</text:p>
      <text:p text:style-name="P21"/>
      <text:p text:style-name="P21"/>
      <text:p text:style-name="P21"><text:s text:c="4"/>TStack stack;</text:p>
      <text:p text:style-name="P21"><text:s text:c="4"/>unsigned int action;</text:p>
      <text:p text:style-name="P21"/>
      <text:p text:style-name="P21"><text:s text:c="4"/>while (true) {</text:p>
      <text:p text:style-name="P21"><text:s text:c="8"/>std::cout &lt;&lt; "Menu:" &lt;&lt; std::endl;</text:p>
      <text:p text:style-name="P21"><text:s text:c="8"/>std::cout &lt;&lt; "1) Push figure" &lt;&lt; std::endl;</text:p>
      <text:p text:style-name="P21"><text:s text:c="8"/>std::cout &lt;&lt; "2) Pop figure" &lt;&lt; std::endl;</text:p>
      <text:p text:style-name="P21"><text:s text:c="8"/>std::cout &lt;&lt; "3) Print" &lt;&lt; std::endl;</text:p>
      <text:p text:style-name="P21"><text:s text:c="8"/>std::cout &lt;&lt; "4) Print size" &lt;&lt; std::endl;</text:p>
      <text:p text:style-name="P21"><text:s text:c="8"/>std::cout &lt;&lt; "0) Quit" &lt;&lt; std::endl;</text:p>
      <text:p text:style-name="P21"><text:s text:c="8"/>std::cin &gt;&gt; action;</text:p>
      <text:p text:style-name="P21"/>
      <text:p text:style-name="P21"><text:s text:c="8"/>if (action == 0) {</text:p>
      <text:p text:style-name="P21"><text:s text:c="12"/>break;</text:p>
      <text:p text:style-name="P21"><text:s text:c="8"/>}</text:p>
      <text:p text:style-name="P21"/>
      <text:p text:style-name="P21"><text:s text:c="8"/>switch (action) {</text:p>
      <text:p text:style-name="P21"><text:s text:c="12"/>case 1: {</text:p>
      <text:p text:style-name="P21"><text:s text:c="16"/>char figure_type;</text:p>
      <text:p text:style-name="P21"><text:s text:c="16"/>std::shared_ptr&lt;Figure&gt; t;</text:p>
      <text:p text:style-name="P21"><text:s text:c="16"/>std::cout</text:p>
      <text:p text:style-name="P21"><text:s text:c="24"/>&lt;&lt; "Enter figure type: t - trapeze, p - pentagon, r - rhombus: ";</text:p>
      <text:p text:style-name="P21"><text:s text:c="16"/>std::cin &gt;&gt; figure_type;</text:p>
      <text:p text:style-name="P21"><text:s text:c="16"/>switch (figure_type) {</text:p>
      <text:p text:style-name="P21"><text:s text:c="20"/>case 't': {</text:p>
      <text:p text:style-name="P21"><text:s text:c="24"/>t = std::make_shared&lt;Trapeze&gt;(std::cin);</text:p>
      <text:p text:style-name="P21"><text:s text:c="24"/>stack.push(t);</text:p>
      <text:p text:style-name="P21"><text:s text:c="24"/>break;</text:p>
      <text:p text:style-name="P21"><text:s text:c="20"/>}</text:p>
      <text:p text:style-name="P21"><text:s text:c="20"/>case 'p': {</text:p>
      <text:p text:style-name="P21"><text:s text:c="24"/>t = std::make_shared&lt;Pentagon&gt;(std::cin);</text:p>
      <text:p text:style-name="P21"><text:s text:c="24"/>stack.push(t);</text:p>
      <text:p text:style-name="P21"><text:s text:c="24"/>break;</text:p>
      <text:p text:style-name="P21"><text:s text:c="20"/>}</text:p>
      <text:p text:style-name="P21"><text:s text:c="20"/>case 'r': {</text:p>
      <text:p text:style-name="P21"><text:s text:c="24"/>t = std::make_shared&lt;Rhombus&gt;(std::cin);</text:p>
      <text:p text:style-name="P21"><text:s text:c="24"/>stack.push(t);</text:p>
      <text:p text:style-name="P21"><text:s text:c="24"/>break;</text:p>
      <text:p text:style-name="P21"><text:s text:c="20"/>}</text:p>
      <text:p text:style-name="P21"><text:s text:c="20"/>default: {</text:p>
      <text:p text:style-name="P21"><text:s text:c="24"/>std::cout &lt;&lt; "Try more..." &lt;&lt; std::endl;</text:p>
      <text:p text:style-name="P21"><text:s text:c="24"/>break;</text:p>
      <text:p text:style-name="P21"><text:s text:c="20"/>}</text:p>
      <text:p text:style-name="P21"><text:s text:c="16"/>}</text:p>
      <text:p text:style-name="P21"/>
      <text:p text:style-name="P21"><text:s text:c="16"/>break;</text:p>
      <text:p text:style-name="P21"><text:s text:c="12"/>}</text:p>
      <text:p text:style-name="P21"><text:s text:c="12"/>case 2: {</text:p>
      <text:p text:style-name="P21"><text:s text:c="16"/>stack.pop();</text:p>
      <text:p text:style-name="P21"><text:s text:c="16"/>break;</text:p>
      <text:p text:style-name="P21"><text:s text:c="12"/>}</text:p>
      <text:p text:style-name="P21"/>
      <text:p text:style-name="P21"><text:s text:c="12"/>case 3: {</text:p>
      <text:p text:style-name="P21"><text:s text:c="16"/>std::cout&lt;&lt;stack;</text:p>
      <text:p text:style-name="P21"><text:s text:c="16"/>break;</text:p>
      <text:p text:style-name="P21"><text:soft-page-break/><text:s text:c="12"/>}</text:p>
      <text:p text:style-name="P21"/>
      <text:p text:style-name="P21"><text:s text:c="12"/>case 4: {</text:p>
      <text:p text:style-name="P21"><text:s text:c="16"/>size_t size = stack.getSize();</text:p>
      <text:p text:style-name="P21"><text:s text:c="16"/>std::cout &lt;&lt; "size: " &lt;&lt; size &lt;&lt; std::endl;</text:p>
      <text:p text:style-name="P21"><text:s text:c="16"/>break;</text:p>
      <text:p text:style-name="P21"><text:s text:c="12"/>}</text:p>
      <text:p text:style-name="P21"><text:s text:c="12"/>default:</text:p>
      <text:p text:style-name="P21"><text:s text:c="16"/>std::cout &lt;&lt; "Invalid action" &lt;&lt; std::endl;</text:p>
      <text:p text:style-name="P21"><text:s text:c="16"/>break;</text:p>
      <text:p text:style-name="P21"><text:s text:c="8"/>}</text:p>
      <text:p text:style-name="P21"><text:s text:c="4"/>}</text:p>
      <text:p text:style-name="P21"/>
      <text:p text:style-name="P21"/>
      <text:p text:style-name="P21"><text:s text:c="4"/>return 0;</text:p>
      <text:p text:style-name="P21">}</text:p>
      <text:p text:style-name="P21"/>
      <text:p text:style-name="P19"/>
      <text:p text:style-name="Text_20_body"><text:span text:style-name="T14">Выводы</text:span><text:span text:style-name="T15">:</text:span><text:span text:style-name="T16"> </text:span><text:span text:style-name="T18">в данной лабораторной работе я </text:span><text:span text:style-name="T19">закрепил</text:span><text:span text:style-name="T18"> навыки п</text:span><text:span text:style-name="T30">р</text:span><text:span text:style-name="T18">ограммирования классов на языке С++, </text:span><text:span text:style-name="T30">изучил и применил</text:span><text:span text:style-name="T20"> умны</text:span><text:span text:style-name="T30">е</text:span><text:span text:style-name="T20"> указател</text:span><text:span text:style-name="T30">и</text:span><text:span text:style-name="T19">. </text:span><text:span text:style-name="T30">Реализовал контейнер хранящий три различные фигуры по ссылке.</text:span></text:p>
      <text:p text:style-name="P5"><text:span text:style-name="T64">Ссылка на код: https://github.com/ArtDu/oop/tree/master/lab_3</text:span></text:p>
      <text:p text:style-name="P23"/>
      <text:p text:style-name="P103">Московский Авиационный Институт</text:p>
      <text:p text:style-name="P44">(Национальный Исследовательский Университет)</text:p>
      <text:p text:style-name="P52"><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2">Кафедра 806 «Вычислительная математика и программирование»</text:p>
      <text:p text:style-name="P30"/>
      <text:p text:style-name="P60">Объектно-ориентированное программирование</text:p>
      <text:h text:style-name="P130" text:outline-level="1"><text:bookmark-start text:name="__RefHeading___Toc210_85901231712"/>Лабораторная работа №<text:span text:style-name="T69">4</text:span><text:bookmark-end text:name="__RefHeading___Toc210_85901231712"/></text:h>
      <text:h text:style-name="P137" text:outline-level="1"/>
      <text:p text:style-name="P71"/>
      <text:p text:style-name="P71"/>
      <text:p text:style-name="P71"/>
      <text:p text:style-name="P71"/>
      <text:p text:style-name="P71"/>
      <text:p text:style-name="P71"/>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Heading_20_2" text:outline-level="2"><text:soft-page-break/>Цель работы<text:tab/> </text:h>
      <text:p text:style-name="Text_20_body">Целью <text:s/>лабораторной работы является: <text:s/></text:p>
      <text:p text:style-name="Text_20_body">• Знакомство с шаблонами классов. <text:s/></text:p>
      <text:p text:style-name="Text_20_body">• Построение шаблонов динамических структур данных. <text:s/></text:p>
      <text:h text:style-name="P141" text:outline-level="2">Задание </text:h>
      <text:p text:style-name="P65">Необходимо спроектировать и запрограммировать на языке C++ шаблон класса-контейнера первого уровня, содержащий все три фигуры класса фигуры, согласно вариантов задания (реализованную в ЛР1). <text:s/></text:p>
      <text:p text:style-name="Text_20_body">Классы должны удовлетворять следующим правилам: <text:s/></text:p>
      <text:p text:style-name="Text_20_body">• Требования к классам фигуры аналогичны требованиям из лабораторной работы 1. <text:s/></text:p>
      <text:p text:style-name="Text_20_body">• Шаблон класса-контейнера должен соджержать объекты используя std:shared_ptr&lt;...&gt;. <text:s/></text:p>
      <text:p text:style-name="Text_20_body">• Шаблон класса-контейнера должен иметь метод по добавлению фигуры в контейнер. <text:s/></text:p>
      <text:p text:style-name="Text_20_body">• Шаблон класса-контейнера должен иметь методы по получению фигуры из контейнера (опеределяется структурой контейнера). <text:s/></text:p>
      <text:p text:style-name="Text_20_body">• Шаблон класса-контейнера должен иметь метод по удалению фигуры из контейнера <text:s/>(опеределяется структурой контейнера). <text:s/></text:p>
      <text:p text:style-name="Text_20_body">• Шаблон класса-контейнера должен иметь перегруженный оператор по выводу контейнера в поток std::ostream (&lt;&lt;). <text:s/></text:p>
      <text:p text:style-name="Text_20_body">• Шаблон класса-контейнера должен иметь деструктор, удаляющий все элементы контейнера. <text:s/></text:p>
      <text:p text:style-name="Text_20_body">• Классы должны быть расположенны в раздельных файлах: отдельно заголовки (.h), отдельно описание методов (.cpp).</text:p>
      <text:h text:style-name="Heading_20_2" text:outline-level="2">Теория</text:h>
      <text:p text:style-name="Text_20_body"><text:span text:style-name="T2">Шаблоны</text:span> — средство языка C++, предназначенное для кодирования обобщённых алгоритмов, без привязки к некоторым параметрам (например, типам данных, размерам буферов, значениям по умолчанию).</text:p>
      <text:p text:style-name="Text_20_body">В C++ возможно создание шаблонов функций и классов.</text:p>
      <text:p text:style-name="Text_20_body">Шаблоны позволяют создавать параметризованные классы и функции. Параметром может быть любой тип или значение одного из допустимых типов (целое число, enum, указатель на любой объект с глобально доступным именем, ссылка). </text:p>
      <text:p text:style-name="Text_20_body"><text:span text:style-name="T13">Любой шаблон начинается со слова </text:span><text:span text:style-name="Source_20_Text"><text:span text:style-name="T54">template</text:span></text:span><text:span text:style-name="T13">, будь то шаблон функции или шаблон класса. После <text:s/>ключевого слова </text:span><text:span text:style-name="Source_20_Text"><text:span text:style-name="T54">template </text:span></text:span><text:span text:style-name="T13">идут угловые скобки — </text:span><text:span text:style-name="Source_20_Text"><text:span text:style-name="T54">&lt; &gt;</text:span></text:span><text:span text:style-name="T13">, в которых перечисляется список параметров шаблона. Каждому параметру должно предшествовать зарезервированное слово </text:span><text:span text:style-name="Source_20_Text"><text:span text:style-name="T54">class </text:span></text:span><text:span text:style-name="T13">или </text:span><text:span text:style-name="Source_20_Text"><text:span text:style-name="T54">typename</text:span></text:span><text:span text:style-name="T13">. Отсутствие этих ключевых слов будет расцениваться компилятором как синтаксическая ошибка. </text:span></text:p>
      <text:p text:style-name="Text_20_body">Ключевое слово <text:span text:style-name="Source_20_Text">typename </text:span>говорит о том, что в шаблоне будет использоваться встроенный тип данных, такой как: <text:span text:style-name="Source_20_Text">int</text:span>, <text:span text:style-name="Source_20_Text">double</text:span>,<text:span text:style-name="Source_20_Text">float</text:span>, <text:span text:style-name="Source_20_Text">char </text:span>и т. д. А ключевое слово <text:span text:style-name="Source_20_Text">class </text:span>сообщает компилятору, что в шаблоне функции в качестве параметра будут использоваться пользовательские типы данных, то есть классы. Но не в коем случае не путайте параметр шаблона и шаблон класса.</text:p>
      <text:h text:style-name="Heading_20_2" text:outline-level="2">Листинг</text:h>
      <text:list xml:id="list605312325" text:style-name="L29">
        <text:list-item>
          <text:p text:style-name="P160">T<text:span text:style-name="T78">Stack</text:span>.h</text:p>
        </text:list-item>
      </text:list>
      <text:p text:style-name="P22"/>
      <text:p text:style-name="P22">#ifndef LAB_2_TSTACK_H</text:p>
      <text:p text:style-name="P22">#define LAB_2_TSTACK_H</text:p>
      <text:p text:style-name="P22"/>
      <text:p text:style-name="P22"/>
      <text:p text:style-name="P22"><text:soft-page-break/>#include "TStackItem.h"</text:p>
      <text:p text:style-name="P22"/>
      <text:p text:style-name="P22">template &lt;class T&gt;</text:p>
      <text:p text:style-name="P22">class TStack {</text:p>
      <text:p text:style-name="P22">public:</text:p>
      <text:p text:style-name="P22"><text:s text:c="4"/>TStack();</text:p>
      <text:p text:style-name="P22"><text:s text:c="4"/>//copy constructor</text:p>
      <text:p text:style-name="P22"><text:s text:c="4"/>TStack(const TStack&lt;T&gt;&amp; orig);</text:p>
      <text:p text:style-name="P22"/>
      <text:p text:style-name="P22"><text:s text:c="4"/>//for rvalue</text:p>
      <text:p text:style-name="P22"><text:s text:c="4"/>void push(T &amp;&amp;trap);</text:p>
      <text:p text:style-name="P22"><text:s text:c="4"/>//for lvalue</text:p>
      <text:p text:style-name="P22"><text:s text:c="4"/>void push(T &amp;trap);</text:p>
      <text:p text:style-name="P22"><text:s text:c="4"/>size_t getSize();</text:p>
      <text:p text:style-name="P22"><text:s text:c="4"/>bool empty();</text:p>
      <text:p text:style-name="P22"><text:s text:c="4"/>T pop();</text:p>
      <text:p text:style-name="P22"/>
      <text:p text:style-name="P22"><text:s text:c="4"/>template &lt;class A&gt;</text:p>
      <text:p text:style-name="P22"><text:s text:c="4"/>friend std::ostream&amp; operator&lt;&lt;(std::ostream &amp;os, const TStack&lt;A&gt;&amp; stack);</text:p>
      <text:p text:style-name="P22"/>
      <text:p text:style-name="P22"><text:s text:c="4"/>~TStack();</text:p>
      <text:p text:style-name="P22"/>
      <text:p text:style-name="P22">private:</text:p>
      <text:p text:style-name="P22"><text:s text:c="4"/>std::shared_ptr&lt;TStackItem&lt;T&gt;&gt; top;</text:p>
      <text:p text:style-name="P22"><text:s text:c="4"/>size_t size;</text:p>
      <text:p text:style-name="P22">};</text:p>
      <text:p text:style-name="P22"/>
      <text:p text:style-name="P22"/>
      <text:p text:style-name="P22">#endif //LAB_2_TSTACK_H</text:p>
      <text:p text:style-name="P22"/>
      <text:list xml:id="list125745270861547" text:continue-numbering="true" text:style-name="L29">
        <text:list-item>
          <text:p text:style-name="P161">T<text:span text:style-name="T78">Stack</text:span>.cpp</text:p>
        </text:list-item>
      </text:list>
      <text:p text:style-name="P18">#include "TStack.h"</text:p>
      <text:p text:style-name="P18"/>
      <text:p text:style-name="P18">template &lt;class T&gt;</text:p>
      <text:p text:style-name="P18">TStack&lt;T&gt;::TStack() : top(nullptr), size(0) {</text:p>
      <text:p text:style-name="P18">}</text:p>
      <text:p text:style-name="P18"/>
      <text:p text:style-name="P18">template &lt;class T&gt;</text:p>
      <text:p text:style-name="P18">TStack&lt;T&gt;::TStack(const TStack&lt;T&gt;&amp; orig) {</text:p>
      <text:p text:style-name="P18"><text:s text:c="4"/>std::shared_ptr&lt;TStackItem&lt;T&gt;&gt; item = orig.top;</text:p>
      <text:p text:style-name="P18"><text:s text:c="4"/>size = orig.size;</text:p>
      <text:p text:style-name="P18"><text:s text:c="4"/>while(item != nullptr) {</text:p>
      <text:p text:style-name="P18"><text:s text:c="8"/>item = item-&gt;GetPrev();</text:p>
      <text:p text:style-name="P18"><text:s text:c="8"/>this-&gt;push(item-&gt;GetFigure());</text:p>
      <text:p text:style-name="P18"><text:s text:c="4"/>}</text:p>
      <text:p text:style-name="P18"/>
      <text:p text:style-name="P18">}</text:p>
      <text:p text:style-name="P18"/>
      <text:p text:style-name="P18">template &lt;class T&gt;</text:p>
      <text:p text:style-name="P18">size_t TStack&lt;T&gt;::getSize() {</text:p>
      <text:p text:style-name="P18"><text:s text:c="4"/>return this-&gt;size;</text:p>
      <text:p text:style-name="P18">}</text:p>
      <text:p text:style-name="P18"/>
      <text:p text:style-name="P18">template &lt;class T&gt;</text:p>
      <text:p text:style-name="P18">void TStack&lt;T&gt;::push(T &amp;&amp;trap) {</text:p>
      <text:p text:style-name="P18"><text:s text:c="4"/>std::shared_ptr&lt;TStackItem&lt;T&gt;&gt; newItem(new TStackItem&lt;T&gt;(trap));</text:p>
      <text:p text:style-name="P18"><text:s text:c="4"/>newItem-&gt;SetPrev(top);</text:p>
      <text:p text:style-name="P18"><text:s text:c="4"/>top = newItem;</text:p>
      <text:p text:style-name="P18"><text:soft-page-break/><text:s text:c="4"/>size++;</text:p>
      <text:p text:style-name="P18">}</text:p>
      <text:p text:style-name="P18"/>
      <text:p text:style-name="P18">template &lt;class T&gt;</text:p>
      <text:p text:style-name="P18">void TStack&lt;T&gt;::push(T &amp;trap) {</text:p>
      <text:p text:style-name="P18"><text:s text:c="4"/>std::shared_ptr&lt;TStackItem&lt;T&gt;&gt; newItem(new TStackItem&lt;T&gt;(trap));</text:p>
      <text:p text:style-name="P18"><text:s text:c="4"/>newItem-&gt;SetPrev(top);</text:p>
      <text:p text:style-name="P18"><text:s text:c="4"/>top = newItem;</text:p>
      <text:p text:style-name="P18"><text:s text:c="4"/>size++;</text:p>
      <text:p text:style-name="P18">}</text:p>
      <text:p text:style-name="P18"/>
      <text:p text:style-name="P18">template &lt;class T&gt;</text:p>
      <text:p text:style-name="P18">bool TStack&lt;T&gt;::empty() {</text:p>
      <text:p text:style-name="P18"><text:s text:c="4"/>return top==nullptr;</text:p>
      <text:p text:style-name="P18">}</text:p>
      <text:p text:style-name="P18"/>
      <text:p text:style-name="P18">template &lt;class T&gt;</text:p>
      <text:p text:style-name="P18">T TStack&lt;T&gt;::pop() {</text:p>
      <text:p text:style-name="P18"><text:s text:c="4"/>T result;</text:p>
      <text:p text:style-name="P18"><text:s text:c="4"/>if (top != nullptr) {</text:p>
      <text:p text:style-name="P18"><text:s text:c="8"/>std::shared_ptr&lt;TStackItem&lt;T&gt;&gt;old_top = top;</text:p>
      <text:p text:style-name="P18"><text:s text:c="8"/>top = top-&gt;GetPrev();</text:p>
      <text:p text:style-name="P18"><text:s text:c="8"/>result = old_top-&gt;GetFigure();</text:p>
      <text:p text:style-name="P18"><text:s text:c="8"/>old_top-&gt;SetPrev(nullptr);</text:p>
      <text:p text:style-name="P18"><text:s text:c="8"/>size--;</text:p>
      <text:p text:style-name="P18"><text:s text:c="4"/>}</text:p>
      <text:p text:style-name="P18"><text:s text:c="4"/>else {</text:p>
      <text:p text:style-name="P18"><text:s text:c="8"/>std::cout &lt;&lt; "Stack isn't have elements" &lt;&lt; std::endl;</text:p>
      <text:p text:style-name="P18"><text:s text:c="4"/>}</text:p>
      <text:p text:style-name="P18"/>
      <text:p text:style-name="P18"><text:s text:c="4"/>return result;</text:p>
      <text:p text:style-name="P18">}</text:p>
      <text:p text:style-name="P18"/>
      <text:p text:style-name="P18">template &lt;class T&gt;</text:p>
      <text:p text:style-name="P18">TStack&lt;T&gt;::~TStack() {</text:p>
      <text:p text:style-name="P18"><text:s text:c="4"/>while(!this-&gt;empty()) {</text:p>
      <text:p text:style-name="P18"><text:s text:c="8"/>this-&gt;pop();</text:p>
      <text:p text:style-name="P18"><text:s text:c="4"/>}</text:p>
      <text:p text:style-name="P18">}</text:p>
      <text:p text:style-name="P18"/>
      <text:p text:style-name="P18">template &lt;class T&gt;</text:p>
      <text:p text:style-name="P18">std::ostream&amp; operator&lt;&lt;(std::ostream &amp;os, const TStack&lt;T&gt;&amp; stack) {</text:p>
      <text:p text:style-name="P18"><text:s text:c="4"/>std::shared_ptr&lt;TStackItem&lt;T&gt;&gt;item = stack.top;</text:p>
      <text:p text:style-name="P18"><text:s text:c="4"/>os &lt;&lt; "Stack: " &lt;&lt; std::endl&lt;&lt; std::endl;</text:p>
      <text:p text:style-name="P18"/>
      <text:p text:style-name="P18"><text:s text:c="4"/>while(item != nullptr) {</text:p>
      <text:p text:style-name="P18"><text:s text:c="8"/>os &lt;&lt; *item;</text:p>
      <text:p text:style-name="P18"><text:s text:c="8"/>item = item-&gt;GetPrev();</text:p>
      <text:p text:style-name="P18"/>
      <text:p text:style-name="P18"><text:s text:c="4"/>}</text:p>
      <text:p text:style-name="P18"><text:s text:c="4"/>return os;</text:p>
      <text:p text:style-name="P18">}</text:p>
      <text:p text:style-name="P18"><text:soft-page-break/></text:p>
      <text:p text:style-name="P18">template class TStack&lt;std::shared_ptr&lt;Figure&gt;&gt;;</text:p>
      <text:p text:style-name="P18">template std::ostream&amp; operator&lt;&lt;(std::ostream &amp;os, const TStack&lt;std::shared_ptr&lt;Figure&gt;&gt;&amp; stack);</text:p>
      <text:p text:style-name="P22"/>
      <text:list xml:id="list125745455795383" text:continue-numbering="true" text:style-name="L29">
        <text:list-item>
          <text:p text:style-name="P185">TStackItem.h</text:p>
        </text:list-item>
      </text:list>
      <text:p text:style-name="P16">#ifndef LAB_2_TSTACKITEM_H</text:p>
      <text:p text:style-name="P16">#define LAB_2_TSTACKITEM_H</text:p>
      <text:p text:style-name="P16"/>
      <text:p text:style-name="P16">#include "../figure/Trapeze.h"</text:p>
      <text:p text:style-name="P16">#include "../figure/Pentagon.h"</text:p>
      <text:p text:style-name="P16">#include "../figure/Rhombus.h"</text:p>
      <text:p text:style-name="P16"/>
      <text:p text:style-name="P16">template &lt;class T&gt;</text:p>
      <text:p text:style-name="P16">class TStackItem {</text:p>
      <text:p text:style-name="P16">public:</text:p>
      <text:p text:style-name="P16"><text:s text:c="4"/>//type conversion</text:p>
      <text:p text:style-name="P16"><text:s text:c="4"/>TStackItem(const T &amp;fig);</text:p>
      <text:p text:style-name="P16"><text:s text:c="4"/>//copy construct</text:p>
      <text:p text:style-name="P16"><text:s text:c="4"/>TStackItem(const TStackItem&amp; orig);</text:p>
      <text:p text:style-name="P16"/>
      <text:p text:style-name="P16"><text:s text:c="4"/>template &lt;class A&gt;</text:p>
      <text:p text:style-name="P16"><text:s text:c="4"/>friend std::ostream&amp; operator&lt;&lt;(std::ostream&amp; os, const TStackItem&lt;A&gt;&amp; item);</text:p>
      <text:p text:style-name="P16"/>
      <text:p text:style-name="P16"><text:s text:c="4"/>void SetPrev(std::shared_ptr&lt;TStackItem&lt;T&gt;&gt; prev);</text:p>
      <text:p text:style-name="P16"><text:s text:c="4"/>std::shared_ptr&lt;TStackItem&lt;T&gt;&gt; GetPrev();</text:p>
      <text:p text:style-name="P16"><text:s text:c="4"/>T GetFigure() const;</text:p>
      <text:p text:style-name="P16"/>
      <text:p text:style-name="P16"><text:s text:c="4"/>virtual ~TStackItem();</text:p>
      <text:p text:style-name="P16">private:</text:p>
      <text:p text:style-name="P16"/>
      <text:p text:style-name="P16"><text:s text:c="4"/>T figure;</text:p>
      <text:p text:style-name="P16"><text:s text:c="4"/>std::shared_ptr&lt;TStackItem&lt;T&gt;&gt; prev;</text:p>
      <text:p text:style-name="P16">};</text:p>
      <text:p text:style-name="P16"/>
      <text:p text:style-name="P16"/>
      <text:p text:style-name="P16"><text:soft-page-break/>#endif //LAB_2_TSTACKITEM_H</text:p>
      <text:p text:style-name="P16"/>
      <text:list xml:id="list125745315996442" text:continue-numbering="true" text:style-name="L29">
        <text:list-item>
          <text:p text:style-name="P185">TStackItem.cpp</text:p>
        </text:list-item>
      </text:list>
      <text:p text:style-name="P16"/>
      <text:p text:style-name="P16">#include "TStackItem.h"</text:p>
      <text:p text:style-name="P16"/>
      <text:p text:style-name="P16">template &lt;class T&gt;</text:p>
      <text:p text:style-name="P16">TStackItem&lt;T&gt;::TStackItem(const T &amp;fig) {</text:p>
      <text:p text:style-name="P16"><text:s text:c="4"/>figure = fig;</text:p>
      <text:p text:style-name="P16"><text:s text:c="4"/>prev = nullptr;</text:p>
      <text:p text:style-name="P16"><text:s text:c="4"/>//std::cout &lt;&lt; "Stack item: created" &lt;&lt; std::endl;</text:p>
      <text:p text:style-name="P16">}</text:p>
      <text:p text:style-name="P16"/>
      <text:p text:style-name="P16">template &lt;class T&gt;</text:p>
      <text:p text:style-name="P16">TStackItem&lt;T&gt;::TStackItem(const TStackItem&amp; orig) {</text:p>
      <text:p text:style-name="P16"><text:s text:c="4"/>figure = orig.figure;</text:p>
      <text:p text:style-name="P16"><text:s text:c="4"/>prev = orig.prev;</text:p>
      <text:p text:style-name="P16"><text:s text:c="4"/>//std::cout &lt;&lt; "Stack item: copied" &lt;&lt; std::endl;</text:p>
      <text:p text:style-name="P16">}</text:p>
      <text:p text:style-name="P16"/>
      <text:p text:style-name="P16">template &lt;class T&gt;</text:p>
      <text:p text:style-name="P16">void TStackItem&lt;T&gt;::SetPrev(std::shared_ptr&lt;TStackItem&lt;T&gt;&gt; prev) {</text:p>
      <text:p text:style-name="P16"><text:s text:c="4"/>if(this != nullptr)</text:p>
      <text:p text:style-name="P16"><text:s text:c="8"/>this-&gt;prev = prev;</text:p>
      <text:p text:style-name="P16">}</text:p>
      <text:p text:style-name="P16"/>
      <text:p text:style-name="P16">template &lt;class T&gt;</text:p>
      <text:p text:style-name="P16">std::shared_ptr&lt;TStackItem&lt;T&gt;&gt; TStackItem&lt;T&gt;::GetPrev() {</text:p>
      <text:p text:style-name="P16"><text:s text:c="4"/>return this-&gt;prev;</text:p>
      <text:p text:style-name="P16">}</text:p>
      <text:p text:style-name="P16"/>
      <text:p text:style-name="P16">template &lt;class T&gt;</text:p>
      <text:p text:style-name="P16">T TStackItem&lt;T&gt;::GetFigure() const{</text:p>
      <text:p text:style-name="P16"><text:s text:c="4"/>return this-&gt;figure;</text:p>
      <text:p text:style-name="P16">}</text:p>
      <text:p text:style-name="P16"><text:soft-page-break/></text:p>
      <text:p text:style-name="P16">template &lt;class T&gt;</text:p>
      <text:p text:style-name="P16">TStackItem&lt;T&gt;::~TStackItem() {</text:p>
      <text:p text:style-name="P16"><text:s text:c="4"/>//std::cout &lt;&lt; "Stack item: deleted" &lt;&lt; std::endl;</text:p>
      <text:p text:style-name="P16"/>
      <text:p text:style-name="P16">}</text:p>
      <text:p text:style-name="P16"/>
      <text:p text:style-name="P16">template &lt;class T&gt;</text:p>
      <text:p text:style-name="P16">std::ostream&amp; operator&lt;&lt;(std::ostream&amp; os, const TStackItem&lt;T&gt;&amp; item) {</text:p>
      <text:p text:style-name="P16"><text:s text:c="4"/>std::cout &lt;&lt; *item.figure;</text:p>
      <text:p text:style-name="P16"><text:s text:c="4"/>return os;</text:p>
      <text:p text:style-name="P16">}</text:p>
      <text:p text:style-name="P16"/>
      <text:p text:style-name="P16">template class TStackItem&lt;std::shared_ptr&lt;Figure&gt;&gt;;</text:p>
      <text:p text:style-name="P16">template std::ostream&amp; operator&lt;&lt;(std::ostream &amp;os, const TStackItem&lt;std::shared_ptr&lt;Figure&gt;&gt;&amp; stack);</text:p>
      <text:p text:style-name="P17"/>
      <text:p text:style-name="P1"><text:span text:style-name="T14">Выводы</text:span><text:span text:style-name="T15">:</text:span><text:span text:style-name="T16"> </text:span><text:span text:style-name="T18">в данной лабораторной работе я </text:span><text:span text:style-name="T22">получил навыки построения шаблонов <text:s/>динамических структур данных</text:span><text:span text:style-name="T19">. </text:span><text:span text:style-name="T31">Реализовал шаблонный контейнер.</text:span></text:p>
      <text:p text:style-name="P6"><text:span text:style-name="T64">Ссылка на код: https://github.com/ArtDu/oop/tree/master/lab_4</text:span></text:p>
      <text:p text:style-name="P24"/>
      <text:p text:style-name="P104">Московский Авиационный Институт</text:p>
      <text:p text:style-name="P45">(Национальный Исследовательский Университет)</text:p>
      <text:p text:style-name="P53"><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3">Кафедра 806 «Вычислительная математика и программирование»</text:p>
      <text:p text:style-name="P31"/>
      <text:p text:style-name="P61">Объектно-ориентированное программирование</text:p>
      <text:h text:style-name="P131" text:outline-level="1"><text:bookmark-start text:name="__RefHeading___Toc210_859012317111"/>Лабораторная работа №<text:span text:style-name="T70">5</text:span><text:bookmark-end text:name="__RefHeading___Toc210_859012317111"/></text:h>
      <text:h text:style-name="P138" text:outline-level="1"/>
      <text:p text:style-name="P72"/>
      <text:p text:style-name="P72"/>
      <text:p text:style-name="P72"/>
      <text:p text:style-name="P72"/>
      <text:p text:style-name="P72"/>
      <text:p text:style-name="P72"/>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Heading_20_2" text:outline-level="2"><text:soft-page-break/>Ц<text:span text:style-name="T70">ель работы</text:span><text:tab/> </text:h>
      <text:p text:style-name="P12">Целью лабораторной работы является: </text:p>
      <text:p text:style-name="P12">• Закрепление навыков работы с шаблонами классов. </text:p>
      <text:p text:style-name="P12">• Построение итераторов для динамических структур данных. </text:p>
      <text:h text:style-name="Heading_20_2" text:outline-level="2">Задание <text:s/></text:h>
      <text:p text:style-name="Standard">Используя структуры данных, разработанные для предыдущей лабораторной работы (ЛР<text:span text:style-name="T70">№</text:span>4) спроектировать и разработать Итератор для динамической структуры данных. </text:p>
      <text:p text:style-name="Standard">Итератор должен быть разработан в виде шаблона и должен уметь работать со всеми типами фигур, согласно варианту задания. </text:p>
      <text:p text:style-name="Preformatted_20_Text">Итератор должен позволять использовать структуру данных в операторах типа for. Например: for(auto i : stack) std::cout &lt;&lt; *i &lt;&lt; std::endl;</text:p>
      <text:p text:style-name="Preformatted_20_Text"/>
      <text:h text:style-name="P142" text:outline-level="2">Теория</text:h>
      <text:p text:style-name="Standard">Итератор (от англ. <text:span text:style-name="T72">iterator</text:span> ― перечислитель) — интерфейс, предоставляющий доступ к элементам коллекции (массива или контейнера) и навигацию по ним. </text:p>
      <text:p text:style-name="Standard">Язык C++ широко использует итераторы в STL, поддерживающей несколько различных типов итераторов, включая 'однонаправленные итераторы', 'двунаправленные итераторы' и 'итераторы произвольного доступа'. Все стандартные шаблоны типов контейнеров реализуют разнообразный, но постоянный набор типов итераторов. Синтаксис стандартных итераторов сделан похожим на обычные указатели языка Си, где операторы <text:span text:style-name="Source_20_Text">*</text:span> и <text:span text:style-name="Source_20_Text">-&gt;</text:span> используются для указания элемента, на который указывает итератор, а такие арифметические операторы указателя, как <text:span text:style-name="Source_20_Text">++</text:span>, используются для перехода итератора к следующему элементу.</text:p>
      <text:p text:style-name="Standard">Итераторы обычно используются парами, один из которых используется для указания текущей итерации, а второй служит для обозначения конца коллекции. Итераторы создаются при помощи соответствующих классов контейнеров, используя такие стандартные методы как <text:span text:style-name="Source_20_Text">begin()</text:span> и <text:span text:style-name="Source_20_Text">end()</text:span>. Функция <text:span text:style-name="Source_20_Text">begin()</text:span> возвращает указатель на первый элемент, а <text:span text:style-name="Source_20_Text">end()</text:span> — на воображаемый несуществующий элемент, следующий за последним.</text:p>
      <text:p text:style-name="Text_20_body"/>
      <text:h text:style-name="Heading_20_2" text:outline-level="2">Листинг</text:h>
      <text:list xml:id="list3508586231" text:style-name="L30">
        <text:list-item>
          <text:p text:style-name="P162">TIterator.h</text:p>
        </text:list-item>
      </text:list>
      <text:p text:style-name="P83">#ifndef LAB_4_TITERATOR_H</text:p>
      <text:p text:style-name="P83">#define LAB_4_TITERATOR_H</text:p>
      <text:p text:style-name="P83"/>
      <text:p text:style-name="P83">#include &lt;memory&gt;</text:p>
      <text:p text:style-name="P83">#include &lt;iostream&gt;</text:p>
      <text:p text:style-name="P83"/>
      <text:p text:style-name="P83">template &lt;class node, class T&gt;</text:p>
      <text:p text:style-name="P83">class TIterator</text:p>
      <text:p text:style-name="P83">{</text:p>
      <text:p text:style-name="P83">public:</text:p>
      <text:p text:style-name="P83"/>
      <text:p text:style-name="P83"><text:s text:c="4"/>TIterator(std::shared_ptr&lt;node&gt; n) <text:s text:c="2"/>{</text:p>
      <text:p text:style-name="P83"/>
      <text:p text:style-name="P83"><text:s text:c="8"/>node_ptr = n;</text:p>
      <text:p text:style-name="P83"><text:s text:c="4"/>}</text:p>
      <text:p text:style-name="P83"/>
      <text:p text:style-name="P83"/>
      <text:p text:style-name="P83"><text:s text:c="4"/>T operator * (){</text:p>
      <text:p text:style-name="P83"><text:s text:c="8"/>return node_ptr-&gt;GetFigure();</text:p>
      <text:p text:style-name="P83"><text:soft-page-break/><text:s text:c="4"/>}</text:p>
      <text:p text:style-name="P83"/>
      <text:p text:style-name="P83"><text:s text:c="4"/>T operator -&gt; (){</text:p>
      <text:p text:style-name="P83"><text:s text:c="8"/>return node_ptr-&gt;GetFigure();</text:p>
      <text:p text:style-name="P83"><text:s text:c="4"/>}</text:p>
      <text:p text:style-name="P83"/>
      <text:p text:style-name="P83"><text:s text:c="4"/>void operator ++ (){</text:p>
      <text:p text:style-name="P83"><text:s text:c="8"/>node_ptr = node_ptr-&gt;GetPrev();</text:p>
      <text:p text:style-name="P83"><text:s text:c="4"/>}</text:p>
      <text:p text:style-name="P83"/>
      <text:p text:style-name="P83"><text:s text:c="4"/>TIterator operator ++ (int){</text:p>
      <text:p text:style-name="P83"><text:s text:c="8"/>TIterator iter(*this);</text:p>
      <text:p text:style-name="P83"><text:s text:c="8"/>++(*this);</text:p>
      <text:p text:style-name="P83"><text:s text:c="8"/>return iter;</text:p>
      <text:p text:style-name="P83"><text:s text:c="4"/>}</text:p>
      <text:p text:style-name="P83"/>
      <text:p text:style-name="P83"><text:s text:c="4"/>bool operator == (TIterator const&amp; i){</text:p>
      <text:p text:style-name="P83"><text:s text:c="8"/>return node_ptr == i.node_ptr;</text:p>
      <text:p text:style-name="P83"><text:s text:c="4"/>}</text:p>
      <text:p text:style-name="P83"/>
      <text:p text:style-name="P83"><text:s text:c="4"/>bool operator != (TIterator const&amp; i){</text:p>
      <text:p text:style-name="P83"><text:s text:c="8"/>return !(*this == i);</text:p>
      <text:p text:style-name="P83"><text:s text:c="4"/>}</text:p>
      <text:p text:style-name="P83"/>
      <text:p text:style-name="P83">private:</text:p>
      <text:p text:style-name="P83"/>
      <text:p text:style-name="P83"><text:s text:c="4"/>std::shared_ptr&lt;node&gt; node_ptr;</text:p>
      <text:p text:style-name="P83">};</text:p>
      <text:p text:style-name="P83"/>
      <text:p text:style-name="P83">#endif //LAB_4_TITERATOR_H</text:p>
      <text:p text:style-name="P83"/>
      <text:list xml:id="list125746664854216" text:continue-numbering="true" text:style-name="L30">
        <text:list-item>
          <text:p text:style-name="P162">TStack.h</text:p>
        </text:list-item>
      </text:list>
      <text:p text:style-name="P83">#ifndef LAB_2_TSTACK_H</text:p>
      <text:p text:style-name="P83">#define LAB_2_TSTACK_H</text:p>
      <text:p text:style-name="P83"/>
      <text:p text:style-name="P83">#include "TStackItem.h"</text:p>
      <text:p text:style-name="P83">#include "TIterator.h"</text:p>
      <text:p text:style-name="P83"/>
      <text:p text:style-name="P83">template &lt;class T&gt;</text:p>
      <text:p text:style-name="P83">class TStack {</text:p>
      <text:p text:style-name="P83">public:</text:p>
      <text:p text:style-name="P83"><text:s text:c="4"/>TStack();</text:p>
      <text:p text:style-name="P83"><text:s text:c="4"/>//copy constructor</text:p>
      <text:p text:style-name="P83"><text:s text:c="4"/>TStack(const TStack&lt;T&gt;&amp; orig);</text:p>
      <text:p text:style-name="P83"/>
      <text:p text:style-name="P83"><text:s text:c="4"/>//for rvalue</text:p>
      <text:p text:style-name="P83"><text:s text:c="4"/>void push(T &amp;&amp;trap);</text:p>
      <text:p text:style-name="P83"><text:s text:c="4"/>//for lvalue</text:p>
      <text:p text:style-name="P83"><text:s text:c="4"/>void push(T &amp;trap);</text:p>
      <text:p text:style-name="P83"><text:s text:c="4"/>size_t getSize();</text:p>
      <text:p text:style-name="P83"><text:s text:c="4"/>bool empty();</text:p>
      <text:p text:style-name="P83"><text:s text:c="4"/>T pop();</text:p>
      <text:p text:style-name="P83"/>
      <text:p text:style-name="P83"/>
      <text:p text:style-name="P83"><text:s text:c="4"/>TIterator&lt;TStackItem&lt;T&gt;,T&gt; begin();</text:p>
      <text:p text:style-name="P83"><text:s text:c="4"/>TIterator&lt;TStackItem&lt;T&gt;,T&gt; end();</text:p>
      <text:p text:style-name="P83"/>
      <text:p text:style-name="P83"/>
      <text:p text:style-name="P83"><text:s text:c="4"/>template &lt;class A&gt;</text:p>
      <text:p text:style-name="P83"><text:s text:c="4"/>friend std::ostream&amp; operator&lt;&lt;(std::ostream &amp;os, const TStack&lt;A&gt;&amp; stack);</text:p>
      <text:p text:style-name="P83"/>
      <text:p text:style-name="P83"><text:s text:c="4"/>~TStack();</text:p>
      <text:p text:style-name="P83"/>
      <text:p text:style-name="P83"><text:soft-page-break/>private:</text:p>
      <text:p text:style-name="P83"><text:s text:c="4"/>std::shared_ptr&lt;TStackItem&lt;T&gt;&gt; top;</text:p>
      <text:p text:style-name="P83"><text:s text:c="4"/>size_t size;</text:p>
      <text:p text:style-name="P83">};</text:p>
      <text:p text:style-name="P83"/>
      <text:p text:style-name="P83"/>
      <text:p text:style-name="P83">#endif //LAB_2_TSTACK_H</text:p>
      <text:p text:style-name="P83"/>
      <text:list xml:id="list125746253224270" text:continue-numbering="true" text:style-name="L30">
        <text:list-item>
          <text:p text:style-name="P162">TStack.cpp</text:p>
        </text:list-item>
      </text:list>
      <text:p text:style-name="P83">template &lt;class T&gt; TIterator&lt;TStackItem&lt;T&gt;,T&gt; TStack&lt;T&gt;::begin()</text:p>
      <text:p text:style-name="P83">{</text:p>
      <text:p text:style-name="P83"><text:s text:c="4"/>return TIterator&lt;TStackItem&lt;T&gt;,T&gt;( top );</text:p>
      <text:p text:style-name="P83">}</text:p>
      <text:p text:style-name="P83"/>
      <text:p text:style-name="P83">template &lt;class T&gt; TIterator&lt;TStackItem&lt;T&gt;,T&gt; TStack&lt;T&gt;::end()</text:p>
      <text:p text:style-name="P83">{</text:p>
      <text:p text:style-name="P83"><text:s text:c="4"/>return TIterator&lt;TStackItem&lt;T&gt;,T&gt;( nullptr );</text:p>
      <text:p text:style-name="P83">}</text:p>
      <text:p text:style-name="P83"/>
      <text:p text:style-name="P83"/>
      <text:p text:style-name="P2"><text:span text:style-name="T14">Выводы</text:span><text:span text:style-name="T15">:</text:span><text:span text:style-name="T16"> </text:span><text:span text:style-name="T18">в данной лабораторной работе я </text:span><text:span text:style-name="T23">получил</text:span><text:span text:style-name="T18"> навыки п</text:span><text:span text:style-name="T31">р</text:span><text:span text:style-name="T18">ограммирования </text:span><text:span text:style-name="T23">итераторов</text:span><text:span text:style-name="T18"> на языке С++, </text:span><text:span text:style-name="T23">закрепил навык работы с шаблонами классов</text:span><text:span text:style-name="T19">.</text:span><text:span text:style-name="T24"> </text:span><text:span text:style-name="T31">Добавил с контейнеру возможность навигации при помощи итератора.</text:span></text:p>
      <text:p text:style-name="P11"><text:span text:style-name="T43">Ссылка на код: </text:span><text:span text:style-name="T45">https://github.com/ArtDu/oop/tree/master/lab_</text:span><text:span text:style-name="T46">5</text:span></text:p>
      <text:p text:style-name="P104">Московский Авиационный Институт</text:p>
      <text:p text:style-name="P45">(Национальный Исследовательский Университет)</text:p>
      <text:p text:style-name="P53"><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3">Кафедра 806 «Вычислительная математика и программирование»</text:p>
      <text:p text:style-name="P31"/>
      <text:p text:style-name="P61">Объектно-ориентированное программирование</text:p>
      <text:h text:style-name="P131" text:outline-level="1"><text:bookmark-start text:name="__RefHeading___Toc210_8590123171111"/>Лабораторная работа №<text:span text:style-name="T70">6</text:span><text:bookmark-end text:name="__RefHeading___Toc210_8590123171111"/></text:h>
      <text:h text:style-name="P138" text:outline-level="1"/>
      <text:p text:style-name="P72"/>
      <text:p text:style-name="P72"/>
      <text:p text:style-name="P72"/>
      <text:p text:style-name="P72"/>
      <text:p text:style-name="P72"/>
      <text:p text:style-name="P72"/>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Heading_20_2" text:outline-level="2"><text:soft-page-break/>Ц<text:span text:style-name="T71">ель работы</text:span> </text:h>
      <text:p text:style-name="P13">Целью лабораторной работы является: <text:s/></text:p>
      <text:p text:style-name="P13">• Закрепление навыков по работе с памятью в C++. <text:s/></text:p>
      <text:p text:style-name="P13">• Создание аллокаторов памяти для динамических структур данных. <text:s text:c="3"/></text:p>
      <text:h text:style-name="Heading_20_2" text:outline-level="2">Задание </text:h>
      <text:p text:style-name="P13">Используя структуры данных, разработанные для предыдущей лабораторной работы (ЛРNo5) спроектировать и разработать аллокатор памяти для динамической структуры данных. <text:s/></text:p>
      <text:p text:style-name="P13">Цель построения аллокатора – минимизация вызова операции malloc. Аллокатор должен выделять большие блоки памяти для хранения фигур и при создании новых фигур-объектов выделять место под <text:s/>объекты в этой памяти. </text:p>
      <text:p text:style-name="P13">Алокатор должен хранить списки использованных/свободных блоков. Для хранения списка свободных блоков нужно применять динамическую структуру данных (контейнер 2-го уровня, согласно варианта <text:s/>задания). <text:s/></text:p>
      <text:p text:style-name="P14">Для вызова аллокатора должны быть переопределены оператор new и delete у классов-фигур.</text:p>
      <text:h text:style-name="Heading_20_2" text:outline-level="2">Теория</text:h>
      <text:p text:style-name="P15"/>
      <text:p text:style-name="P97">Аллокатор умеет выделять и освобождать память в требуемых количествах определённым образом. std::allocator -- пример реализации аллокатора из стандартной библиотеки, просто использует new и delete, которые обычно обращаются к системным вызовам malloc и free.</text:p>
      <text:p text:style-name="P36">Программист обладает преимуществом над стандартным аллокатором, он знает какое количество памяти будет выделятся чаще, как она будет связана. </text:p>
      <text:p text:style-name="P35"><text:span text:style-name="T73">Хорошим способом оптимизации программы будет уменьшение количества системных вызовов, которые происходят при аллокации. Аллоцировав сразу большой отрезок памяти и распределяя его, можно добиться положительных эффектов. </text:span><text:s/></text:p>
      <text:h text:style-name="Heading_20_2" text:outline-level="2">Листинг</text:h>
      <text:list xml:id="list1501882276" text:style-name="L31">
        <text:list-item>
          <text:p text:style-name="P163">TAllocationBlock.h</text:p>
        </text:list-item>
      </text:list>
      <text:p text:style-name="P85"/>
      <text:p text:style-name="P85">#ifndef TALLOCATIONBLOCK_H</text:p>
      <text:p text:style-name="P85">#define<text:tab/>TALLOCATIONBLOCK_H</text:p>
      <text:p text:style-name="P85"/>
      <text:p text:style-name="P85">#include &lt;cstdlib&gt;</text:p>
      <text:p text:style-name="P85">#include "TStackSnd.h"</text:p>
      <text:p text:style-name="P85"/>
      <text:p text:style-name="P85">#include "TStackSnd.h"</text:p>
      <text:p text:style-name="P85"/>
      <text:p text:style-name="P85"/>
      <text:p text:style-name="P85">class TAllocationBlock {</text:p>
      <text:p text:style-name="P85">public:</text:p>
      <text:p text:style-name="P85"><text:s text:c="4"/>TAllocationBlock(size_t size,size_t count);</text:p>
      <text:p text:style-name="P85"><text:s text:c="4"/>void *allocate();</text:p>
      <text:p text:style-name="P85"><text:s text:c="4"/>void deallocate(void *pointer);</text:p>
      <text:p text:style-name="P85"><text:s text:c="4"/>bool has_free_blocks();</text:p>
      <text:p text:style-name="P85"><text:soft-page-break/><text:s text:c="4"/></text:p>
      <text:p text:style-name="P85"><text:s text:c="4"/>virtual ~TAllocationBlock();</text:p>
      <text:p text:style-name="P85">private:</text:p>
      <text:p text:style-name="P85"><text:s text:c="4"/>size_t _size;</text:p>
      <text:p text:style-name="P85"><text:s text:c="4"/>size_t _count;</text:p>
      <text:p text:style-name="P85"><text:s text:c="4"/></text:p>
      <text:p text:style-name="P85"><text:s text:c="4"/>char <text:s/>*_used_blocks;</text:p>
      <text:p text:style-name="P85"/>
      <text:p text:style-name="P85"><text:s text:c="4"/>TStackSnd&lt;void*&gt; free_blocks_stack;</text:p>
      <text:p text:style-name="P85"><text:s text:c="4"/></text:p>
      <text:p text:style-name="P85"><text:s text:c="4"/>size_t _free_count;</text:p>
      <text:p text:style-name="P85"/>
      <text:p text:style-name="P85"><text:s text:c="8"/></text:p>
      <text:p text:style-name="P85">};</text:p>
      <text:p text:style-name="P85"/>
      <text:p text:style-name="P85">#endif<text:tab/>/* TALLOCATIONBLOCK_H */</text:p>
      <text:p text:style-name="P85"/>
      <text:list xml:id="list125747378094390" text:continue-numbering="true" text:style-name="L31">
        <text:list-item>
          <text:p text:style-name="P163">TAllocationBlock.cpp</text:p>
        </text:list-item>
      </text:list>
      <text:p text:style-name="P85"/>
      <text:p text:style-name="P85">#include "TAllocationBlock.h"</text:p>
      <text:p text:style-name="P85"/>
      <text:p text:style-name="P85">#include &lt;iostream&gt;</text:p>
      <text:p text:style-name="P85"/>
      <text:p text:style-name="P85">TAllocationBlock::TAllocationBlock(size_t size,size_t count): _size(size),_count(count) <text:s/>{</text:p>
      <text:p text:style-name="P85"><text:s text:c="4"/>_used_blocks = (char*)malloc(_size*_count);</text:p>
      <text:p text:style-name="P85"><text:s text:c="4"/>//_free_blocks = (void**)malloc(sizeof(void*)*_count);</text:p>
      <text:p text:style-name="P85"/>
      <text:p text:style-name="P85"><text:s text:c="4"/></text:p>
      <text:p text:style-name="P85"><text:s text:c="4"/>for(size_t i=0;i&lt;_count;i++) {</text:p>
      <text:p text:style-name="P85"><text:s text:c="8"/>//_free_blocks[i] = _used_blocks+i*_size;</text:p>
      <text:p text:style-name="P85"><text:s text:c="8"/>free_blocks_stack.push(_used_blocks+i*_size);</text:p>
      <text:p text:style-name="P85"><text:s text:c="4"/>}</text:p>
      <text:p text:style-name="P85"><text:s text:c="4"/>_free_count = _count;</text:p>
      <text:p text:style-name="P85"><text:s text:c="6"/>std::cout &lt;&lt; "TAllocationBlock: Memory init" &lt;&lt; std::endl;</text:p>
      <text:p text:style-name="P85">}</text:p>
      <text:p text:style-name="P85"/>
      <text:p text:style-name="P85">void *TAllocationBlock::allocate() {</text:p>
      <text:p text:style-name="P85"><text:s text:c="4"/>void *result = nullptr;</text:p>
      <text:p text:style-name="P85"><text:s text:c="4"/></text:p>
      <text:p text:style-name="P85"><text:s text:c="4"/>if(_free_count&gt;0)</text:p>
      <text:p text:style-name="P85"><text:s text:c="4"/>{</text:p>
      <text:p text:style-name="P85"><text:s text:c="8"/>result = free_blocks_stack.pop();</text:p>
      <text:p text:style-name="P85"><text:s text:c="8"/>//result = _free_blocks[_free_count-1];</text:p>
      <text:p text:style-name="P85"><text:s text:c="8"/>_free_count--;</text:p>
      <text:p text:style-name="P85"><text:s text:c="8"/>std::cout &lt;&lt; "TAllocationBlock: Allocate " &lt;&lt; (_count-_free_count) &lt;&lt; " of " &lt;&lt; _count &lt;&lt; std::endl;</text:p>
      <text:p text:style-name="P85"><text:s text:c="4"/>} else</text:p>
      <text:p text:style-name="P85"><text:s text:c="4"/>{</text:p>
      <text:p text:style-name="P85"><text:s text:c="8"/>std::cout &lt;&lt; "TAllocationBlock: No memory exception :-)" &lt;&lt; std::endl;</text:p>
      <text:p text:style-name="P85"><text:s text:c="8"/>throw 1;</text:p>
      <text:p text:style-name="P85"><text:s text:c="4"/>}</text:p>
      <text:p text:style-name="P85"><text:s text:c="4"/></text:p>
      <text:p text:style-name="P85"><text:s text:c="4"/>return result;</text:p>
      <text:p text:style-name="P85">}</text:p>
      <text:p text:style-name="P85"/>
      <text:p text:style-name="P85">void TAllocationBlock::deallocate(void *pointer) {</text:p>
      <text:p text:style-name="P85"><text:s text:c="2"/>std::cout &lt;&lt; "TAllocationBlock: Deallocate block "&lt;&lt; std::endl;</text:p>
      <text:p text:style-name="P85"/>
      <text:p text:style-name="P85"><text:s text:c="2"/>free_blocks_stack.push(pointer);</text:p>
      <text:p text:style-name="P85"><text:s text:c="2"/>//_free_blocks[_free_count] = pointer;</text:p>
      <text:p text:style-name="P85"><text:s text:c="2"/>_free_count ++;</text:p>
      <text:p text:style-name="P85"/>
      <text:p text:style-name="P85"><text:soft-page-break/>}</text:p>
      <text:p text:style-name="P85"/>
      <text:p text:style-name="P85">bool TAllocationBlock::has_free_blocks() {</text:p>
      <text:p text:style-name="P85"><text:s text:c="4"/>return _free_count&gt;0;</text:p>
      <text:p text:style-name="P85">}</text:p>
      <text:p text:style-name="P85"/>
      <text:p text:style-name="P85">TAllocationBlock::~TAllocationBlock() {</text:p>
      <text:p text:style-name="P85"><text:s text:c="4"/></text:p>
      <text:p text:style-name="P85"><text:s text:c="4"/>if(_free_count&lt;_count) std::cout &lt;&lt; "TAllocationBlock: Memory leak?" &lt;&lt; std::endl;</text:p>
      <text:p text:style-name="P85"><text:s text:c="20"/>else <text:s/>std::cout &lt;&lt; "TAllocationBlock: Memory freed" &lt;&lt; std::endl;</text:p>
      <text:p text:style-name="P85"><text:s text:c="4"/>//delete _free_blocks;</text:p>
      <text:p text:style-name="P85"><text:s text:c="4"/>delete _used_blocks;</text:p>
      <text:p text:style-name="P85">}</text:p>
      <text:p text:style-name="Preformatted_20_Text"/>
      <text:list xml:id="list125746529561153" text:continue-numbering="true" text:style-name="L31">
        <text:list-item>
          <text:p text:style-name="P163">TStackItem.h</text:p>
        </text:list-item>
      </text:list>
      <text:p text:style-name="P85">#ifndef LAB_2_TSTACKITEM_H</text:p>
      <text:p text:style-name="P85">#define LAB_2_TSTACKITEM_H</text:p>
      <text:p text:style-name="P85"/>
      <text:p text:style-name="P85">#include "../figure/Trapeze.h"</text:p>
      <text:p text:style-name="P85">#include "../figure/Pentagon.h"</text:p>
      <text:p text:style-name="P85">#include "../figure/Rhombus.h"</text:p>
      <text:p text:style-name="P85">#include "TAllocationBlock.h"</text:p>
      <text:p text:style-name="P85"/>
      <text:p text:style-name="P85">template &lt;class T&gt;</text:p>
      <text:p text:style-name="P85">class TStackItem {</text:p>
      <text:p text:style-name="P85">public:</text:p>
      <text:p text:style-name="P85"><text:s text:c="4"/>//type conversion</text:p>
      <text:p text:style-name="P85"><text:s text:c="4"/>TStackItem(const T &amp;fig);</text:p>
      <text:p text:style-name="P85"><text:s text:c="4"/>//copy construct</text:p>
      <text:p text:style-name="P85"><text:s text:c="4"/>TStackItem(const TStackItem&amp; orig);</text:p>
      <text:p text:style-name="P85"/>
      <text:p text:style-name="P85"><text:s text:c="4"/>template &lt;class A&gt;</text:p>
      <text:p text:style-name="P85"><text:s text:c="4"/>friend std::ostream&amp; operator&lt;&lt;(std::ostream&amp; os, const TStackItem&lt;A&gt;&amp; item);</text:p>
      <text:p text:style-name="P85"/>
      <text:p text:style-name="P85"><text:s text:c="4"/>void SetPrev(std::shared_ptr&lt;TStackItem&lt;T&gt;&gt; prev);</text:p>
      <text:p text:style-name="P85"><text:s text:c="4"/>std::shared_ptr&lt;TStackItem&lt;T&gt;&gt; GetPrev();</text:p>
      <text:p text:style-name="P85"><text:s text:c="4"/>T GetFigure() const;</text:p>
      <text:p text:style-name="P85"/>
      <text:p text:style-name="P85"><text:s text:c="4"/>void * operator new (size_t size);</text:p>
      <text:p text:style-name="P85"><text:s text:c="4"/>void operator delete(void *p);</text:p>
      <text:p text:style-name="P85"/>
      <text:p text:style-name="P85"><text:s text:c="4"/>virtual ~TStackItem();</text:p>
      <text:p text:style-name="P85">private:</text:p>
      <text:p text:style-name="P85"><text:s text:c="4"/>static TAllocationBlock allocator;</text:p>
      <text:p text:style-name="P85"><text:s text:c="4"/>T figure;</text:p>
      <text:p text:style-name="P85"><text:s text:c="4"/>std::shared_ptr&lt;TStackItem&lt;T&gt;&gt; prev;</text:p>
      <text:p text:style-name="P85">};</text:p>
      <text:p text:style-name="P85"/>
      <text:p text:style-name="P85"/>
      <text:p text:style-name="P85">#endif //LAB_2_TSTACKITEM_H</text:p>
      <text:p text:style-name="P85"/>
      <text:list xml:id="list125747178533734" text:continue-numbering="true" text:style-name="L31">
        <text:list-item>
          <text:p text:style-name="P163">TStackItem.cpp</text:p>
        </text:list-item>
      </text:list>
      <text:p text:style-name="P84"/>
      <text:p text:style-name="P84">#include "TStackItem.h"</text:p>
      <text:p text:style-name="P84"/>
      <text:p text:style-name="P84">template &lt;class T&gt;</text:p>
      <text:p text:style-name="P84">TStackItem&lt;T&gt;::TStackItem(const T &amp;fig) {</text:p>
      <text:p text:style-name="P84"><text:s text:c="4"/>figure = fig;</text:p>
      <text:p text:style-name="P84"><text:s text:c="4"/>prev = nullptr;</text:p>
      <text:p text:style-name="P84"><text:s text:c="4"/>//std::cout &lt;&lt; "Stack item: created" &lt;&lt; std::endl;</text:p>
      <text:p text:style-name="P84"><text:soft-page-break/>}</text:p>
      <text:p text:style-name="P84"/>
      <text:p text:style-name="P84">template &lt;class T&gt;</text:p>
      <text:p text:style-name="P84">TStackItem&lt;T&gt;::TStackItem(const TStackItem&amp; orig) {</text:p>
      <text:p text:style-name="P84"><text:s text:c="4"/>figure = orig.figure;</text:p>
      <text:p text:style-name="P84"><text:s text:c="4"/>prev = orig.prev;</text:p>
      <text:p text:style-name="P84"><text:s text:c="4"/>//std::cout &lt;&lt; "Stack item: copied" &lt;&lt; std::endl;</text:p>
      <text:p text:style-name="P84">}</text:p>
      <text:p text:style-name="P84"/>
      <text:p text:style-name="P84">template&lt;class T&gt;</text:p>
      <text:p text:style-name="P84">TAllocationBlock TStackItem&lt;T&gt;::allocator(</text:p>
      <text:p text:style-name="P84"><text:s text:c="8"/>sizeof(TStackItem&lt;T&gt; ), 20);</text:p>
      <text:p text:style-name="P84"/>
      <text:p text:style-name="P84"/>
      <text:p text:style-name="P84">template&lt;class T&gt;</text:p>
      <text:p text:style-name="P84">void * TStackItem&lt;T&gt;::operator new(size_t size) {</text:p>
      <text:p text:style-name="P84"><text:s text:c="4"/>std::cout&lt;&lt;"//TStackItem: new item"&lt;&lt;std::endl;</text:p>
      <text:p text:style-name="P84"><text:s text:c="4"/>return allocator.allocate();</text:p>
      <text:p text:style-name="P84">}</text:p>
      <text:p text:style-name="P84"/>
      <text:p text:style-name="P84">template&lt;class T&gt;</text:p>
      <text:p text:style-name="P84">void TStackItem&lt;T&gt;::operator delete(void *p) {</text:p>
      <text:p text:style-name="P84"><text:s text:c="4"/>std::cout&lt;&lt;"//TStackItem: item deleted"&lt;&lt;std::endl;</text:p>
      <text:p text:style-name="P84"><text:s text:c="4"/>allocator.deallocate(p);</text:p>
      <text:p text:style-name="P84">}</text:p>
      <text:p text:style-name="P84"/>
      <text:p text:style-name="P84"/>
      <text:p text:style-name="P84">template &lt;class T&gt;</text:p>
      <text:p text:style-name="P84">void TStackItem&lt;T&gt;::SetPrev(std::shared_ptr&lt;TStackItem&lt;T&gt;&gt; prev) {</text:p>
      <text:p text:style-name="P84"><text:s text:c="4"/>if(this != nullptr)</text:p>
      <text:p text:style-name="P84"><text:s text:c="8"/>this-&gt;prev = prev;</text:p>
      <text:p text:style-name="P84">}</text:p>
      <text:p text:style-name="P84"/>
      <text:p text:style-name="P84">template &lt;class T&gt;</text:p>
      <text:p text:style-name="P84">std::shared_ptr&lt;TStackItem&lt;T&gt;&gt; TStackItem&lt;T&gt;::GetPrev() {</text:p>
      <text:p text:style-name="P84"><text:s text:c="4"/>return this-&gt;prev;</text:p>
      <text:p text:style-name="P84">}</text:p>
      <text:p text:style-name="P84"/>
      <text:p text:style-name="P84">template &lt;class T&gt;</text:p>
      <text:p text:style-name="P84">T TStackItem&lt;T&gt;::GetFigure() const{</text:p>
      <text:p text:style-name="P84"><text:s text:c="4"/>return this-&gt;figure;</text:p>
      <text:p text:style-name="P84">}</text:p>
      <text:p text:style-name="P84"/>
      <text:p text:style-name="P84">template &lt;class T&gt;</text:p>
      <text:p text:style-name="P84">TStackItem&lt;T&gt;::~TStackItem() {</text:p>
      <text:p text:style-name="P84"><text:s text:c="4"/>//std::cout &lt;&lt; "Stack item: deleted" &lt;&lt; std::endl;</text:p>
      <text:p text:style-name="P84"/>
      <text:p text:style-name="P84">}</text:p>
      <text:p text:style-name="P84"/>
      <text:p text:style-name="P84">template &lt;class T&gt;</text:p>
      <text:p text:style-name="P84">std::ostream&amp; operator&lt;&lt;(std::ostream&amp; os, const TStackItem&lt;T&gt;&amp; item) {</text:p>
      <text:p text:style-name="P84"><text:s text:c="4"/>std::cout &lt;&lt; *item.figure;</text:p>
      <text:p text:style-name="P84"><text:s text:c="4"/>return os;</text:p>
      <text:p text:style-name="P84">}</text:p>
      <text:p text:style-name="P84"/>
      <text:p text:style-name="P84">template class TStackItem&lt;std::shared_ptr&lt;Figure&gt;&gt;;</text:p>
      <text:p text:style-name="P84">template std::ostream&amp; operator&lt;&lt;(std::ostream &amp;os, const TStackItem&lt;std::shared_ptr&lt;Figure&gt;&gt;&amp; stack);</text:p>
      <text:p text:style-name="P84"/>
      <text:list xml:id="list125745873722240" text:continue-numbering="true" text:style-name="L31">
        <text:list-item>
          <text:p text:style-name="P163">TStackItemSnd.h</text:p>
        </text:list-item>
      </text:list>
      <text:p text:style-name="P84">//</text:p>
      <text:p text:style-name="P84">// TStackItemSnd.h</text:p>
      <text:p text:style-name="P84">// 07.12.18</text:p>
      <text:p text:style-name="P84"><text:soft-page-break/>//</text:p>
      <text:p text:style-name="P84"/>
      <text:p text:style-name="P84">#ifndef LAB_4_TSTACKITEMSND_H</text:p>
      <text:p text:style-name="P84">#define LAB_4_TSTACKITEMSND_H</text:p>
      <text:p text:style-name="P84"/>
      <text:p text:style-name="P84">#include &lt;memory&gt;</text:p>
      <text:p text:style-name="P84"/>
      <text:p text:style-name="P84">template &lt;class T&gt;</text:p>
      <text:p text:style-name="P84">class TStackItemSnd {</text:p>
      <text:p text:style-name="P84">public:</text:p>
      <text:p text:style-name="P84"><text:s text:c="4"/>//type conversion</text:p>
      <text:p text:style-name="P84"><text:s text:c="4"/>TStackItemSnd(const T &amp;fig);</text:p>
      <text:p text:style-name="P84"><text:s text:c="4"/>//copy construct</text:p>
      <text:p text:style-name="P84"><text:s text:c="4"/>TStackItemSnd(const TStackItemSnd&amp; orig);</text:p>
      <text:p text:style-name="P84"/>
      <text:p text:style-name="P84"/>
      <text:p text:style-name="P84"><text:s text:c="4"/>void SetPrev(std::shared_ptr&lt;TStackItemSnd&lt;T&gt;&gt; prev);</text:p>
      <text:p text:style-name="P84"><text:s text:c="4"/>std::shared_ptr&lt;TStackItemSnd&lt;T&gt;&gt; GetPrev();</text:p>
      <text:p text:style-name="P84"><text:s text:c="4"/>T GetFigure() const;</text:p>
      <text:p text:style-name="P84"/>
      <text:p text:style-name="P84"><text:s text:c="4"/>virtual ~TStackItemSnd();</text:p>
      <text:p text:style-name="P84">private:</text:p>
      <text:p text:style-name="P84"/>
      <text:p text:style-name="P84"><text:s text:c="4"/>T figure;</text:p>
      <text:p text:style-name="P84"><text:s text:c="4"/>std::shared_ptr&lt;TStackItemSnd&lt;T&gt;&gt; prev;</text:p>
      <text:p text:style-name="P84">};</text:p>
      <text:p text:style-name="P84"/>
      <text:p text:style-name="P84"/>
      <text:p text:style-name="P84"/>
      <text:p text:style-name="P84">#endif //LAB_4_TSTACKITEMSND_H</text:p>
      <text:p text:style-name="P86"/>
      <text:list xml:id="list125746980394366" text:continue-numbering="true" text:style-name="L31">
        <text:list-item>
          <text:p text:style-name="P163">TStackItemSnd.cpp</text:p>
        </text:list-item>
      </text:list>
      <text:p text:style-name="P84"/>
      <text:p text:style-name="P84">#include "TStackItemSnd.h"</text:p>
      <text:p text:style-name="P84"/>
      <text:p text:style-name="P84">template &lt;class T&gt;</text:p>
      <text:p text:style-name="P84">TStackItemSnd&lt;T&gt;::TStackItemSnd(const T &amp;fig) {</text:p>
      <text:p text:style-name="P84"><text:s text:c="4"/>figure = fig;</text:p>
      <text:p text:style-name="P84"><text:s text:c="4"/>prev = nullptr;</text:p>
      <text:p text:style-name="P84"><text:s text:c="4"/>//std::cout &lt;&lt; "Stack item: created" &lt;&lt; std::endl;</text:p>
      <text:p text:style-name="P84">}</text:p>
      <text:p text:style-name="P84"/>
      <text:p text:style-name="P84">template &lt;class T&gt;</text:p>
      <text:p text:style-name="P84">TStackItemSnd&lt;T&gt;::TStackItemSnd(const TStackItemSnd&amp; orig) {</text:p>
      <text:p text:style-name="P84"><text:s text:c="4"/>figure = orig.figure;</text:p>
      <text:p text:style-name="P84"><text:s text:c="4"/>prev = orig.prev;</text:p>
      <text:p text:style-name="P84"><text:s text:c="4"/>//std::cout &lt;&lt; "Stack item: copied" &lt;&lt; std::endl;</text:p>
      <text:p text:style-name="P84">}</text:p>
      <text:p text:style-name="P84"/>
      <text:p text:style-name="P84">template &lt;class T&gt;</text:p>
      <text:p text:style-name="P84">void TStackItemSnd&lt;T&gt;::SetPrev(std::shared_ptr&lt;TStackItemSnd&lt;T&gt;&gt; prev) {</text:p>
      <text:p text:style-name="P84"><text:s text:c="4"/>if(this != nullptr)</text:p>
      <text:p text:style-name="P84"><text:s text:c="4"/>this-&gt;prev = prev;</text:p>
      <text:p text:style-name="P84">}</text:p>
      <text:p text:style-name="P84"/>
      <text:p text:style-name="P84">template &lt;class T&gt;</text:p>
      <text:p text:style-name="P84">std::shared_ptr&lt;TStackItemSnd&lt;T&gt;&gt; TStackItemSnd&lt;T&gt;::GetPrev() {</text:p>
      <text:p text:style-name="P84"><text:s text:c="4"/>return this-&gt;prev;</text:p>
      <text:p text:style-name="P84">}</text:p>
      <text:p text:style-name="P84"/>
      <text:p text:style-name="P84">template &lt;class T&gt;</text:p>
      <text:p text:style-name="P84">T TStackItemSnd&lt;T&gt;::GetFigure() const{</text:p>
      <text:p text:style-name="P84"><text:s text:c="4"/>return this-&gt;figure;</text:p>
      <text:p text:style-name="P84"><text:soft-page-break/>}</text:p>
      <text:p text:style-name="P84"/>
      <text:p text:style-name="P84">template &lt;class T&gt;</text:p>
      <text:p text:style-name="P84">TStackItemSnd&lt;T&gt;::~TStackItemSnd() {</text:p>
      <text:p text:style-name="P84"><text:s text:c="4"/>//std::cout &lt;&lt; "Stack item: deleted" &lt;&lt; std::endl;</text:p>
      <text:p text:style-name="P84"/>
      <text:p text:style-name="P84">}</text:p>
      <text:p text:style-name="P84"/>
      <text:p text:style-name="P84">template class TStackItemSnd&lt;void*&gt;;</text:p>
      <text:p text:style-name="P86"/>
      <text:p text:style-name="Text_20_body"><text:span text:style-name="T14">Выводы</text:span><text:span text:style-name="T15">:</text:span><text:span text:style-name="T16"> </text:span><text:span text:style-name="T18">в данной лабораторной работе я </text:span><text:span text:style-name="T25">закрепил</text:span><text:span text:style-name="T18"> навыки </text:span><text:span text:style-name="T25">работы с памятью </text:span><text:span text:style-name="T18"><text:s/>на языке С++, </text:span><text:span text:style-name="T25">получил навыки со</text:span><text:span text:style-name="T32">зд</text:span><text:span text:style-name="T25">ания а</text:span><text:span text:style-name="T32">л</text:span><text:span text:style-name="T25">локаторов</text:span><text:span text:style-name="T19">. </text:span><text:span text:style-name="T21">Добавил </text:span><text:span text:style-name="T26">ал</text:span><text:span text:style-name="T32">л</text:span><text:span text:style-name="T26">окатор </text:span><text:span text:style-name="T32">и упрощенный </text:span><text:span text:style-name="T35">стек</text:span><text:span text:style-name="T26">, в котором </text:span><text:span text:style-name="T32">будут хранится</text:span><text:span text:style-name="T26"> </text:span><text:span text:style-name="T32">адреса </text:span><text:span text:style-name="T26">использованных/свободных блоков</text:span><text:span text:style-name="T24">.</text:span></text:p>
      <text:p text:style-name="P7"><text:span text:style-name="T64">Ссылка на код: https://github.com/ArtDu/oop/tree/master/lab_6</text:span></text:p>
      <text:p text:style-name="P25"/>
      <text:p text:style-name="P105">Московский Авиационный Институт</text:p>
      <text:p text:style-name="P46">(Национальный Исследовательский Университет)</text:p>
      <text:p text:style-name="P54"><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4">Кафедра 806 «Вычислительная математика и программирование»</text:p>
      <text:p text:style-name="P32"/>
      <text:p text:style-name="P62">Объектно-ориентированное программирование</text:p>
      <text:h text:style-name="P132" text:outline-level="1"><text:bookmark-start text:name="__RefHeading___Toc210_85901231711111"/>Лабораторная работа №<text:span text:style-name="T74">7</text:span><text:bookmark-end text:name="__RefHeading___Toc210_85901231711111"/></text:h>
      <text:h text:style-name="P139" text:outline-level="1"/>
      <text:p text:style-name="P73"/>
      <text:p text:style-name="P73"/>
      <text:p text:style-name="P73"/>
      <text:p text:style-name="P73"/>
      <text:p text:style-name="P73"/>
      <text:p text:style-name="P73"/>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Heading_20_2" text:outline-level="2"><text:soft-page-break/>Ц<text:span text:style-name="T74">ель работы</text:span></text:h>
      <text:p text:style-name="Standard">Целью лабораторной работы является: <text:s/></text:p>
      <text:p text:style-name="Standard">• Создание сложных динамических структур данных. <text:s/></text:p>
      <text:p text:style-name="Standard">• Закрепление принципа OCP. <text:s/></text:p>
      <text:h text:style-name="Heading_20_2" text:outline-level="2">Задание <text:s text:c="2"/></text:h>
      <text:p text:style-name="Standard">Необходимо реализовать динамическую структуру данных – «Хранилище объектов» и алгоритм работы с ней. «Хранилище объектов» представляет собой контейнер, одного из следующих видов (Контейнер 1-го уровня): <text:s/></text:p>
      <text:p text:style-name="Standard">1. Массив <text:s/></text:p>
      <text:p text:style-name="Standard">2. Связанный список <text:s/></text:p>
      <text:p text:style-name="Standard">3. Бинарное Дерево. <text:s/></text:p>
      <text:p text:style-name="Standard">4. N-Дерево (с ограничением не больше 4 элементов на одном уровне). <text:s/></text:p>
      <text:p text:style-name="Standard">5. Очередь <text:s/></text:p>
      <text:p text:style-name="Standard">6. Стек <text:s/></text:p>
      <text:p text:style-name="Standard">Каждым элементом контейнера, в свою, является динамической структурой данных одного из следующих видов (Контейнер 2-го уровня): <text:s/></text:p>
      <text:p text:style-name="Standard">1. Массив <text:s/></text:p>
      <text:p text:style-name="Standard">2. Связанный список <text:s/></text:p>
      <text:p text:style-name="Standard">3. Бинарное- Дерево. <text:s/></text:p>
      <text:p text:style-name="Standard">4. N-Дерево (с ограничением не больше 4 элементов на одном уровне). <text:s/></text:p>
      <text:p text:style-name="Standard">5. Очередь <text:s/></text:p>
      <text:p text:style-name="Standard">6. Стек</text:p>
      <text:p text:style-name="Standard">Таким образом у нас получается контейнер в контейнере. Т.е. для варианта (1,2) это будет массив, каждый из элементов которого – связанный список. </text:p>
      <text:p text:style-name="Standard">При этом должно выполняться правило, что количество объектов в контейнере второго уровня не больше 5. <text:s/></text:p>
      <text:p text:style-name="Standard">Т.е. если нужно хранить больше 5 объектов, то создается еще <text:s/>один контейнер второго уровня. Например, для варианта (1,2) добавление объектов будет выглядеть следующим образом: <text:s/></text:p>
      <text:p text:style-name="Standard">1. Вначале массив пустой. <text:s/></text:p>
      <text:p text:style-name="Standard">2. Добавляем Объект1: В массиве по индексу 0 создается элемент с типом список, в список добавляется Объект 1. <text:s/></text:p>
      <text:p text:style-name="Standard">3. Добавляем Объект2: Объект добавляется в список, находящийся в массиве по индекс 0. <text:s/></text:p>
      <text:p text:style-name="Standard">4. Добавляем Объект3: Объект добавляется в список, находящийся в <text:s/>массиве по индекс 0. <text:s/></text:p>
      <text:p text:style-name="Standard">5. Добавляем Объект4: Объект добавляется в список, находящийся в массиве по индекс 0. <text:s/></text:p>
      <text:p text:style-name="Standard">6. Добавляем Объект5: <text:s/>Объект добавляется в список, находящийся в массиве по индекс 0. <text:s/></text:p>
      <text:p text:style-name="Standard">7. Добавляем Объект6: В массиве по индексу 1 создается элемент с типом список, в список добавляется Объект 6. Объекты в контейнерах второго уровня должны быть отсортированы по возрастанию площади объекта</text:p>
      <text:h text:style-name="Heading_20_2" text:outline-level="2"><text:span text:style-name="T3">Листинг</text:span><text:tab/></text:h>
      <text:list xml:id="list3926467041" text:style-name="L32">
        <text:list-item>
          <text:p text:style-name="P164">TRemoveCriteria.h</text:p>
        </text:list-item>
      </text:list>
      <text:p text:style-name="P87">#ifndef STACKS_TREMOVECRITERIA_H_</text:p>
      <text:p text:style-name="P87">#define STACKS_TREMOVECRITERIA_H_</text:p>
      <text:p text:style-name="P87">#include &lt;memory&gt;</text:p>
      <text:p text:style-name="P87"/>
      <text:p text:style-name="P87"><text:soft-page-break/>template&lt;class T&gt;</text:p>
      <text:p text:style-name="P87">class TRemoveCriteria {</text:p>
      <text:p text:style-name="P87">public:</text:p>
      <text:p text:style-name="P87"><text:tab/>virtual bool isIt(T&amp; obj) = 0;</text:p>
      <text:p text:style-name="P87"><text:tab/>virtual ~TRemoveCriteria() {};</text:p>
      <text:p text:style-name="P87">private:</text:p>
      <text:p text:style-name="P87">};</text:p>
      <text:p text:style-name="P87"/>
      <text:p text:style-name="P87">#endif /* STACKS_TREMOVECRITERIA_H_ */</text:p>
      <text:p text:style-name="Preformatted_20_Text"/>
      <text:list xml:id="list125745958899948" text:continue-numbering="true" text:style-name="L32">
        <text:list-item>
          <text:p text:style-name="P164">TRemoveCriteriaAll.h</text:p>
        </text:list-item>
      </text:list>
      <text:p text:style-name="P87">#ifndef TSTACKS_TREMOVECRITERIAALL_H_</text:p>
      <text:p text:style-name="P87">#define TSTACKS_TREMOVECRITERIAALL_H_</text:p>
      <text:p text:style-name="P87"/>
      <text:p text:style-name="P87">#include "TRemoveCriteria.h"</text:p>
      <text:p text:style-name="P87">template&lt;class T&gt;</text:p>
      <text:p text:style-name="P87">class TRemoveCriteriaAll: public TRemoveCriteria&lt;T&gt; {</text:p>
      <text:p text:style-name="P87">public:</text:p>
      <text:p text:style-name="P87"><text:tab/>TRemoveCriteriaAll() {<text:tab/>}</text:p>
      <text:p text:style-name="P87"><text:tab/>;</text:p>
      <text:p text:style-name="P87"><text:tab/>bool isIt(T&amp; obj) override {</text:p>
      <text:p text:style-name="P87"><text:tab/><text:tab/>return true;</text:p>
      <text:p text:style-name="P87"><text:tab/>}</text:p>
      <text:p text:style-name="P87">private:</text:p>
      <text:p text:style-name="P87">};</text:p>
      <text:p text:style-name="P87"/>
      <text:p text:style-name="P87">#endif /* TSTACKS_TREMOVECRITERIAALL_H_ */</text:p>
      <text:p text:style-name="P88"/>
      <text:list xml:id="list125745835257439" text:continue-numbering="true" text:style-name="L32">
        <text:list-item>
          <text:p text:style-name="P164">TRemoveCriteriaByType.h</text:p>
        </text:list-item>
      </text:list>
      <text:p text:style-name="P87">#ifndef TSTACKS_TREMOVECRITERIABYTYPE_H_</text:p>
      <text:p text:style-name="P87">#define TSTACKS_TREMOVECRITERIABYTYPE_H_</text:p>
      <text:p text:style-name="P87"/>
      <text:p text:style-name="P87"/>
      <text:p text:style-name="P87">#include "TRemoveCriteria.h"</text:p>
      <text:p text:style-name="P87">template&lt;class T&gt;</text:p>
      <text:p text:style-name="P87">class TRemoveCriteriaByType: public TRemoveCriteria&lt;T&gt; {</text:p>
      <text:p text:style-name="P87">public:</text:p>
      <text:p text:style-name="P87"><text:tab/>TRemoveCriteriaByType(double value) :</text:p>
      <text:p text:style-name="P87"><text:tab/><text:tab/><text:tab/>_value(value) {</text:p>
      <text:p text:style-name="P87"><text:tab/>}</text:p>
      <text:p text:style-name="P87"><text:tab/>;</text:p>
      <text:p text:style-name="P87"><text:tab/>bool isIt(T&amp; obj) override {</text:p>
      <text:p text:style-name="P87"><text:tab/><text:tab/>return _value == obj-&gt;getType();</text:p>
      <text:p text:style-name="P87"><text:tab/>}</text:p>
      <text:p text:style-name="P87">private:</text:p>
      <text:p text:style-name="P87"><text:tab/>char _value;</text:p>
      <text:p text:style-name="P87">};</text:p>
      <text:p text:style-name="P87"/>
      <text:p text:style-name="P87"/>
      <text:p text:style-name="P87">#endif /* TSTACKS_TREMOVECRITERIABYTYPE_H_ */</text:p>
      <text:p text:style-name="P88"/>
      <text:list xml:id="list125746866008843" text:continue-numbering="true" text:style-name="L32">
        <text:list-item>
          <text:p text:style-name="P164">TRemoveCriteriaByValue.h</text:p>
        </text:list-item>
      </text:list>
      <text:p text:style-name="P87">#ifndef TSTACKS_TREMOVECRITERIABYVALUE_H_</text:p>
      <text:p text:style-name="P87">#define TSTACKS_TREMOVECRITERIABYVALUE_H_</text:p>
      <text:p text:style-name="P87"/>
      <text:p text:style-name="P87">#include "TRemoveCriteria.h"</text:p>
      <text:p text:style-name="P87"/>
      <text:p text:style-name="P87">template&lt;class T&gt;</text:p>
      <text:p text:style-name="P87">class TRemoveCriteriaByValue: public TRemoveCriteria&lt;T&gt; {</text:p>
      <text:p text:style-name="P87">public:</text:p>
      <text:p text:style-name="P87"><text:tab/>TRemoveCriteriaByValue(double value) :</text:p>
      <text:p text:style-name="P87"><text:tab/><text:tab/><text:tab/>_value(value) {</text:p>
      <text:p text:style-name="P87"><text:tab/>}</text:p>
      <text:p text:style-name="P87"><text:soft-page-break/><text:tab/>;</text:p>
      <text:p text:style-name="P87"><text:tab/>bool isIt(T&amp; obj) override {</text:p>
      <text:p text:style-name="P87"><text:tab/><text:tab/>return _value == obj-&gt;Square();</text:p>
      <text:p text:style-name="P87"><text:tab/>}</text:p>
      <text:p text:style-name="P87">private:</text:p>
      <text:p text:style-name="P87"><text:tab/>double _value;</text:p>
      <text:p text:style-name="P87">};</text:p>
      <text:p text:style-name="P87">#endif /* TSTACKS_TREMOVECRITERIABYVALUE_H_ */</text:p>
      <text:p text:style-name="P87"/>
      <text:list xml:id="list125745822145751" text:continue-numbering="true" text:style-name="L32">
        <text:list-item>
          <text:p text:style-name="P164">TStackTop.h</text:p>
        </text:list-item>
      </text:list>
      <text:p text:style-name="P87">#ifndef LAB_4_TSTACKTOP_H</text:p>
      <text:p text:style-name="P87">#define LAB_4_TSTACKTOP_H</text:p>
      <text:p text:style-name="P87"/>
      <text:p text:style-name="P87">#include "TStackItem.h"</text:p>
      <text:p text:style-name="P87">#include "TIterator.h"</text:p>
      <text:p text:style-name="P87">#include "TRemoveCriteria.h"</text:p>
      <text:p text:style-name="P87"/>
      <text:p text:style-name="P87">template &lt;class T, class TT&gt;</text:p>
      <text:p text:style-name="P87">class TStackTop {</text:p>
      <text:p text:style-name="P87"/>
      <text:p text:style-name="P87">public:</text:p>
      <text:p text:style-name="P87"/>
      <text:p text:style-name="P87"><text:s text:c="4"/>TStackTop();</text:p>
      <text:p text:style-name="P87"/>
      <text:p text:style-name="P87"><text:s text:c="4"/>void InsertSubitem(TT &amp;value);</text:p>
      <text:p text:style-name="P87"><text:s text:c="4"/>void InsertSubitem(TT &amp;&amp;value);</text:p>
      <text:p text:style-name="P87"/>
      <text:p text:style-name="P87"><text:s text:c="4"/>void RemoveSubitem(TRemoveCriteria&lt;TT&gt; * criteria);</text:p>
      <text:p text:style-name="P87"/>
      <text:p text:style-name="P87"><text:s text:c="4"/>//for rvalue</text:p>
      <text:p text:style-name="P87"><text:s text:c="4"/>void push(T &amp;&amp;elem);</text:p>
      <text:p text:style-name="P87"><text:s text:c="4"/>//for lvalue</text:p>
      <text:p text:style-name="P87"><text:s text:c="4"/>void push(T &amp;elem);</text:p>
      <text:p text:style-name="P87"><text:s text:c="4"/>size_t getSize();</text:p>
      <text:p text:style-name="P87"><text:s text:c="4"/>bool empty();</text:p>
      <text:p text:style-name="P87"><text:s text:c="4"/>T pop();</text:p>
      <text:p text:style-name="P87"/>
      <text:p text:style-name="P87"><text:s text:c="4"/>TIterator&lt;TStackItem&lt;T&gt;,T&gt; begin();</text:p>
      <text:p text:style-name="P87"><text:s text:c="4"/>TIterator&lt;TStackItem&lt;T&gt;,T&gt; end();</text:p>
      <text:p text:style-name="P87"/>
      <text:p text:style-name="P87"><text:s text:c="4"/>template &lt;class A, class AA&gt;</text:p>
      <text:p text:style-name="P87"><text:s text:c="4"/>friend std::ostream&amp; operator&lt;&lt;(std::ostream &amp;os, const TStackTop&lt;A, AA&gt;&amp; stack);</text:p>
      <text:p text:style-name="P87"/>
      <text:p text:style-name="P87"><text:s text:c="4"/>~TStackTop();</text:p>
      <text:p text:style-name="P87"/>
      <text:p text:style-name="P87">private:</text:p>
      <text:p text:style-name="P87"><text:s text:c="4"/>std::shared_ptr&lt;TStackItem&lt;T&gt;&gt; top;</text:p>
      <text:p text:style-name="P87"><text:s text:c="4"/>size_t size;</text:p>
      <text:p text:style-name="P87">};</text:p>
      <text:p text:style-name="P87"/>
      <text:p text:style-name="P87"/>
      <text:p text:style-name="P87">#endif //LAB_4_TSTACKTOP_H</text:p>
      <text:p text:style-name="P88"/>
      <text:list xml:id="list125746106291065" text:continue-numbering="true" text:style-name="L32">
        <text:list-item>
          <text:p text:style-name="P164">TStackTop.cpp</text:p>
        </text:list-item>
      </text:list>
      <text:p text:style-name="P87">#include "TStackTop.h"</text:p>
      <text:p text:style-name="P87">#include "TStackBottom.h"</text:p>
      <text:p text:style-name="P87"/>
      <text:p text:style-name="P87">template &lt;class T, class TT&gt;</text:p>
      <text:p text:style-name="P87">TStackTop&lt;T, TT&gt;::TStackTop() : top(nullptr), size(0) {</text:p>
      <text:p text:style-name="P87">}</text:p>
      <text:p text:style-name="P87"/>
      <text:p text:style-name="P87">template &lt;class T, class TT&gt;</text:p>
      <text:p text:style-name="P87"><text:soft-page-break/>size_t TStackTop&lt;T, TT&gt;::getSize() {</text:p>
      <text:p text:style-name="P87"><text:s text:c="4"/>return this-&gt;size;</text:p>
      <text:p text:style-name="P87">}</text:p>
      <text:p text:style-name="P87"/>
      <text:p text:style-name="P87">template &lt;class T, class TT&gt;</text:p>
      <text:p text:style-name="P87">void TStackTop&lt;T, TT&gt;::push(T &amp;&amp;elem) {</text:p>
      <text:p text:style-name="P87"><text:s text:c="4"/>std::shared_ptr&lt;TStackItem&lt;T&gt;&gt; newItem(new TStackItem&lt;T&gt;(elem));</text:p>
      <text:p text:style-name="P87"><text:s text:c="4"/>newItem-&gt;SetPrev(top);</text:p>
      <text:p text:style-name="P87"><text:s text:c="4"/>top = newItem;</text:p>
      <text:p text:style-name="P87"><text:s text:c="4"/>size++;</text:p>
      <text:p text:style-name="P87">}</text:p>
      <text:p text:style-name="P87"/>
      <text:p text:style-name="P87">template &lt;class T, class TT&gt;</text:p>
      <text:p text:style-name="P87">void TStackTop&lt;T, TT&gt;::push(T &amp;elem) {</text:p>
      <text:p text:style-name="P87"><text:s text:c="4"/>std::shared_ptr&lt;TStackItem&lt;T&gt;&gt; newItem(new TStackItem&lt;T&gt;(elem));</text:p>
      <text:p text:style-name="P87"><text:s text:c="4"/>newItem-&gt;SetPrev(top);</text:p>
      <text:p text:style-name="P87"><text:s text:c="4"/>top = newItem;</text:p>
      <text:p text:style-name="P87"><text:s text:c="4"/>size++;</text:p>
      <text:p text:style-name="P87">}</text:p>
      <text:p text:style-name="P87"/>
      <text:p text:style-name="P87">template &lt;class T, class TT&gt;</text:p>
      <text:p text:style-name="P87">bool TStackTop&lt;T, TT&gt;::empty() {</text:p>
      <text:p text:style-name="P87"><text:s text:c="4"/>return top == nullptr;</text:p>
      <text:p text:style-name="P87">}</text:p>
      <text:p text:style-name="P87"/>
      <text:p text:style-name="P87">template &lt;class T, class TT&gt;</text:p>
      <text:p text:style-name="P87">T TStackTop&lt;T, TT&gt;::pop() {</text:p>
      <text:p text:style-name="P87"><text:s text:c="4"/>T result;</text:p>
      <text:p text:style-name="P87"><text:s text:c="4"/>if (top != nullptr) {</text:p>
      <text:p text:style-name="P87"><text:s text:c="8"/>std::shared_ptr&lt;TStackItem&lt;T&gt;&gt;old_top = top;</text:p>
      <text:p text:style-name="P87"><text:s text:c="8"/>top = top-&gt;GetPrev();</text:p>
      <text:p text:style-name="P87"><text:s text:c="8"/>result = old_top-&gt;GetValue();</text:p>
      <text:p text:style-name="P87"><text:s text:c="8"/>old_top-&gt;SetPrev(nullptr);</text:p>
      <text:p text:style-name="P87"><text:s text:c="8"/>size--;</text:p>
      <text:p text:style-name="P87"><text:s text:c="4"/>}</text:p>
      <text:p text:style-name="P87"><text:s text:c="4"/>else {</text:p>
      <text:p text:style-name="P87"><text:s text:c="8"/>std::cout &lt;&lt; "Stack isn't have elements" &lt;&lt; std::endl;</text:p>
      <text:p text:style-name="P87"><text:s text:c="4"/>}</text:p>
      <text:p text:style-name="P87"/>
      <text:p text:style-name="P87"><text:s text:c="4"/>return result;</text:p>
      <text:p text:style-name="P87">}</text:p>
      <text:p text:style-name="P87"/>
      <text:p text:style-name="P87">template &lt;class T, class TT&gt;</text:p>
      <text:p text:style-name="P87">void TStackTop&lt;T, TT&gt;::InsertSubitem(TT &amp;value) {</text:p>
      <text:p text:style-name="P87"/>
      <text:p text:style-name="P87"><text:s text:c="4"/>bool inserted = false;</text:p>
      <text:p text:style-name="P87"><text:s text:c="4"/>if (top != nullptr) {</text:p>
      <text:p text:style-name="P87"/>
      <text:p text:style-name="P87"><text:s text:c="8"/>for (auto i : * this) {</text:p>
      <text:p text:style-name="P87"><text:s text:c="12"/>if (i-&gt;getSize() &lt; 5) {</text:p>
      <text:p text:style-name="P87"><text:s text:c="16"/>T t_value;</text:p>
      <text:p text:style-name="P87"><text:s text:c="16"/>t_value = std::make_shared&lt;TStackBottom&lt;std::shared_ptr&lt;Figure&gt;&gt;&gt;();</text:p>
      <text:p text:style-name="P87"><text:s text:c="16"/>double sq = value-&gt;Square();</text:p>
      <text:p text:style-name="P87"><text:s text:c="16"/>while(!i-&gt;empty()) {</text:p>
      <text:p text:style-name="P87"><text:s text:c="20"/>TT elem = i-&gt;pop();</text:p>
      <text:p text:style-name="P87"><text:s text:c="20"/>if(elem-&gt;Square() &lt; sq) {</text:p>
      <text:p text:style-name="P87"><text:s text:c="24"/>i-&gt;push(elem);</text:p>
      <text:p text:style-name="P87"><text:s text:c="24"/>break;</text:p>
      <text:p text:style-name="P87"><text:s text:c="20"/>}</text:p>
      <text:p text:style-name="P87"><text:s text:c="20"/>t_value-&gt;push(elem);</text:p>
      <text:p text:style-name="P87"><text:s text:c="16"/>}</text:p>
      <text:p text:style-name="P87"><text:s text:c="16"/>i-&gt;push(value);</text:p>
      <text:p text:style-name="P87"><text:s text:c="16"/>while (!t_value-&gt;empty()) {</text:p>
      <text:p text:style-name="P87"><text:soft-page-break/><text:s text:c="20"/>TT elem = t_value-&gt;pop();</text:p>
      <text:p text:style-name="P87"><text:s text:c="20"/>i-&gt;push(elem);</text:p>
      <text:p text:style-name="P87"><text:s text:c="16"/>}</text:p>
      <text:p text:style-name="P87"/>
      <text:p text:style-name="P87"><text:s text:c="16"/>//std::cout &lt;&lt; "Stack: Add Element in stack:" &lt;&lt; i-&gt;getSize() &lt;&lt; std::endl;</text:p>
      <text:p text:style-name="P87"><text:s text:c="16"/>inserted = true;</text:p>
      <text:p text:style-name="P87"><text:s text:c="12"/>}</text:p>
      <text:p text:style-name="P87"><text:s text:c="8"/>}</text:p>
      <text:p text:style-name="P87"><text:s text:c="4"/>}</text:p>
      <text:p text:style-name="P87"/>
      <text:p text:style-name="P87"><text:s text:c="4"/>if (!inserted) {</text:p>
      <text:p text:style-name="P87"><text:s text:c="8"/>//std::cout &lt;&lt; "Stack: New stack element created" &lt;&lt; std::endl;</text:p>
      <text:p text:style-name="P87"><text:s text:c="8"/>T t_value;</text:p>
      <text:p text:style-name="P87"><text:s text:c="8"/>t_value = std::make_shared&lt;TStackBottom&lt;std::shared_ptr&lt;Figure&gt;&gt;&gt;();</text:p>
      <text:p text:style-name="P87"><text:s text:c="8"/>t_value-&gt;push(value);</text:p>
      <text:p text:style-name="P87"><text:s text:c="8"/>push(t_value);</text:p>
      <text:p text:style-name="P87"><text:s text:c="4"/>}</text:p>
      <text:p text:style-name="P87">}</text:p>
      <text:p text:style-name="P87"/>
      <text:p text:style-name="P87">template &lt;class T, class TT&gt;</text:p>
      <text:p text:style-name="P87">void TStackTop&lt;T, TT&gt;::InsertSubitem(TT &amp;&amp;value) {</text:p>
      <text:p text:style-name="P87"/>
      <text:p text:style-name="P87"><text:s text:c="4"/>bool inserted = false;</text:p>
      <text:p text:style-name="P87"><text:s text:c="4"/>if (top != nullptr) {</text:p>
      <text:p text:style-name="P87"/>
      <text:p text:style-name="P87"><text:s text:c="8"/>for (auto i : * this) {</text:p>
      <text:p text:style-name="P87"><text:s text:c="12"/>if (i-&gt;getSize() &lt; 5) {</text:p>
      <text:p text:style-name="P87"><text:s text:c="16"/>T t_value;</text:p>
      <text:p text:style-name="P87"><text:s text:c="16"/>t_value = std::make_shared&lt;TStackBottom&lt;std::shared_ptr&lt;Figure&gt;&gt;&gt;();</text:p>
      <text:p text:style-name="P87"><text:s text:c="16"/>double sq = value-&gt;Square();</text:p>
      <text:p text:style-name="P87"><text:s text:c="16"/>while(!i-&gt;empty()) {</text:p>
      <text:p text:style-name="P87"><text:s text:c="20"/>TT elem = i-&gt;pop();</text:p>
      <text:p text:style-name="P87"><text:s text:c="20"/>if(elem-&gt;Square() &lt; sq) {</text:p>
      <text:p text:style-name="P87"><text:s text:c="24"/>i-&gt;push(elem);</text:p>
      <text:p text:style-name="P87"><text:s text:c="24"/>break;</text:p>
      <text:p text:style-name="P87"><text:s text:c="20"/>}</text:p>
      <text:p text:style-name="P87"><text:s text:c="20"/>t_value-&gt;push(elem);</text:p>
      <text:p text:style-name="P87"><text:s text:c="16"/>}</text:p>
      <text:p text:style-name="P87"><text:s text:c="16"/>i-&gt;push(value);</text:p>
      <text:p text:style-name="P87"><text:s text:c="16"/>while (!t_value-&gt;empty()) {</text:p>
      <text:p text:style-name="P87"><text:s text:c="20"/>TT elem = t_value-&gt;pop();</text:p>
      <text:p text:style-name="P87"><text:s text:c="20"/>i-&gt;push(elem);</text:p>
      <text:p text:style-name="P87"><text:s text:c="16"/>}</text:p>
      <text:p text:style-name="P87"/>
      <text:p text:style-name="P87"><text:s text:c="16"/>//std::cout &lt;&lt; "Stack: Add Element in stack:" &lt;&lt; i-&gt;getSize() &lt;&lt; std::endl;</text:p>
      <text:p text:style-name="P87"><text:s text:c="16"/>inserted = true;</text:p>
      <text:p text:style-name="P87"><text:s text:c="12"/>}</text:p>
      <text:p text:style-name="P87"><text:s text:c="8"/>}</text:p>
      <text:p text:style-name="P87"><text:s text:c="4"/>}</text:p>
      <text:p text:style-name="P87"/>
      <text:p text:style-name="P87"><text:s text:c="4"/>if (!inserted) {</text:p>
      <text:p text:style-name="P87"><text:s text:c="8"/>//std::cout &lt;&lt; "Stack: New stack element created" &lt;&lt; std::endl;</text:p>
      <text:p text:style-name="P87"><text:s text:c="8"/>T t_value;</text:p>
      <text:p text:style-name="P87"><text:s text:c="8"/>t_value = std::make_shared&lt;TStackBottom&lt;std::shared_ptr&lt;Figure&gt;&gt;&gt;();</text:p>
      <text:p text:style-name="P87"><text:s text:c="8"/>t_value-&gt;push(value);</text:p>
      <text:p text:style-name="P87"><text:s text:c="8"/>push(t_value);</text:p>
      <text:p text:style-name="P87"><text:s text:c="4"/>}</text:p>
      <text:p text:style-name="P87">}</text:p>
      <text:p text:style-name="P87"/>
      <text:p text:style-name="P87">template &lt;class T, class TT&gt;</text:p>
      <text:p text:style-name="P87">void TStackTop&lt;T, TT&gt;::RemoveSubitem(TRemoveCriteria&lt;TT&gt; * criteria) {</text:p>
      <text:p text:style-name="P87"><text:soft-page-break/><text:s text:c="4"/>std::cout &lt;&lt; "----------------------&gt;" &lt;&lt; std::endl;</text:p>
      <text:p text:style-name="P87"><text:s text:c="4"/>for (auto i : * this) {</text:p>
      <text:p text:style-name="P87"><text:s text:c="8"/>T copy;</text:p>
      <text:p text:style-name="P87"><text:s text:c="8"/>copy = std::make_shared&lt;TStackBottom&lt;std::shared_ptr&lt;Figure&gt;&gt;&gt;();</text:p>
      <text:p text:style-name="P87"><text:s text:c="8"/>while (!i-&gt;empty()) {</text:p>
      <text:p text:style-name="P87"><text:s text:c="12"/>TT value = i-&gt;pop();</text:p>
      <text:p text:style-name="P87"/>
      <text:p text:style-name="P87"><text:s text:c="12"/>if (criteria-&gt;isIt(value))</text:p>
      <text:p text:style-name="P87"><text:s text:c="16"/>std::cout &lt;&lt; "Stack: Delete element "&lt;&lt; std::endl &lt;&lt; *value &lt;&lt; std::endl;</text:p>
      <text:p text:style-name="P87"><text:s text:c="12"/>else {</text:p>
      <text:p text:style-name="P87"><text:s text:c="16"/>copy-&gt;push(value);</text:p>
      <text:p text:style-name="P87"><text:s text:c="12"/>}</text:p>
      <text:p text:style-name="P87"><text:s text:c="8"/>}</text:p>
      <text:p text:style-name="P87"/>
      <text:p text:style-name="P87"><text:s text:c="8"/>while (!copy-&gt;empty()) {</text:p>
      <text:p text:style-name="P87"><text:s text:c="12"/>TT elem = copy-&gt;pop();</text:p>
      <text:p text:style-name="P87"><text:s text:c="12"/>i-&gt;push(elem);</text:p>
      <text:p text:style-name="P87"><text:s text:c="8"/>}</text:p>
      <text:p text:style-name="P87"/>
      <text:p text:style-name="P87"><text:s text:c="4"/>}</text:p>
      <text:p text:style-name="P87"><text:s text:c="4"/>TStackTop&lt;T, TT&gt; copy;</text:p>
      <text:p text:style-name="P87"/>
      <text:p text:style-name="P87"><text:s text:c="4"/>while( !this-&gt;empty() ) {</text:p>
      <text:p text:style-name="P87"><text:s text:c="8"/>T elem = this-&gt;pop();</text:p>
      <text:p text:style-name="P87"><text:s text:c="8"/>if( !elem-&gt;empty() ) {</text:p>
      <text:p text:style-name="P87"><text:s text:c="12"/>copy.push(elem);</text:p>
      <text:p text:style-name="P87"><text:s text:c="8"/>}</text:p>
      <text:p text:style-name="P87"><text:s text:c="4"/>}</text:p>
      <text:p text:style-name="P87"/>
      <text:p text:style-name="P87"><text:s text:c="4"/>while( !copy.empty() ) {</text:p>
      <text:p text:style-name="P87"><text:s text:c="8"/>T elem = copy.pop();</text:p>
      <text:p text:style-name="P87"><text:s text:c="8"/>this-&gt;push(elem);</text:p>
      <text:p text:style-name="P87"><text:s text:c="4"/>}</text:p>
      <text:p text:style-name="P87"/>
      <text:p text:style-name="P87"><text:s text:c="4"/>std::cout &lt;&lt; "!!!!!!!!!!!!!!!!!!!!!!!" &lt;&lt; std::endl;</text:p>
      <text:p text:style-name="P87"/>
      <text:p text:style-name="P87">}</text:p>
      <text:p text:style-name="P87"/>
      <text:p text:style-name="P87">template &lt;class T, class TT&gt;</text:p>
      <text:p text:style-name="P87">TStackTop&lt;T, TT&gt;::~TStackTop() {</text:p>
      <text:p text:style-name="P87"><text:s text:c="4"/>while(!this-&gt;empty()) {</text:p>
      <text:p text:style-name="P87"><text:s text:c="8"/>this-&gt;pop();</text:p>
      <text:p text:style-name="P87"><text:s text:c="4"/>}</text:p>
      <text:p text:style-name="P87">}</text:p>
      <text:p text:style-name="P87"/>
      <text:p text:style-name="P87">template &lt;class T, class TT&gt;</text:p>
      <text:p text:style-name="P87">std::ostream&amp; operator&lt;&lt;(std::ostream &amp;os, const TStackTop&lt;T, TT&gt;&amp; stack) {</text:p>
      <text:p text:style-name="P87"><text:s text:c="4"/>std::shared_ptr&lt;TStackItem&lt;T&gt;&gt;item = stack.top;</text:p>
      <text:p text:style-name="P87"><text:s text:c="4"/>os &lt;&lt; "Stack 1st lvl: " &lt;&lt; std::endl;</text:p>
      <text:p text:style-name="P87"/>
      <text:p text:style-name="P87"><text:s text:c="4"/>while(item != nullptr) {</text:p>
      <text:p text:style-name="P87"><text:s text:c="8"/>os &lt;&lt; *item;</text:p>
      <text:p text:style-name="P87"><text:s text:c="8"/>item = item-&gt;GetPrev();</text:p>
      <text:p text:style-name="P87"/>
      <text:p text:style-name="P87"><text:s text:c="4"/>}</text:p>
      <text:p text:style-name="P87"><text:s text:c="4"/>return os;</text:p>
      <text:p text:style-name="P87">}</text:p>
      <text:p text:style-name="P87"/>
      <text:p text:style-name="P87"/>
      <text:p text:style-name="P87">template &lt;class T, class TT&gt;</text:p>
      <text:p text:style-name="P87">TIterator&lt;TStackItem&lt;T&gt;,T&gt; TStackTop&lt;T, TT&gt;::begin()</text:p>
      <text:p text:style-name="P87">{</text:p>
      <text:p text:style-name="P87"><text:s text:c="4"/>return TIterator&lt;TStackItem&lt;T&gt;,T&gt;( top );</text:p>
      <text:p text:style-name="P87"><text:soft-page-break/>}</text:p>
      <text:p text:style-name="P87"/>
      <text:p text:style-name="P87">template &lt;class T, class TT&gt;</text:p>
      <text:p text:style-name="P87">TIterator&lt;TStackItem&lt;T&gt;,T&gt; TStackTop&lt;T, TT&gt;::end()</text:p>
      <text:p text:style-name="P87">{</text:p>
      <text:p text:style-name="P87"><text:s text:c="4"/>return TIterator&lt;TStackItem&lt;T&gt;,T&gt;( nullptr );</text:p>
      <text:p text:style-name="P87">}</text:p>
      <text:p text:style-name="P87"/>
      <text:p text:style-name="P87"/>
      <text:p text:style-name="P87">#include "TStackBottom.h"</text:p>
      <text:p text:style-name="P87"/>
      <text:p text:style-name="P87">template class TStackTop&lt;std::shared_ptr&lt;TStackBottom&lt;std::shared_ptr&lt;Figure&gt;&gt;&gt;, std::shared_ptr&lt;Figure&gt;&gt;;</text:p>
      <text:p text:style-name="P87">template std::ostream&amp; operator&lt;&lt;(std::ostream &amp;os, const TStackTop&lt;std::shared_ptr&lt;TStackBottom&lt;std::shared_ptr&lt;Figure&gt;&gt;&gt;, std::shared_ptr&lt;Figure&gt;&gt;&amp; stack);</text:p>
      <text:p text:style-name="P88"/>
      <text:list xml:id="list125747061674582" text:continue-numbering="true" text:style-name="L32">
        <text:list-item>
          <text:p text:style-name="P165">main.cpp</text:p>
        </text:list-item>
      </text:list>
      <text:p text:style-name="P89">#include &lt;cstdlib&gt;</text:p>
      <text:p text:style-name="P89">#include &lt;iostream&gt;</text:p>
      <text:p text:style-name="P89">#include "figure/Figure.h"</text:p>
      <text:p text:style-name="P89">#include "stack/TStackBottom.h"</text:p>
      <text:p text:style-name="P89">#include "stack/TStackTop.h"</text:p>
      <text:p text:style-name="P89">#include "stack/TRemoveCriteriaAll.h"</text:p>
      <text:p text:style-name="P89">#include "stack/TRemoveCriteriaByValue.h"</text:p>
      <text:p text:style-name="P89">#include "stack/TRemoveCriteriaByType.h"</text:p>
      <text:p text:style-name="P89"/>
      <text:p text:style-name="P89"/>
      <text:p text:style-name="P89"/>
      <text:p text:style-name="P89">int main(int argc, char** argv) {</text:p>
      <text:p text:style-name="P89"/>
      <text:p text:style-name="P89"/>
      <text:p text:style-name="P89"><text:s text:c="4"/>TStackTop&lt;std::shared_ptr&lt;TStackBottom&lt;std::shared_ptr&lt;Figure&gt;&gt;&gt;, std::shared_ptr&lt;Figure&gt;&gt; stackTop;</text:p>
      <text:p text:style-name="P89"/>
      <text:p text:style-name="P89"/>
      <text:p text:style-name="P89"><text:s text:c="4"/>unsigned int action;</text:p>
      <text:p text:style-name="P89"/>
      <text:p text:style-name="P89"><text:s text:c="4"/>while (true) {</text:p>
      <text:p text:style-name="P89"><text:s text:c="8"/>std::cout &lt;&lt; "Menu:" &lt;&lt; std::endl;</text:p>
      <text:p text:style-name="P89"><text:s text:c="8"/>std::cout &lt;&lt; "1) Add figure" &lt;&lt; std::endl;</text:p>
      <text:p text:style-name="P89"><text:s text:c="8"/>std::cout &lt;&lt; "2) Delete figures with square = &lt;x&gt;" &lt;&lt; std::endl;</text:p>
      <text:p text:style-name="P89"><text:s text:c="8"/>std::cout &lt;&lt; "3) Delete figures with type = &lt;y&gt;" &lt;&lt; std::endl;</text:p>
      <text:p text:style-name="P89"><text:s text:c="8"/>std::cout &lt;&lt; "4) Delete all figures" &lt;&lt; std::endl;</text:p>
      <text:p text:style-name="P89"><text:s text:c="8"/>std::cout &lt;&lt; "5) Print" &lt;&lt; std::endl;</text:p>
      <text:p text:style-name="P89"><text:s text:c="8"/>std::cout &lt;&lt; "6) Print size" &lt;&lt; std::endl;</text:p>
      <text:p text:style-name="P89"><text:s text:c="8"/>std::cout &lt;&lt; "0) Quit" &lt;&lt; std::endl;</text:p>
      <text:p text:style-name="P89"><text:s text:c="8"/>std::cin &gt;&gt; action;</text:p>
      <text:p text:style-name="P89"/>
      <text:p text:style-name="P89"><text:s text:c="8"/>if (action == 0) {</text:p>
      <text:p text:style-name="P89"><text:s text:c="12"/>break;</text:p>
      <text:p text:style-name="P89"><text:s text:c="8"/>}</text:p>
      <text:p text:style-name="P89"/>
      <text:p text:style-name="P89"><text:s text:c="8"/>switch (action) {</text:p>
      <text:p text:style-name="P89"><text:s text:c="12"/>case 1: {</text:p>
      <text:p text:style-name="P89"><text:s text:c="16"/>char figure_type;</text:p>
      <text:p text:style-name="P89"><text:s text:c="16"/>std::cout</text:p>
      <text:p text:style-name="P89"><text:s text:c="24"/>&lt;&lt; "Enter figure type: t - trapeze, p - pentagon, r - rhombus: ";</text:p>
      <text:p text:style-name="P89"><text:s text:c="16"/>std::cin &gt;&gt; figure_type;</text:p>
      <text:p text:style-name="P89"><text:s text:c="16"/>std::shared_ptr&lt;Figure&gt; t;</text:p>
      <text:p text:style-name="P89"><text:s text:c="16"/>switch (figure_type) {</text:p>
      <text:p text:style-name="P89"><text:s text:c="20"/>case 't': {</text:p>
      <text:p text:style-name="P89"><text:soft-page-break/><text:s text:c="24"/>t = std::make_shared&lt;Trapeze&gt;(std::cin);</text:p>
      <text:p text:style-name="P89"><text:s text:c="24"/>stackTop.InsertSubitem(t);</text:p>
      <text:p text:style-name="P89"><text:s text:c="24"/>break;</text:p>
      <text:p text:style-name="P89"><text:s text:c="20"/>}</text:p>
      <text:p text:style-name="P89"><text:s text:c="20"/>case 'p': {</text:p>
      <text:p text:style-name="P89"><text:s text:c="24"/>t = std::make_shared&lt;Pentagon&gt;(std::cin);</text:p>
      <text:p text:style-name="P89"><text:s text:c="24"/>stackTop.InsertSubitem(t);</text:p>
      <text:p text:style-name="P89"><text:s text:c="24"/>break;</text:p>
      <text:p text:style-name="P89"><text:s text:c="20"/>}</text:p>
      <text:p text:style-name="P89"><text:s text:c="20"/>case 'r': {</text:p>
      <text:p text:style-name="P89"><text:s text:c="24"/>t = std::make_shared&lt;Rhombus&gt;(std::cin);</text:p>
      <text:p text:style-name="P89"><text:s text:c="24"/>stackTop.InsertSubitem(t);</text:p>
      <text:p text:style-name="P89"><text:s text:c="24"/>break;</text:p>
      <text:p text:style-name="P89"><text:s text:c="20"/>}</text:p>
      <text:p text:style-name="P89"><text:s text:c="20"/>default: {</text:p>
      <text:p text:style-name="P89"><text:s text:c="24"/>std::cout &lt;&lt; "Try more..." &lt;&lt; std::endl;</text:p>
      <text:p text:style-name="P89"><text:s text:c="24"/>break;</text:p>
      <text:p text:style-name="P89"><text:s text:c="20"/>}</text:p>
      <text:p text:style-name="P89"><text:s text:c="16"/>}</text:p>
      <text:p text:style-name="P89"/>
      <text:p text:style-name="P89"><text:s text:c="16"/>break;</text:p>
      <text:p text:style-name="P89"><text:s text:c="12"/>}</text:p>
      <text:p text:style-name="P89"><text:s text:c="12"/>case 2: {</text:p>
      <text:p text:style-name="P89"><text:s text:c="16"/>int square;</text:p>
      <text:p text:style-name="P89"><text:s text:c="16"/>std::cout &lt;&lt; "Enter square:\n";</text:p>
      <text:p text:style-name="P89"><text:s text:c="16"/>std::cin &gt;&gt; square;</text:p>
      <text:p text:style-name="P89"><text:s text:c="16"/>TRemoveCriteriaByValue&lt;std::shared_ptr&lt;Figure&gt;&gt; criteria(square);</text:p>
      <text:p text:style-name="P89"><text:s text:c="16"/>stackTop.RemoveSubitem(&amp;criteria);</text:p>
      <text:p text:style-name="P89"><text:s text:c="16"/>break;</text:p>
      <text:p text:style-name="P89"><text:s text:c="12"/>}</text:p>
      <text:p text:style-name="P89"><text:s text:c="12"/>case 3: {</text:p>
      <text:p text:style-name="P89"><text:s text:c="16"/>char figure_type;</text:p>
      <text:p text:style-name="P89"><text:s text:c="16"/>std::cout</text:p>
      <text:p text:style-name="P89"><text:s text:c="24"/>&lt;&lt; "Enter figure type: t - trapeze, p - pentagon, r - rhombus: ";</text:p>
      <text:p text:style-name="P89"><text:s text:c="16"/>std::cin &gt;&gt; figure_type;</text:p>
      <text:p text:style-name="P89"><text:s text:c="16"/>TRemoveCriteriaByType&lt;std::shared_ptr&lt;Figure&gt;&gt; criteria(figure_type);</text:p>
      <text:p text:style-name="P89"><text:s text:c="16"/>stackTop.RemoveSubitem(&amp;criteria);</text:p>
      <text:p text:style-name="P89"><text:s text:c="16"/>break;</text:p>
      <text:p text:style-name="P89"><text:s text:c="12"/>}</text:p>
      <text:p text:style-name="P89"><text:s text:c="12"/>case 4: {</text:p>
      <text:p text:style-name="P89"><text:s text:c="16"/>TRemoveCriteriaAll&lt;std::shared_ptr&lt;Figure&gt;&gt; criteria;</text:p>
      <text:p text:style-name="P89"><text:s text:c="16"/>stackTop.RemoveSubitem(&amp;criteria);</text:p>
      <text:p text:style-name="P89"><text:s text:c="16"/>break;</text:p>
      <text:p text:style-name="P89"><text:s text:c="12"/>}</text:p>
      <text:p text:style-name="P89"/>
      <text:p text:style-name="P89"><text:s text:c="12"/>case 5: {</text:p>
      <text:p text:style-name="P89"><text:s text:c="16"/>std::cout &lt;&lt; stackTop &lt;&lt; std::endl;</text:p>
      <text:p text:style-name="P89"><text:s text:c="16"/>break;</text:p>
      <text:p text:style-name="P89"><text:s text:c="12"/>}</text:p>
      <text:p text:style-name="P89"/>
      <text:p text:style-name="P89"><text:s text:c="12"/>case 6: {</text:p>
      <text:p text:style-name="P89"><text:s text:c="16"/>size_t size = stackTop.getSize();</text:p>
      <text:p text:style-name="P89"><text:s text:c="16"/>std::cout &lt;&lt; "size: " &lt;&lt; size &lt;&lt; std::endl;</text:p>
      <text:p text:style-name="P89"><text:s text:c="16"/>break;</text:p>
      <text:p text:style-name="P89"><text:s text:c="12"/>}</text:p>
      <text:p text:style-name="P89"><text:s text:c="12"/>default:</text:p>
      <text:p text:style-name="P89"><text:s text:c="16"/>std::cout &lt;&lt; "Invalid action" &lt;&lt; std::endl;</text:p>
      <text:p text:style-name="P89"><text:s text:c="16"/>break;</text:p>
      <text:p text:style-name="P89"><text:s text:c="8"/>}</text:p>
      <text:p text:style-name="P89"><text:s text:c="4"/>}</text:p>
      <text:p text:style-name="P89"/>
      <text:p text:style-name="P89"><text:soft-page-break/><text:s text:c="4"/>return 0;</text:p>
      <text:p text:style-name="P89">}</text:p>
      <text:p text:style-name="P89"/>
      <text:p text:style-name="P88"/>
      <text:p text:style-name="P3"><text:span text:style-name="T14">Выводы</text:span><text:span text:style-name="T15">:</text:span><text:span text:style-name="T16"> </text:span><text:span text:style-name="T18">в данной лабораторной работе я </text:span><text:span text:style-name="T25">закрепил</text:span><text:span text:style-name="T18"> навыки </text:span><text:span text:style-name="T25">работы с памятью </text:span><text:span text:style-name="T18"><text:s/>на языке С++, </text:span><text:span text:style-name="T33">получил навыки соз</text:span><text:span text:style-name="T25">дания </text:span><text:span text:style-name="T27">сложных динамических </text:span><text:span text:style-name="T35">структур</text:span><text:span text:style-name="T19">. </text:span><text:span text:style-name="T33">Создал сложно</text:span><text:span text:style-name="T35">е</text:span><text:span text:style-name="T33"> хранилище данных: </text:span><text:span text:style-name="T35">стек</text:span><text:span text:style-name="T33"> со </text:span><text:span text:style-name="T35">стеками</text:span><text:span text:style-name="T33">, сортируемый по площади, с возможностью удаления по критериям.</text:span></text:p>
      <text:p text:style-name="P8"><text:span text:style-name="T64">Ссылка на код: https://github.com/ArtDu/oop/tree/master/lab_7</text:span></text:p>
      <text:p text:style-name="P106">Московский Авиационный Институт</text:p>
      <text:p text:style-name="P47">(Национальный Исследовательский Университет)</text:p>
      <text:p text:style-name="P55"><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5">Кафедра 806 «Вычислительная математика и программирование»</text:p>
      <text:p text:style-name="P33"/>
      <text:p text:style-name="P63">Объектно-ориентированное программирование</text:p>
      <text:h text:style-name="P133" text:outline-level="1"><text:bookmark-start text:name="__RefHeading___Toc210_859012317111111"/>Лабораторная работа №<text:span text:style-name="T75">8</text:span><text:bookmark-end text:name="__RefHeading___Toc210_859012317111111"/></text:h>
      <text:h text:style-name="P140" text:outline-level="1"/>
      <text:p text:style-name="P74"/>
      <text:p text:style-name="P74"/>
      <text:p text:style-name="P74"/>
      <text:p text:style-name="P74"/>
      <text:p text:style-name="P74"/>
      <text:p text:style-name="P74"/>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Heading_20_2" text:outline-level="2"><text:soft-page-break/>Ц<text:span text:style-name="T75">ель работы</text:span> </text:h>
      <text:p text:style-name="Standard">Целью лабораторной работы является: <text:s/></text:p>
      <text:p text:style-name="Standard">• Знакомство с параллельным программированием в C++. <text:s/></text:p>
      <text:h text:style-name="Heading_20_2" text:outline-level="2">Задание <text:s text:c="2"/></text:h>
      <text:p text:style-name="Standard">Используя структуры данных, разработанные для лабораторной работы No6 (контейнер первого уровня и <text:s/>классы-фигуры) разработать алгоритм быстрой сортировки для класса-контейнера . <text:s text:c="3"/></text:p>
      <text:p text:style-name="Standard">Необходимо разработать два вида алгоритма: <text:s/></text:p>
      <text:p text:style-name="Standard">• Обычный, без параллельных <text:s/>вызовов. <text:s/></text:p>
      <text:p text:style-name="Standard">• С использованием параллельных вызовов. В этом случае, каждый рекурсивный вызов сортировки должен создаваться в отдельном <text:s/>потоке. <text:s text:c="3"/></text:p>
      <text:p text:style-name="Standard">Для создания потоков использовать механизмы: <text:s/></text:p>
      <text:p text:style-name="Standard">• future <text:s/></text:p>
      <text:p text:style-name="Standard">• packaged_task/async <text:s/></text:p>
      <text:p text:style-name="Standard">Для обеспечения потоко-безопасности структур данных использовать: <text:s/></text:p>
      <text:p text:style-name="Standard">• mutex <text:s/></text:p>
      <text:p text:style-name="Standard">• lock_guard </text:p>
      <text:h text:style-name="Heading_20_2" text:outline-level="2">Теория</text:h>
      <text:p text:style-name="Standard"><text:span text:style-name="T1">Параллельные вычисления </text:span>— способ организации компьютерных вычислений, при котором программы разрабатываются как набор взаимодействующих вычислительных процессов, работающих параллельно (одновременно). Термин охватывает совокупность вопросов параллелизма в программировании, а также создание эффективно действующих аппаратных реализаций. Теория параллельных вычислений составляет раздел прикладной теории алгоритмов.</text:p>
      <text:p text:style-name="Standard">Существуют различные способы реализации параллельных вычислений. Например, каждый вычислительный процесс может быть реализован в виде процесса операционной системы, либо же вычислительные процессы могут представлять собой набор потоков выполнения внутри одного процесса ОС. Параллельные программы могут физически исполняться либо последовательно на единственном процессоре — перемежая по очереди шаги выполнения каждого вычислительного процесса, либо параллельно — выделяя каждому вычислительному процессу один или несколько процессоров (находящихся рядом или распределённых в компьютерную сеть).</text:p>
      <text:p text:style-name="Standard"/>
      <text:p text:style-name="Standard"><text:span text:style-name="T2">Быстрая сортировка</text:span> относится к алгоритмам «разделяй и властвуй».</text:p>
      <text:p text:style-name="Standard">Алгоритм состоит из трёх шагов:</text:p>
      <text:list xml:id="list42229682" text:style-name="L33">
        <text:list-item>
          <text:p text:style-name="P98">Выбрать элемент из массива. Назовём его опорным. </text:p>
        </text:list-item>
        <text:list-item>
          <text:p text:style-name="P98"><text:span text:style-name="T5">Разбиение</text:span>: перераспределение элементов в массиве таким образом, что элементы меньше опорного помещаются перед ним, а больше или равные после. </text:p>
        </text:list-item>
        <text:list-item>
          <text:p text:style-name="P98">Рекурсивно применить первые два шага к двум подмассивам слева и справа от опорного элемента. Рекурсия не применяется к массиву, в котором только один или отсутствуют элементы. </text:p>
        </text:list-item>
      </text:list>
      <text:p text:style-name="Standard"/>
      <text:h text:style-name="Heading_20_2" text:outline-level="2">Листинг</text:h>
      <text:list xml:id="list3170744049" text:style-name="L34">
        <text:list-item>
          <text:p text:style-name="P166">TStack.h</text:p>
        </text:list-item>
      </text:list>
      <text:p text:style-name="P90">#ifndef LAB_2_TSTACK_H</text:p>
      <text:p text:style-name="P90">#define LAB_2_TSTACK_H</text:p>
      <text:p text:style-name="P90"/>
      <text:p text:style-name="P90">#include "TStackItem.h"</text:p>
      <text:p text:style-name="P90"><text:soft-page-break/>#include "TIterator.h"</text:p>
      <text:p text:style-name="P90">#include &lt;memory&gt;</text:p>
      <text:p text:style-name="P90">#include &lt;future&gt;</text:p>
      <text:p text:style-name="P90">#include &lt;mutex&gt;</text:p>
      <text:p text:style-name="P90"/>
      <text:p text:style-name="P90"/>
      <text:p text:style-name="P90">template &lt;class T&gt;</text:p>
      <text:p text:style-name="P90">class TStack {</text:p>
      <text:p text:style-name="P90">public:</text:p>
      <text:p text:style-name="P90"><text:s text:c="4"/>TStack();</text:p>
      <text:p text:style-name="P90"><text:s text:c="4"/>//copy constructor</text:p>
      <text:p text:style-name="P90"><text:s text:c="4"/>TStack(const TStack&lt;T&gt;&amp; orig);</text:p>
      <text:p text:style-name="P90"/>
      <text:p text:style-name="P90"><text:s text:c="4"/>//for rvalue</text:p>
      <text:p text:style-name="P90"><text:s text:c="4"/>void push(T &amp;&amp;trap);</text:p>
      <text:p text:style-name="P90"><text:s text:c="4"/>//for lvalue</text:p>
      <text:p text:style-name="P90"><text:s text:c="4"/>void push(T &amp;trap);</text:p>
      <text:p text:style-name="P90"><text:s text:c="4"/>size_t getSize();</text:p>
      <text:p text:style-name="P90"><text:s text:c="4"/>bool empty();</text:p>
      <text:p text:style-name="P90"><text:s text:c="4"/>T pop();</text:p>
      <text:p text:style-name="P90"><text:s text:c="4"/>T pop_last();</text:p>
      <text:p text:style-name="P90"/>
      <text:p text:style-name="P90"/>
      <text:p text:style-name="P90"><text:s text:c="4"/>TIterator&lt;TStackItem&lt;T&gt;,T&gt; begin();</text:p>
      <text:p text:style-name="P90"><text:s text:c="4"/>TIterator&lt;TStackItem&lt;T&gt;,T&gt; end();</text:p>
      <text:p text:style-name="P90"/>
      <text:p text:style-name="P90"><text:s text:c="4"/>void sort();</text:p>
      <text:p text:style-name="P90"><text:s text:c="4"/>void sort_parallel();</text:p>
      <text:p text:style-name="P90"/>
      <text:p text:style-name="P90"><text:s text:c="4"/>template &lt;class A&gt;</text:p>
      <text:p text:style-name="P90"><text:s text:c="4"/>friend std::ostream&amp; operator&lt;&lt;(std::ostream &amp;os, const TStack&lt;A&gt;&amp; stack);</text:p>
      <text:p text:style-name="P90"/>
      <text:p text:style-name="P90"><text:s text:c="4"/>~TStack();</text:p>
      <text:p text:style-name="P90"/>
      <text:p text:style-name="P90">private:</text:p>
      <text:p text:style-name="P90"><text:s text:c="4"/>std::future&lt;void&gt; sort_in_background();</text:p>
      <text:p text:style-name="P90"><text:s text:c="4"/>std::shared_ptr&lt;TStackItem&lt;T&gt;&gt; top;</text:p>
      <text:p text:style-name="P90"><text:s text:c="4"/>size_t size;</text:p>
      <text:p text:style-name="P90"/>
      <text:p text:style-name="P90">};</text:p>
      <text:p text:style-name="P90"/>
      <text:p text:style-name="P90"/>
      <text:p text:style-name="P90">#endif //LAB_2_TSTACK_H</text:p>
      <text:p text:style-name="Preformatted_20_Text"/>
      <text:list xml:id="list125747041207785" text:continue-numbering="true" text:style-name="L34">
        <text:list-item>
          <text:p text:style-name="P166">TStack.cpp</text:p>
        </text:list-item>
      </text:list>
      <text:p text:style-name="P90">#include "TStack.h"</text:p>
      <text:p text:style-name="P90">#include &lt;functional&gt;</text:p>
      <text:p text:style-name="P90"/>
      <text:p text:style-name="P90">template &lt;class T&gt;</text:p>
      <text:p text:style-name="P90">TStack&lt;T&gt;::TStack() : top(nullptr), size(0) {</text:p>
      <text:p text:style-name="P90">}</text:p>
      <text:p text:style-name="P90"/>
      <text:p text:style-name="P90">template &lt;class T&gt;</text:p>
      <text:p text:style-name="P90">void TStack&lt;T&gt;::sort() {</text:p>
      <text:p text:style-name="P90"><text:s text:c="4"/>if (getSize() &gt; 1) {</text:p>
      <text:p text:style-name="P90"><text:s text:c="8"/>T middle = pop();</text:p>
      <text:p text:style-name="P90"><text:s text:c="8"/>TStack&lt;T&gt; left, right;</text:p>
      <text:p text:style-name="P90"/>
      <text:p text:style-name="P90"><text:s text:c="8"/>while (!empty()) {</text:p>
      <text:p text:style-name="P90"><text:s text:c="12"/>T item = pop();</text:p>
      <text:p text:style-name="P90"><text:s text:c="12"/>if (*item &lt; *middle) {</text:p>
      <text:p text:style-name="P90"><text:s text:c="16"/>left.push(item);</text:p>
      <text:p text:style-name="P90"><text:s text:c="12"/>} else {</text:p>
      <text:p text:style-name="P90"><text:soft-page-break/><text:s text:c="16"/>right.push(item);</text:p>
      <text:p text:style-name="P90"><text:s text:c="12"/>}</text:p>
      <text:p text:style-name="P90"><text:s text:c="8"/>}</text:p>
      <text:p text:style-name="P90"/>
      <text:p text:style-name="P90"><text:s text:c="8"/>left.sort();</text:p>
      <text:p text:style-name="P90"><text:s text:c="8"/>right.sort();</text:p>
      <text:p text:style-name="P90"/>
      <text:p text:style-name="P90"><text:s text:c="8"/>while (!left.empty()) push(left.pop_last());</text:p>
      <text:p text:style-name="P90"><text:s text:c="8"/>push(middle);</text:p>
      <text:p text:style-name="P90"><text:s text:c="8"/>while (!right.empty()) push(right.pop_last());</text:p>
      <text:p text:style-name="P90"/>
      <text:p text:style-name="P90"><text:s text:c="4"/>}</text:p>
      <text:p text:style-name="P90">}</text:p>
      <text:p text:style-name="P90"/>
      <text:p text:style-name="P90">template&lt;class T &gt;</text:p>
      <text:p text:style-name="P90">std::future&lt;void&gt; TStack&lt;T&gt;::sort_in_background() {</text:p>
      <text:p text:style-name="P90"><text:s text:c="4"/>/*</text:p>
      <text:p text:style-name="P90"><text:s text:c="4"/>std::packaged_task&lt;void(void) &gt; task(std::bind(std::mem_fn(&amp;TStack&lt;T&gt;::sort_parallel), this));</text:p>
      <text:p text:style-name="P90"><text:s text:c="4"/>std::future&lt;void&gt; res(task.get_future());</text:p>
      <text:p text:style-name="P90"><text:s text:c="4"/>std::thread th(std::move(task));</text:p>
      <text:p text:style-name="P90"><text:s text:c="4"/>th.detach();</text:p>
      <text:p text:style-name="P90"><text:s text:c="4"/>return res;</text:p>
      <text:p text:style-name="P90"><text:s text:c="3"/>*/</text:p>
      <text:p text:style-name="P90"><text:s text:c="4"/>return std::async(std::bind(std::mem_fn(&amp;TStack&lt;T&gt;::sort_parallel), this));</text:p>
      <text:p text:style-name="P90">}</text:p>
      <text:p text:style-name="P90"/>
      <text:p text:style-name="P90">template &lt;class T&gt;</text:p>
      <text:p text:style-name="P90">void TStack&lt;T&gt;::sort_parallel() {</text:p>
      <text:p text:style-name="P90"><text:s text:c="4"/>if (getSize() &gt; 1) {</text:p>
      <text:p text:style-name="P90"><text:s text:c="8"/>T middle = pop_last();</text:p>
      <text:p text:style-name="P90"><text:s text:c="8"/>TStack&lt;T&gt; left, right;</text:p>
      <text:p text:style-name="P90"/>
      <text:p text:style-name="P90"><text:s text:c="8"/>while (!empty()) {</text:p>
      <text:p text:style-name="P90"><text:s text:c="12"/>T item = pop_last();</text:p>
      <text:p text:style-name="P90"><text:s text:c="12"/>if (*item &lt; *middle) {</text:p>
      <text:p text:style-name="P90"><text:s text:c="16"/>left.push(item);</text:p>
      <text:p text:style-name="P90"><text:s text:c="12"/>} else {</text:p>
      <text:p text:style-name="P90"><text:s text:c="16"/>right.push(item);</text:p>
      <text:p text:style-name="P90"><text:s text:c="12"/>}</text:p>
      <text:p text:style-name="P90"><text:s text:c="8"/>}</text:p>
      <text:p text:style-name="P90"/>
      <text:p text:style-name="P90"><text:s text:c="8"/>std::future&lt;void&gt; left_res = left.sort_in_background();</text:p>
      <text:p text:style-name="P90"><text:s text:c="8"/>std::future&lt;void&gt; right_res = right.sort_in_background();</text:p>
      <text:p text:style-name="P90"/>
      <text:p text:style-name="P90"/>
      <text:p text:style-name="P90"><text:s text:c="8"/>left_res.get();</text:p>
      <text:p text:style-name="P90"/>
      <text:p text:style-name="P90"/>
      <text:p text:style-name="P90"><text:s text:c="8"/>while (!left.empty()) push(left.pop_last());</text:p>
      <text:p text:style-name="P90"><text:s text:c="8"/>push(middle);</text:p>
      <text:p text:style-name="P90"/>
      <text:p text:style-name="P90"><text:s text:c="8"/>right_res.get();</text:p>
      <text:p text:style-name="P90"><text:s text:c="8"/>while (!right.empty()) push(right.pop_last());</text:p>
      <text:p text:style-name="P90"/>
      <text:p text:style-name="P90"><text:s text:c="4"/>}</text:p>
      <text:p text:style-name="P90">}</text:p>
      <text:p text:style-name="P90"/>
      <text:p text:style-name="P90"/>
      <text:p text:style-name="P90"/>
      <text:p text:style-name="P90">template &lt;class T&gt;</text:p>
      <text:p text:style-name="P90">TStack&lt;T&gt;::TStack(const TStack&lt;T&gt;&amp; orig) {</text:p>
      <text:p text:style-name="P90"><text:s text:c="4"/>std::shared_ptr&lt;TStackItem&lt;T&gt;&gt; item = orig.top;</text:p>
      <text:p text:style-name="P90"><text:s text:c="4"/>size = orig.size;</text:p>
      <text:p text:style-name="P90"><text:soft-page-break/><text:s text:c="4"/>while(item != nullptr) {</text:p>
      <text:p text:style-name="P90"><text:s text:c="8"/>item = item-&gt;GetPrev();</text:p>
      <text:p text:style-name="P90"><text:s text:c="8"/>this-&gt;push(item-&gt;GetFigure());</text:p>
      <text:p text:style-name="P90"><text:s text:c="4"/>}</text:p>
      <text:p text:style-name="P90"/>
      <text:p text:style-name="P90">}</text:p>
      <text:p text:style-name="P90"/>
      <text:p text:style-name="P90">template &lt;class T&gt;</text:p>
      <text:p text:style-name="P90">size_t TStack&lt;T&gt;::getSize() {</text:p>
      <text:p text:style-name="P90"><text:s text:c="4"/>return this-&gt;size;</text:p>
      <text:p text:style-name="P90">}</text:p>
      <text:p text:style-name="P90"/>
      <text:p text:style-name="P90">template &lt;class T&gt;</text:p>
      <text:p text:style-name="P90">void TStack&lt;T&gt;::push(T &amp;&amp;trap) {</text:p>
      <text:p text:style-name="P90"><text:s text:c="4"/>std::shared_ptr&lt;TStackItem&lt;T&gt;&gt; newItem(new TStackItem&lt;T&gt;(trap));</text:p>
      <text:p text:style-name="P90"><text:s text:c="4"/>newItem-&gt;SetPrev(top);</text:p>
      <text:p text:style-name="P90"><text:s text:c="4"/>top = newItem;</text:p>
      <text:p text:style-name="P90"><text:s text:c="4"/>size++;</text:p>
      <text:p text:style-name="P90">}</text:p>
      <text:p text:style-name="P90"/>
      <text:p text:style-name="P90">template &lt;class T&gt;</text:p>
      <text:p text:style-name="P90">void TStack&lt;T&gt;::push(T &amp;trap) {</text:p>
      <text:p text:style-name="P90"><text:s text:c="4"/>std::shared_ptr&lt;TStackItem&lt;T&gt;&gt; newItem(new TStackItem&lt;T&gt;(trap));</text:p>
      <text:p text:style-name="P90"><text:s text:c="4"/>newItem-&gt;SetPrev(top);</text:p>
      <text:p text:style-name="P90"><text:s text:c="4"/>top = newItem;</text:p>
      <text:p text:style-name="P90"><text:s text:c="4"/>size++;</text:p>
      <text:p text:style-name="P90">}</text:p>
      <text:p text:style-name="P90"/>
      <text:p text:style-name="P90">template &lt;class T&gt;</text:p>
      <text:p text:style-name="P90">bool TStack&lt;T&gt;::empty() {</text:p>
      <text:p text:style-name="P90"><text:s text:c="4"/>return top==nullptr;</text:p>
      <text:p text:style-name="P90">}</text:p>
      <text:p text:style-name="P90"/>
      <text:p text:style-name="P90">template &lt;class T&gt;</text:p>
      <text:p text:style-name="P90">T TStack&lt;T&gt;::pop() {</text:p>
      <text:p text:style-name="P90"><text:s text:c="4"/>T result;</text:p>
      <text:p text:style-name="P90"><text:s text:c="4"/>if (top != nullptr) {</text:p>
      <text:p text:style-name="P90"><text:s text:c="8"/>std::shared_ptr&lt;TStackItem&lt;T&gt;&gt;old_top = top;</text:p>
      <text:p text:style-name="P90"><text:s text:c="8"/>top = top-&gt;GetPrev();</text:p>
      <text:p text:style-name="P90"><text:s text:c="8"/>result = old_top-&gt;GetFigure();</text:p>
      <text:p text:style-name="P90"><text:s text:c="8"/>old_top-&gt;SetPrev(nullptr);</text:p>
      <text:p text:style-name="P90"><text:s text:c="8"/>size--;</text:p>
      <text:p text:style-name="P90"><text:s text:c="4"/>}</text:p>
      <text:p text:style-name="P90"><text:s text:c="4"/>else {</text:p>
      <text:p text:style-name="P90"><text:s text:c="8"/>std::cout &lt;&lt; "Stack isn't have elements" &lt;&lt; std::endl;</text:p>
      <text:p text:style-name="P90"><text:s text:c="4"/>}</text:p>
      <text:p text:style-name="P90"/>
      <text:p text:style-name="P90"><text:s text:c="4"/>return result;</text:p>
      <text:p text:style-name="P90">}</text:p>
      <text:p text:style-name="P90"/>
      <text:p text:style-name="P90">template &lt;class T&gt;</text:p>
      <text:p text:style-name="P90">T TStack&lt;T&gt;::pop_last() {</text:p>
      <text:p text:style-name="P90"><text:s text:c="4"/>T result;</text:p>
      <text:p text:style-name="P90"/>
      <text:p text:style-name="P90"><text:s text:c="4"/>if (top != nullptr) {</text:p>
      <text:p text:style-name="P90"><text:s text:c="8"/>std::shared_ptr&lt;TStackItem &lt; T&gt;&gt; element = top;</text:p>
      <text:p text:style-name="P90"><text:s text:c="8"/>std::shared_ptr&lt;TStackItem &lt; T&gt;&gt; prev = nullptr;</text:p>
      <text:p text:style-name="P90"/>
      <text:p text:style-name="P90"><text:s text:c="8"/>while (element-&gt;GetPrev() != nullptr) {</text:p>
      <text:p text:style-name="P90"><text:s text:c="12"/>prev = element;</text:p>
      <text:p text:style-name="P90"><text:s text:c="12"/>element = element-&gt;GetPrev();</text:p>
      <text:p text:style-name="P90"><text:s text:c="8"/>}</text:p>
      <text:p text:style-name="P90"/>
      <text:p text:style-name="P90"><text:s text:c="8"/>if (prev != nullptr) {</text:p>
      <text:p text:style-name="P90"><text:soft-page-break/><text:s text:c="12"/>prev-&gt;SetPrev(nullptr);</text:p>
      <text:p text:style-name="P90"><text:s text:c="12"/>result = element-&gt;GetFigure();</text:p>
      <text:p text:style-name="P90"/>
      <text:p text:style-name="P90"><text:s text:c="8"/>} else {</text:p>
      <text:p text:style-name="P90"><text:s text:c="12"/>result = element-&gt;GetFigure();</text:p>
      <text:p text:style-name="P90"><text:s text:c="12"/>top = nullptr;</text:p>
      <text:p text:style-name="P90"><text:s text:c="8"/>}</text:p>
      <text:p text:style-name="P90"><text:s text:c="4"/>}</text:p>
      <text:p text:style-name="P90"/>
      <text:p text:style-name="P90"><text:s text:c="4"/>return result;</text:p>
      <text:p text:style-name="P90"/>
      <text:p text:style-name="P90">}</text:p>
      <text:p text:style-name="P90"/>
      <text:p text:style-name="P90">template &lt;class T&gt;</text:p>
      <text:p text:style-name="P90">TStack&lt;T&gt;::~TStack() {</text:p>
      <text:p text:style-name="P90"><text:s text:c="4"/>while(!this-&gt;empty()) {</text:p>
      <text:p text:style-name="P90"><text:s text:c="8"/>this-&gt;pop();</text:p>
      <text:p text:style-name="P90"><text:s text:c="4"/>}</text:p>
      <text:p text:style-name="P90">}</text:p>
      <text:p text:style-name="P90"/>
      <text:p text:style-name="P90">template &lt;class T&gt;</text:p>
      <text:p text:style-name="P90">std::ostream&amp; operator&lt;&lt;(std::ostream &amp;os, const TStack&lt;T&gt;&amp; stack) {</text:p>
      <text:p text:style-name="P90"><text:s text:c="4"/>std::shared_ptr&lt;TStackItem&lt;T&gt;&gt;item = stack.top;</text:p>
      <text:p text:style-name="P90"><text:s text:c="4"/>os &lt;&lt; "Stack: " &lt;&lt; std::endl&lt;&lt; std::endl;</text:p>
      <text:p text:style-name="P90"/>
      <text:p text:style-name="P90"><text:s text:c="4"/>while(item != nullptr) {</text:p>
      <text:p text:style-name="P90"><text:s text:c="8"/>os &lt;&lt; *item;</text:p>
      <text:p text:style-name="P90"><text:s text:c="8"/>item = item-&gt;GetPrev();</text:p>
      <text:p text:style-name="P90"/>
      <text:p text:style-name="P90"><text:s text:c="4"/>}</text:p>
      <text:p text:style-name="P90"><text:s text:c="4"/>return os;</text:p>
      <text:p text:style-name="P90">}</text:p>
      <text:p text:style-name="P90"/>
      <text:p text:style-name="P90"/>
      <text:p text:style-name="P90">template &lt;class T&gt; TIterator&lt;TStackItem&lt;T&gt;,T&gt; TStack&lt;T&gt;::begin()</text:p>
      <text:p text:style-name="P90">{</text:p>
      <text:p text:style-name="P90"><text:s text:c="4"/>return TIterator&lt;TStackItem&lt;T&gt;,T&gt;( top );</text:p>
      <text:p text:style-name="P90">}</text:p>
      <text:p text:style-name="P90"/>
      <text:p text:style-name="P90">template &lt;class T&gt; TIterator&lt;TStackItem&lt;T&gt;,T&gt; TStack&lt;T&gt;::end()</text:p>
      <text:p text:style-name="P90">{</text:p>
      <text:p text:style-name="P90"><text:s text:c="4"/>return TIterator&lt;TStackItem&lt;T&gt;,T&gt;( nullptr );</text:p>
      <text:p text:style-name="P90">}</text:p>
      <text:p text:style-name="P90"/>
      <text:p text:style-name="P90"/>
      <text:p text:style-name="P90"/>
      <text:p text:style-name="P90"/>
      <text:p text:style-name="P90">template class TStack&lt;std::shared_ptr&lt;Figure&gt;&gt;;</text:p>
      <text:p text:style-name="P90">template std::ostream&amp; operator&lt;&lt;(std::ostream &amp;os, const TStack&lt;std::shared_ptr&lt;Figure&gt;&gt;&amp; stack);</text:p>
      <text:p text:style-name="P91"/>
      <text:p text:style-name="Standard"><text:span text:style-name="T14">Выводы</text:span><text:span text:style-name="T15">:</text:span><text:span text:style-name="T16"> </text:span><text:span text:style-name="T18">в данной лабораторной работе я</text:span><text:span text:style-name="T27"> </text:span><text:span text:style-name="T28">получил </text:span><text:span text:style-name="T34">алгоритмы</text:span><text:span text:style-name="T28"> работы с параллельным программированием</text:span><text:span text:style-name="T34"> в C++</text:span><text:span text:style-name="T19">. </text:span><text:span text:style-name="T34">Реализовал</text:span><text:span text:style-name="T28"> алгоритм быстрой сортировки </text:span><text:span text:style-name="T34">и распараллелил его.</text:span></text:p>
      <text:p text:style-name="P9"><text:span text:style-name="T64">Ссылка на код: https://github.com/ArtDu/oop/tree/master/lab_8</text:span></text:p>
      <text:p text:style-name="P26"/>
      <text:p text:style-name="P106">Московский Авиационный Институт</text:p>
      <text:p text:style-name="P47">(Национальный Исследовательский Университет)</text:p>
      <text:p text:style-name="P55"><text:span text:style-name="T59">Факультет и</text:span>нформационны<text:span text:style-name="T59">х</text:span> технологи<text:span text:style-name="T59">й</text:span> и прикладн<text:span text:style-name="T59">ой</text:span> математик<text:span text:style-name="T59">и</text:span></text:p>
      <text:p text:style-name="P55">Кафедра 806 «Вычислительная математика и программирование»</text:p>
      <text:p text:style-name="P33"/>
      <text:p text:style-name="P63">Объектно-ориентированное программирование</text:p>
      <text:h text:style-name="P133" text:outline-level="1"><text:bookmark-start text:name="__RefHeading___Toc210_859012317111112"/>Лабораторная работа №<text:span text:style-name="T76">9</text:span><text:bookmark-end text:name="__RefHeading___Toc210_859012317111112"/></text:h>
      <text:h text:style-name="P140" text:outline-level="1"/>
      <text:p text:style-name="P74"/>
      <text:p text:style-name="P74"/>
      <text:p text:style-name="P74"/>
      <text:p text:style-name="P74"/>
      <text:p text:style-name="P74"/>
      <text:p text:style-name="P74"/>
      <text:p text:style-name="P125"><text:tab/><text:tab/><text:tab/><text:tab/><text:tab/><text:tab/><text:tab/><text:span text:style-name="T60">Студент:<text:tab/><text:tab/></text:span><text:span text:style-name="T61">Дубинин А. О.</text:span></text:p>
      <text:p text:style-name="P124"><text:tab/><text:tab/><text:tab/><text:tab/><text:tab/><text:tab/><text:tab/><text:span text:style-name="T58">Год приёма:<text:tab/>2018</text:span></text:p>
      <text:p text:style-name="P124"><text:tab/><text:tab/><text:tab/><text:tab/><text:tab/><text:tab/><text:tab/><text:span text:style-name="T58">Группа: <text:tab/><text:tab/>М8О-206Б</text:span></text:p>
      <text:p text:style-name="P124"><text:tab/><text:tab/><text:tab/><text:tab/><text:tab/><text:tab/><text:tab/><text:span text:style-name="T58">Преподаватель: <text:tab/>Поповкин А. В.</text:span></text:p>
      <text:p text:style-name="P120"><text:tab/><text:tab/><text:tab/><text:tab/> Вариант: <text:tab/><text:tab/>№<text:span text:style-name="T77">36</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text:span text:style-name="T60">Москва, 201</text:span><text:span text:style-name="T77">8</text:span></text:p>
      <text:h text:style-name="Heading_20_2" text:outline-level="2"><text:soft-page-break/>Ц<text:span text:style-name="T75">ель работы</text:span> <text:s/></text:h>
      <text:p text:style-name="Standard">Целью лабораторной работы является: <text:s/></text:p>
      <text:p text:style-name="Standard">• Знакомство с лямбда-выражениями</text:p>
      <text:p text:style-name="Standard"><text:s text:c="3"/></text:p>
      <text:h text:style-name="Heading_20_2" text:outline-level="2"><text:s/>Задание <text:s text:c="3"/></text:h>
      <text:p text:style-name="Standard">Используя структуры данных, разработанные для лабораторной работы <text:span text:style-name="T75">№</text:span>6 (контейнер первого уровня и <text:s/>классы-фигуры) необходимо разработать: <text:s/></text:p>
      <text:p text:style-name="Standard">• Контейнер второго уровня с использованием шаблонов. <text:s/></text:p>
      <text:p text:style-name="Standard">• Реализовать с помощью лямбда-выражений набор команд, совершающих операции над <text:s/>конте<text:span text:style-name="T75">й</text:span>н<text:span text:style-name="T75">е</text:span>ром 1-го уровня: <text:s/></text:p>
      <text:p text:style-name="P37">• Генерация фигур со случайным значением параметров; <text:s/></text:p>
      <text:p text:style-name="P37">• Печать контейнера на экран; <text:s/></text:p>
      <text:p text:style-name="P37">• Удаление элементов со значением площади меньше определенного числа; <text:s/></text:p>
      <text:p text:style-name="Standard">• В конте<text:span text:style-name="T75">й</text:span>нер второго уровня поместить цепочку команд. <text:s/></text:p>
      <text:p text:style-name="Standard">• Реализовать цикл, который проходит по всем командам в контенере второго уровня и выполняет <text:s/>их, применяя к контейнеру первого уровня. <text:s/></text:p>
      <text:p text:style-name="Standard"><text:s text:c="3"/></text:p>
      <text:p text:style-name="Standard">Для создания потоков использовать механизмы: <text:s/></text:p>
      <text:p text:style-name="Standard">• future <text:s/></text:p>
      <text:p text:style-name="Standard">• packaged_task/async <text:s/></text:p>
      <text:p text:style-name="Standard"/>
      <text:p text:style-name="Standard">Для обеспечения потоко-безопасности структур данных использовать: <text:s/></text:p>
      <text:p text:style-name="Standard">• mutex <text:s/></text:p>
      <text:p text:style-name="Standard">• lock_guard</text:p>
      <text:h text:style-name="Heading_20_2" text:outline-level="2">Теория:</text:h>
      <text:p text:style-name="Standard"><text:span text:style-name="T1">Лямбда-выражение</text:span> в программировании — специальный синтаксис для определения функциональных объектов, заимствованный из λ-исчисления. Применяется как правило для объявления анонимных функций по месту их использования, и обычно допускает замыкание на лексический контекст, в котором это выражение использовано. Используя лямбда-выражения, можно объявлять функции в любом месте кода.<text:tab/></text:p>
      <text:h text:style-name="Heading_20_2" text:outline-level="2">Листинг</text:h>
      <text:list xml:id="list3818021402" text:style-name="L35">
        <text:list-item>
          <text:p text:style-name="P167">main.c</text:p>
        </text:list-item>
      </text:list>
      <text:p text:style-name="P92">#include &lt;cstdlib&gt;</text:p>
      <text:p text:style-name="P92">#include &lt;iostream&gt;</text:p>
      <text:p text:style-name="P92">#include &lt;future&gt;</text:p>
      <text:p text:style-name="P92">#include &lt;functional&gt;</text:p>
      <text:p text:style-name="P92">#include &lt;random&gt;</text:p>
      <text:p text:style-name="P92">#include &lt;thread&gt;</text:p>
      <text:p text:style-name="P92">#include &lt;ctime&gt;</text:p>
      <text:p text:style-name="P92">#include "figure/Figure.h"</text:p>
      <text:p text:style-name="P92">#include "stack/TStack.h"</text:p>
      <text:p text:style-name="P92"/>
      <text:p text:style-name="P92"/>
      <text:p text:style-name="P92">int main(int argc, char** argv) {</text:p>
      <text:p text:style-name="P92"/>
      <text:p text:style-name="P92"/>
      <text:p text:style-name="P92"><text:s text:c="4"/>srand(time(NULL));</text:p>
      <text:p text:style-name="P92"/>
      <text:p text:style-name="P92"><text:s text:c="4"/>TStack&lt;std::shared_ptr&lt;Figure&gt;&gt; stack;</text:p>
      <text:p text:style-name="P92"><text:s text:c="4"/>typedef std::function&lt;void (void) &gt; command;</text:p>
      <text:p text:style-name="P92"><text:soft-page-break/><text:s text:c="4"/>TStack &lt;std::shared_ptr&lt;command&gt;&gt; stack_cmd;</text:p>
      <text:p text:style-name="P92"/>
      <text:p text:style-name="P92"/>
      <text:p text:style-name="P92"><text:s text:c="4"/>command cmd_insert = [&amp;]() {</text:p>
      <text:p text:style-name="P92"><text:s text:c="8"/>std::cout &lt;&lt; "Command: Insert figure with random sides" &lt;&lt; std::endl;</text:p>
      <text:p text:style-name="P92"/>
      <text:p text:style-name="P92"><text:s text:c="8"/>int fst_value = (rand() %1000) + 1;</text:p>
      <text:p text:style-name="P92"><text:s text:c="8"/>int snd_value = (rand() %1000) + 1;</text:p>
      <text:p text:style-name="P92"><text:s text:c="8"/>int trd_value = (rand() %1000) + 1;</text:p>
      <text:p text:style-name="P92"><text:s text:c="8"/>std::shared_ptr&lt;Figure&gt; t;</text:p>
      <text:p text:style-name="P92"><text:s text:c="8"/>int action = (rand() %3) + 1;</text:p>
      <text:p text:style-name="P92"><text:s text:c="8"/>switch (action) {</text:p>
      <text:p text:style-name="P92"><text:s text:c="12"/>case 1:</text:p>
      <text:p text:style-name="P92"><text:s text:c="16"/>t = std::make_shared&lt;Pentagon&gt;(fst_value, snd_value);</text:p>
      <text:p text:style-name="P92"><text:s text:c="16"/>break;</text:p>
      <text:p text:style-name="P92"><text:s text:c="12"/>case 2:</text:p>
      <text:p text:style-name="P92"><text:s text:c="16"/>t = std::make_shared&lt;Rhombus&gt;(fst_value, snd_value);</text:p>
      <text:p text:style-name="P92"><text:s text:c="16"/>break;</text:p>
      <text:p text:style-name="P92"><text:s text:c="12"/>case 3:</text:p>
      <text:p text:style-name="P92"><text:s text:c="16"/>t = std::make_shared&lt;Trapeze&gt;(fst_value, snd_value, trd_value);</text:p>
      <text:p text:style-name="P92"><text:s text:c="16"/>break;</text:p>
      <text:p text:style-name="P92"><text:s text:c="8"/>}</text:p>
      <text:p text:style-name="P92"/>
      <text:p text:style-name="P92"><text:s text:c="8"/>stack.push(t);</text:p>
      <text:p text:style-name="P92"><text:s text:c="4"/>};</text:p>
      <text:p text:style-name="P92"/>
      <text:p text:style-name="P92"><text:s text:c="4"/>command cmd_print = [&amp;]() {</text:p>
      <text:p text:style-name="P92"><text:s text:c="8"/>std::cout &lt;&lt; "Command: Print stack" &lt;&lt; std::endl;</text:p>
      <text:p text:style-name="P92"><text:s text:c="8"/>std::cout &lt;&lt; stack;</text:p>
      <text:p text:style-name="P92"><text:s text:c="4"/>};</text:p>
      <text:p text:style-name="P92"/>
      <text:p text:style-name="P92"><text:s text:c="4"/>command cmd_delete = [&amp;]() {</text:p>
      <text:p text:style-name="P92"><text:s text:c="8"/>int number;</text:p>
      <text:p text:style-name="P92"><text:s text:c="8"/>std::cout &lt;&lt; "Enter the number(delete lambda)"&lt;&lt;std::endl;</text:p>
      <text:p text:style-name="P92"><text:s text:c="8"/>std::cin &gt;&gt; number;</text:p>
      <text:p text:style-name="P92"><text:s text:c="8"/>TStack&lt;std::shared_ptr&lt;Figure&gt;&gt; tmp;</text:p>
      <text:p text:style-name="P92"><text:s text:c="8"/>while(!stack.empty()) {</text:p>
      <text:p text:style-name="P92"><text:s text:c="12"/>auto figure = stack.pop();</text:p>
      <text:p text:style-name="P92"><text:s text:c="12"/>if(figure-&gt;Square() &gt;= number) {</text:p>
      <text:p text:style-name="P92"><text:s text:c="16"/>tmp.push(figure);</text:p>
      <text:p text:style-name="P92"><text:s text:c="12"/>}</text:p>
      <text:p text:style-name="P92"><text:s text:c="8"/>}</text:p>
      <text:p text:style-name="P92"><text:s text:c="8"/>while (!tmp.empty()) {</text:p>
      <text:p text:style-name="P92"><text:s text:c="12"/>auto figure = tmp.pop();</text:p>
      <text:p text:style-name="P92"><text:s text:c="12"/>stack.push(figure);</text:p>
      <text:p text:style-name="P92"><text:s text:c="8"/>}</text:p>
      <text:p text:style-name="P92"><text:s text:c="4"/>};</text:p>
      <text:p text:style-name="P92"/>
      <text:p text:style-name="P92"><text:s text:c="4"/>unsigned int action;</text:p>
      <text:p text:style-name="P92"/>
      <text:p text:style-name="P92"><text:s text:c="4"/>while (true) {</text:p>
      <text:p text:style-name="P92"><text:s text:c="8"/>std::cout &lt;&lt; "Menu:" &lt;&lt; std::endl;</text:p>
      <text:p text:style-name="P92"><text:s text:c="8"/>std::cout &lt;&lt; "1) Add command generate" &lt;&lt; std::endl;</text:p>
      <text:p text:style-name="P92"><text:s text:c="8"/>std::cout &lt;&lt; "2) Add command print" &lt;&lt; std::endl;</text:p>
      <text:p text:style-name="P92"><text:s text:c="8"/>std::cout &lt;&lt; "3) Add command delete" &lt;&lt; std::endl;</text:p>
      <text:p text:style-name="P92"><text:s text:c="8"/>std::cout &lt;&lt; "4) Add command execute" &lt;&lt; std::endl;</text:p>
      <text:p text:style-name="P92"><text:s text:c="8"/>std::cout &lt;&lt; "5) Print" &lt;&lt; std::endl;</text:p>
      <text:p text:style-name="P92"><text:s text:c="8"/>std::cout &lt;&lt; "0) Quit" &lt;&lt; std::endl;</text:p>
      <text:p text:style-name="P92"><text:s text:c="8"/>std::cin &gt;&gt; action;</text:p>
      <text:p text:style-name="P92"/>
      <text:p text:style-name="P92"><text:s text:c="8"/>if (action == 0) {</text:p>
      <text:p text:style-name="P92"><text:s text:c="12"/>break;</text:p>
      <text:p text:style-name="P92"><text:s text:c="8"/>}</text:p>
      <text:p text:style-name="P92"/>
      <text:p text:style-name="P92"><text:soft-page-break/><text:s text:c="8"/>switch (action) {</text:p>
      <text:p text:style-name="P92"><text:s text:c="12"/>case 1: {</text:p>
      <text:p text:style-name="P92"/>
      <text:p text:style-name="P92"><text:s text:c="16"/>stack_cmd.push(std::shared_ptr&lt;command&gt; (&amp;cmd_insert, [](command*) {</text:p>
      <text:p text:style-name="P92"><text:s text:c="16"/>}));</text:p>
      <text:p text:style-name="P92"/>
      <text:p text:style-name="P92"><text:s text:c="16"/>break;</text:p>
      <text:p text:style-name="P92"><text:s text:c="12"/>}</text:p>
      <text:p text:style-name="P92"><text:s text:c="12"/>case 2: {</text:p>
      <text:p text:style-name="P92"><text:s text:c="16"/>stack_cmd.push(std::shared_ptr&lt;command&gt; (&amp;cmd_print, [](command*) {</text:p>
      <text:p text:style-name="P92"><text:s text:c="16"/>}));</text:p>
      <text:p text:style-name="P92"><text:s text:c="16"/>break;</text:p>
      <text:p text:style-name="P92"><text:s text:c="12"/>}</text:p>
      <text:p text:style-name="P92"/>
      <text:p text:style-name="P92"><text:s text:c="12"/>case 3: {</text:p>
      <text:p text:style-name="P92"><text:s text:c="16"/>stack_cmd.push(std::shared_ptr&lt;command&gt; (&amp;cmd_delete, [](command*) {</text:p>
      <text:p text:style-name="P92"><text:s text:c="16"/>}));</text:p>
      <text:p text:style-name="P92"><text:s text:c="16"/>break;</text:p>
      <text:p text:style-name="P92"><text:s text:c="12"/>}</text:p>
      <text:p text:style-name="P92"/>
      <text:p text:style-name="P92"><text:s text:c="12"/>case 4: {</text:p>
      <text:p text:style-name="P92"><text:s text:c="16"/>while (!stack_cmd.empty()) {</text:p>
      <text:p text:style-name="P92"><text:s text:c="20"/>std::shared_ptr&lt;command&gt; cmd = stack_cmd.pop();</text:p>
      <text:p text:style-name="P92"><text:s text:c="20"/>std::future&lt;void&gt; ft = std::async(*cmd);</text:p>
      <text:p text:style-name="P92"><text:s text:c="20"/>ft.get();</text:p>
      <text:p text:style-name="P92"><text:s text:c="16"/>}</text:p>
      <text:p text:style-name="P92"><text:s text:c="16"/>break;</text:p>
      <text:p text:style-name="P92"><text:s text:c="12"/>}</text:p>
      <text:p text:style-name="P92"><text:s text:c="12"/>case 5: {</text:p>
      <text:p text:style-name="P92"><text:s text:c="16"/>for(auto i : stack)</text:p>
      <text:p text:style-name="P92"><text:s text:c="20"/>std::cout &lt;&lt; *i &lt;&lt; std::endl;</text:p>
      <text:p text:style-name="P92"><text:s text:c="16"/>break;</text:p>
      <text:p text:style-name="P92"><text:s text:c="12"/>}</text:p>
      <text:p text:style-name="P92"><text:s text:c="12"/>default:</text:p>
      <text:p text:style-name="P92"><text:s text:c="16"/>std::cout &lt;&lt; "Invalid action" &lt;&lt; std::endl;</text:p>
      <text:p text:style-name="P92"><text:s text:c="16"/>break;</text:p>
      <text:p text:style-name="P92"><text:s text:c="8"/>}</text:p>
      <text:p text:style-name="P92"><text:s text:c="4"/>}</text:p>
      <text:p text:style-name="P92"/>
      <text:p text:style-name="P92"/>
      <text:p text:style-name="P92"><text:s text:c="4"/>return 0;</text:p>
      <text:p text:style-name="P92">}</text:p>
      <text:p text:style-name="P92"/>
      <text:p text:style-name="P93"/>
      <text:p text:style-name="P93"/>
      <text:p text:style-name="Text_20_body"><text:span text:style-name="T11">Выводы</text:span><text:span text:style-name="T12">:</text:span><text:span text:style-name="T17"> </text:span><text:span text:style-name="T36">в данной лабораторной работе я</text:span><text:span text:style-name="T37"> </text:span><text:span text:style-name="T38">получил навыки работы с </text:span><text:span text:style-name="T39">лямбда-выражениями</text:span><text:span text:style-name="T40">. </text:span><text:span text:style-name="T41">Добавил </text:span><text:span text:style-name="T39">с помощью лямбда-выражений команды, выполняющие операции с контейнером 1-го уровня</text:span><text:span text:style-name="T42">: заполнение его случайно сгенерированными фигурами, вывод контейнера на экран, удаление элементов с площадью меньше заданной.</text:span></text:p>
      <text:p text:style-name="P118"/>
      <text:p text:style-name="P10"><text:span text:style-name="T64">Ссылка на код: https://github.com/ArtDu/oop/tree/master/lab_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text-indent="1.067cm" style:auto-text-indent="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cm" fo:margin-right="0cm" fo:margin-top="0cm" fo:margin-bottom="0cm" loext:contextual-spacing="false" fo:text-indent="0cm" style:auto-text-indent="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9:56:40.030646113</meta:creation-date>
    <meta:generator>LibreOffice/6.0.6.2$Linux_X86_64 LibreOffice_project/00m0$Build-2</meta:generator>
    <dc:date>2018-12-07T12:57:44.379956567</dc:date>
    <meta:editing-duration>PT4H53M51S</meta:editing-duration>
    <meta:editing-cycles>112</meta:editing-cycles>
    <meta:document-statistic meta:table-count="0" meta:image-count="0" meta:object-count="0" meta:page-count="61" meta:paragraph-count="2071" meta:word-count="7962" meta:character-count="72088" meta:non-whitespace-character-count="57344"/>
  </office:meta>
</office:document-meta>
</file>